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</office:font-face-decls>
  <office:automatic-styles>
    <style:style style:name="ce1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7" style:family="table-cell" style:parent-style-name="Default" style:data-style-name="N0">
      <style:table-cell-properties style:vertical-align="automatic" fo:background-color="transparent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8" style:family="table-cell" style:parent-style-name="Default" style:data-style-name="N3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9" style:family="table-cell" style:parent-style-name="Default" style:data-style-name="N3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0" style:family="table-cell" style:parent-style-name="Default" style:data-style-name="N3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1" style:family="table-cell" style:parent-style-name="Default" style:data-style-name="N3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2" style:family="table-cell" style:parent-style-name="Default" style:data-style-name="N57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3" style:family="table-cell" style:parent-style-name="Default" style:data-style-name="N57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4" style:family="table-cell" style:parent-style-name="Default" style:data-style-name="N57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8" style:family="table-cell" style:parent-style-name="Default" style:data-style-name="N57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9" style:family="table-cell" style:parent-style-name="Default" style:data-style-name="N57">
      <style:table-cell-properties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0" style:family="table-cell" style:parent-style-name="Default" style:data-style-name="N57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1" style:family="table-cell" style:parent-style-name="Default" style:data-style-name="N57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2" style:family="table-cell" style:parent-style-name="Default" style:data-style-name="N57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3" style:family="table-cell" style:parent-style-name="Default" style:data-style-name="N57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4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25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26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7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0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31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32" style:family="table-cell" style:parent-style-name="Default" style:data-style-name="N0">
      <style:table-cell-properties style:vertical-align="automatic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5pt" style:font-size-asian="5pt" style:font-size-complex="5pt" style:font-family-generic="swiss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6" style:family="table-cell" style:parent-style-name="Default" style:data-style-name="N3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7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0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3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8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5pt" style:font-size-asian="5pt" style:font-size-complex="5pt" style:font-family-generic="swiss"/>
    </style:style>
    <style:style style:name="ce50" style:family="table-cell" style:parent-style-name="Default" style:data-style-name="N3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1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2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3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5pt" style:font-size-asian="5pt" style:font-size-complex="5pt" style:font-family-generic="swiss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5pt" style:font-size-asian="5pt" style:font-size-complex="5pt" style:font-family-generic="swiss"/>
    </style:style>
    <style:style style:name="ce5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7" style:family="table-cell" style:parent-style-name="Default" style:data-style-name="N3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5pt" style:font-size-asian="5pt" style:font-size-complex="5pt" style:font-family-generic="swiss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60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62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6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5pt" style:font-size-asian="5pt" style:font-size-complex="5pt" style:font-family-generic="swis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83645833333333cm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.9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12.9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draw:fill="none" draw:stroke="solid" svg:stroke-width="0.01042in" svg:stroke-color="#000000" svg:stroke-opacity="100%" draw:stroke-linejoin="round"/>
    </style:style>
    <style:style style:family="graphic" style:name="a0">
      <style:graphic-properties draw:fill="none" draw:stroke="solid" svg:stroke-width="0.01042in" svg:stroke-color="#000000" svg:stroke-opacity="100%" draw:stroke-linejoin="round"/>
    </style:style>
    <style:style style:family="graphic" style:name="a1">
      <style:graphic-properties draw:fill="none" draw:stroke="solid" svg:stroke-width="0.01042in" svg:stroke-color="#000000" svg:stroke-opacity="100%" draw:stroke-linejoin="round"/>
    </style:style>
    <style:style style:family="graphic" style:name="a2">
      <style:graphic-properties draw:fill="none" draw:stroke="solid" svg:stroke-width="0.01042in" svg:stroke-color="#000000" svg:stroke-opacity="100%" draw:stroke-linejoin="round"/>
    </style:style>
    <style:style style:family="graphic" style:name="a3">
      <style:graphic-properties draw:fill="none" draw:stroke="solid" svg:stroke-width="0.01042in" svg:stroke-color="#000000" svg:stroke-opacity="100%" draw:stroke-linejoin="round"/>
    </style:style>
    <style:style style:family="graphic" style:name="a4">
      <style:graphic-properties draw:fill="none" draw:stroke="solid" svg:stroke-width="0.01042in" svg:stroke-color="#000000" svg:stroke-opacity="100%" draw:stroke-linejoin="round"/>
    </style:style>
    <style:style style:family="graphic" style:name="a5">
      <style:graphic-properties draw:fill="none" draw:stroke="solid" svg:stroke-width="0.01042in" svg:stroke-color="#000000" svg:stroke-opacity="100%" draw:stroke-linejoin="round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國家別製品別水產貿易量值0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44">
            <text:p>8‧水產貿易量值 <text:s/>(2)出口</text:p>
          </table:table-cell>
          <table:covered-table-cell table:number-columns-repeated="2"/>
          <table:table-cell table:number-columns-repeated="4" table:style-name="ce31"/>
          <table:table-cell office:value-type="string" table:number-columns-spanned="6" table:number-rows-spanned="1" table:style-name="ce44">
            <text:p>8‧THE TRADE OF FISHERY PRODUCTS (2)EXPORT</text:p>
          </table:table-cell>
          <table:covered-table-cell table:number-columns-repeated="5"/>
          <table:table-cell table:number-columns-repeated="16371" table:style-name="ce31"/>
        </table:table-row>
        <table:table-row table:style-name="ro2">
          <table:table-cell table:style-name="ce31"/>
          <table:table-cell office:value-type="string" table:style-name="ce32">
            <text:p>(2.4)歷年國家別製品別貿易量值 (總計價值前20名)</text:p>
          </table:table-cell>
          <table:table-cell table:number-columns-repeated="5" table:style-name="ce31"/>
          <table:table-cell office:value-type="string" table:style-name="ce5">
            <text:p><text:s text:c="5"/>(2.4)By country and by product since 2004 (Value of Top 20)</text:p>
          </table:table-cell>
          <table:table-cell table:number-columns-repeated="4" table:style-name="ce31"/>
          <table:table-cell table:style-name="ce28"/>
          <table:table-cell table:style-name="ce7"/>
          <table:table-cell table:number-columns-repeated="16370" table:style-name="ce3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number-columns-spanned="2" table:number-rows-spanned="1" table:style-name="ce46">
            <text:p>總計</text:p>
          </table:table-cell>
          <table:covered-table-cell/>
          <table:table-cell table:style-name="ce1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"/>
          <table:table-cell office:value-type="string" table:number-columns-spanned="2" table:number-rows-spanned="1" table:style-name="ce46">
            <text:p>TOTAL</text:p>
          </table:table-cell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29">
            <text:p>US $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59">
            <text:p>製品別</text:p>
            <draw:custom-shape svg:x="0in" svg:y="0in" svg:width="2.30208in" svg:height="0.70833in" draw:z-index="1" draw:id="id0" draw:style-name="a0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42">
            <text:p>總計</text:p>
          </table:table-cell>
          <table:covered-table-cell/>
          <table:table-cell office:value-type="string" table:number-columns-spanned="2" table:number-rows-spanned="1" table:style-name="ce42">
            <text:p>食用品合計</text:p>
          </table:table-cell>
          <table:covered-table-cell/>
          <table:table-cell office:value-type="string" table:number-columns-spanned="2" table:number-rows-spanned="1" table:style-name="ce35">
            <text:p>活</text:p>
          </table:table-cell>
          <table:covered-table-cell/>
          <table:table-cell office:value-type="string" table:number-columns-spanned="2" table:number-rows-spanned="1" table:style-name="ce35">
            <text:p>生鮮或冷藏</text:p>
          </table:table-cell>
          <table:covered-table-cell/>
          <table:table-cell office:value-type="string" table:number-columns-spanned="2" table:number-rows-spanned="1" table:style-name="ce35">
            <text:p>冷凍</text:p>
          </table:table-cell>
          <table:covered-table-cell/>
          <table:table-cell office:value-type="string" table:number-columns-spanned="2" table:number-rows-spanned="1" table:style-name="ce35">
            <text:p>乾製品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62">
            <text:p>Product</text:p>
          </table:table-cell>
          <table:covered-table-cell/>
          <table:table-cell office:value-type="string" table:number-columns-spanned="2" table:number-rows-spanned="1" table:style-name="ce58">
            <text:p>TOTAL</text:p>
          </table:table-cell>
          <table:covered-table-cell/>
          <table:table-cell office:value-type="string" table:number-columns-spanned="2" table:number-rows-spanned="1" table:style-name="ce58">
            <text:p>TOTAL OF EDIBLE</text:p>
          </table:table-cell>
          <table:covered-table-cell/>
          <table:table-cell office:value-type="string" table:number-columns-spanned="2" table:number-rows-spanned="1" table:style-name="ce58">
            <text:p>LIVE</text:p>
          </table:table-cell>
          <table:covered-table-cell/>
          <table:table-cell office:value-type="string" table:number-columns-spanned="2" table:number-rows-spanned="1" table:style-name="ce58">
            <text:p>FRESH OR CHILLED</text:p>
          </table:table-cell>
          <table:covered-table-cell/>
          <table:table-cell office:value-type="string" table:number-columns-spanned="2" table:number-rows-spanned="1" table:style-name="ce58">
            <text:p>FROZEN</text:p>
          </table:table-cell>
          <table:covered-table-cell/>
          <table:table-cell office:value-type="string" table:number-columns-spanned="2" table:number-rows-spanned="1" table:style-name="ce58">
            <text:p>DRIED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60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61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26">
            <text:p>民國九十五年</text:p>
          </table:table-cell>
          <table:table-cell office:value-type="float" office:value="2006" table:style-name="ce9">
            <text:p>2006</text:p>
          </table:table-cell>
          <table:table-cell office:value-type="float" office:value="637430286" table:formula="of:=  IF(SUM([.E9];['國家別製品別水產貿易量值2(續)'.G9])=0;&quot;-&quot;;SUM([.E9];['國家別製品別水產貿易量值2(續)'.G9]))" table:style-name="ce12">
            <text:p>637,430,286<text:s/></text:p>
          </table:table-cell>
          <table:table-cell office:value-type="float" office:value="1246321.5261299999" table:formula="of:=  IF(SUM([.F9];['國家別製品別水產貿易量值2(續)'.H9])=0;&quot;-&quot;;SUM([.F9];['國家別製品別水產貿易量值2(續)'.H9]))" table:style-name="ce12">
            <text:p>1,246,322<text:s/></text:p>
          </table:table-cell>
          <table:table-cell office:value-type="float" office:value="612037382" table:formula="of:=  IF(SUM([.G9];[.I9];[.K9];[.M9];['國家別製品別水產貿易量值1(續)'.C9];['國家別製品別水產貿易量值1(續)'.E9];['國家別製品別水產貿易量值1(續)'.G9];['國家別製品別水產貿易量值1(續)'.I9];['國家別製品別水產貿易量值1(續)'.K9];['國家別製品別水產貿易量值1(續)'.M9];['國家別製品別水產貿易量值2(續)'.C9];['國家別製品別水產貿易量值2(續)'.E9])=0;&quot;-&quot;;SUM([.G9];[.I9];[.K9];[.M9];['國家別製品別水產貿易量值1(續)'.C9];['國家別製品別水產貿易量值1(續)'.E9];['國家別製品別水產貿易量值1(續)'.G9];['國家別製品別水產貿易量值1(續)'.I9];['國家別製品別水產貿易量值1(續)'.K9];['國家別製品別水產貿易量值1(續)'.M9];['國家別製品別水產貿易量值2(續)'.C9];['國家別製品別水產貿易量值2(續)'.E9]))" table:style-name="ce12">
            <text:p>612,037,382<text:s/></text:p>
          </table:table-cell>
          <table:table-cell office:value-type="float" office:value="1187367.92967" table:formula="of:=  IF(SUM([.H9];[.J9];[.L9];[.N9];['國家別製品別水產貿易量值1(續)'.D9];['國家別製品別水產貿易量值1(續)'.F9];['國家別製品別水產貿易量值1(續)'.H9];['國家別製品別水產貿易量值1(續)'.J9];['國家別製品別水產貿易量值1(續)'.L9];['國家別製品別水產貿易量值1(續)'.N9];['國家別製品別水產貿易量值2(續)'.D9];['國家別製品別水產貿易量值2(續)'.F9])=0;&quot;-&quot;;SUM([.H9];[.J9];[.L9];[.N9];['國家別製品別水產貿易量值1(續)'.D9];['國家別製品別水產貿易量值1(續)'.F9];['國家別製品別水產貿易量值1(續)'.H9];['國家別製品別水產貿易量值1(續)'.J9];['國家別製品別水產貿易量值1(續)'.L9];['國家別製品別水產貿易量值1(續)'.N9];['國家別製品別水產貿易量值2(續)'.D9];['國家別製品別水產貿易量值2(續)'.F9]))" table:style-name="ce12">
            <text:p>1,187,368<text:s/></text:p>
          </table:table-cell>
          <table:table-cell office:value-type="float" office:value="9483991" table:style-name="ce12">
            <text:p>9,483,991<text:s/></text:p>
          </table:table-cell>
          <table:table-cell office:value-type="float" office:value="106958.43304" table:style-name="ce12">
            <text:p>106,958<text:s/></text:p>
          </table:table-cell>
          <table:table-cell office:value-type="float" office:value="4114026" table:style-name="ce12">
            <text:p>4,114,026<text:s/></text:p>
          </table:table-cell>
          <table:table-cell office:value-type="float" office:value="14676.50448" table:style-name="ce12">
            <text:p>14,677<text:s/></text:p>
          </table:table-cell>
          <table:table-cell office:value-type="float" office:value="586259496" table:style-name="ce12">
            <text:p>586,259,496<text:s/></text:p>
          </table:table-cell>
          <table:table-cell office:value-type="float" office:value="990590.55610000005" table:style-name="ce12">
            <text:p>990,591<text:s/></text:p>
          </table:table-cell>
          <table:table-cell office:value-type="float" office:value="1353013" table:style-name="ce12">
            <text:p>1,353,013<text:s/></text:p>
          </table:table-cell>
          <table:table-cell office:value-type="float" office:value="14675.283069999999" table:style-name="ce12">
            <text:p>14,675<text:s/></text:p>
          </table:table-cell>
          <table:table-cell table:number-columns-repeated="16370"/>
        </table:table-row>
        <table:table-row table:style-name="ro4">
          <table:table-cell office:value-type="string" table:style-name="ce26">
            <text:p>民國九十六年</text:p>
          </table:table-cell>
          <table:table-cell office:value-type="float" office:value="2007" table:style-name="ce9">
            <text:p>2007</text:p>
          </table:table-cell>
          <table:table-cell office:value-type="float" office:value="673956644" table:formula="of:=  IF(SUM([.E10];['國家別製品別水產貿易量值2(續)'.G10])=0;&quot;-&quot;;SUM([.E10];['國家別製品別水產貿易量值2(續)'.G10]))" table:style-name="ce12">
            <text:p>673,956,644<text:s/></text:p>
          </table:table-cell>
          <table:table-cell office:value-type="float" office:value="1243662.0011899997" table:formula="of:=  IF(SUM([.F10];['國家別製品別水產貿易量值2(續)'.H10])=0;&quot;-&quot;;SUM([.F10];['國家別製品別水產貿易量值2(續)'.H10]))" table:style-name="ce12">
            <text:p>1,243,662<text:s/></text:p>
          </table:table-cell>
          <table:table-cell office:value-type="float" office:value="649986429" table:formula="of:=  IF(SUM([.G10];[.I10];[.K10];[.M10];['國家別製品別水產貿易量值1(續)'.C10];['國家別製品別水產貿易量值1(續)'.E10];['國家別製品別水產貿易量值1(續)'.G10];['國家別製品別水產貿易量值1(續)'.I10];['國家別製品別水產貿易量值1(續)'.K10];['國家別製品別水產貿易量值1(續)'.M10];['國家別製品別水產貿易量值2(續)'.C10];['國家別製品別水產貿易量值2(續)'.E10])=0;&quot;-&quot;;SUM([.G10];[.I10];[.K10];[.M10];['國家別製品別水產貿易量值1(續)'.C10];['國家別製品別水產貿易量值1(續)'.E10];['國家別製品別水產貿易量值1(續)'.G10];['國家別製品別水產貿易量值1(續)'.I10];['國家別製品別水產貿易量值1(續)'.K10];['國家別製品別水產貿易量值1(續)'.M10];['國家別製品別水產貿易量值2(續)'.C10];['國家別製品別水產貿易量值2(續)'.E10]))" table:style-name="ce12">
            <text:p>649,986,429<text:s/></text:p>
          </table:table-cell>
          <table:table-cell office:value-type="float" office:value="1190877.6558599998" table:formula="of:=  IF(SUM([.H10];[.J10];[.L10];[.N10];['國家別製品別水產貿易量值1(續)'.D10];['國家別製品別水產貿易量值1(續)'.F10];['國家別製品別水產貿易量值1(續)'.H10];['國家別製品別水產貿易量值1(續)'.J10];['國家別製品別水產貿易量值1(續)'.L10];['國家別製品別水產貿易量值1(續)'.N10];['國家別製品別水產貿易量值2(續)'.D10];['國家別製品別水產貿易量值2(續)'.F10])=0;&quot;-&quot;;SUM([.H10];[.J10];[.L10];[.N10];['國家別製品別水產貿易量值1(續)'.D10];['國家別製品別水產貿易量值1(續)'.F10];['國家別製品別水產貿易量值1(續)'.H10];['國家別製品別水產貿易量值1(續)'.J10];['國家別製品別水產貿易量值1(續)'.L10];['國家別製品別水產貿易量值1(續)'.N10];['國家別製品別水產貿易量值2(續)'.D10];['國家別製品別水產貿易量值2(續)'.F10]))" table:style-name="ce12">
            <text:p>1,190,878<text:s/></text:p>
          </table:table-cell>
          <table:table-cell office:value-type="float" office:value="13976564" table:style-name="ce12">
            <text:p>13,976,564<text:s/></text:p>
          </table:table-cell>
          <table:table-cell office:value-type="float" office:value="124865.85506" table:style-name="ce12">
            <text:p>124,866<text:s/></text:p>
          </table:table-cell>
          <table:table-cell office:value-type="float" office:value="4122375" table:style-name="ce12">
            <text:p>4,122,375<text:s/></text:p>
          </table:table-cell>
          <table:table-cell office:value-type="float" office:value="16249.252699999999" table:style-name="ce12">
            <text:p>16,249<text:s/></text:p>
          </table:table-cell>
          <table:table-cell office:value-type="float" office:value="617501422" table:style-name="ce12">
            <text:p>617,501,422<text:s/></text:p>
          </table:table-cell>
          <table:table-cell office:value-type="float" office:value="947685.72109999997" table:style-name="ce12">
            <text:p>947,686<text:s/></text:p>
          </table:table-cell>
          <table:table-cell office:value-type="float" office:value="1311319" table:style-name="ce12">
            <text:p>1,311,319<text:s/></text:p>
          </table:table-cell>
          <table:table-cell office:value-type="float" office:value="13260.38422" table:style-name="ce12">
            <text:p>13,260<text:s/></text:p>
          </table:table-cell>
          <table:table-cell table:number-columns-repeated="16370"/>
        </table:table-row>
        <table:table-row table:style-name="ro4">
          <table:table-cell office:value-type="string" table:style-name="ce26">
            <text:p>民國九十七年</text:p>
          </table:table-cell>
          <table:table-cell office:value-type="float" office:value="2008" table:style-name="ce9">
            <text:p>2008</text:p>
          </table:table-cell>
          <table:table-cell office:value-type="float" office:value="675765238" table:formula="of:=  IF(SUM([.E11];['國家別製品別水產貿易量值2(續)'.G11])=0;&quot;-&quot;;SUM([.E11];['國家別製品別水產貿易量值2(續)'.G11]))" table:style-name="ce12">
            <text:p>675,765,238<text:s/></text:p>
          </table:table-cell>
          <table:table-cell office:value-type="float" office:value="1529924.96379" table:formula="of:=  IF(SUM([.F11];['國家別製品別水產貿易量值2(續)'.H11])=0;&quot;-&quot;;SUM([.F11];['國家別製品別水產貿易量值2(續)'.H11]))" table:style-name="ce12">
            <text:p>1,529,925<text:s/></text:p>
          </table:table-cell>
          <table:table-cell office:value-type="float" office:value="655918659" table:formula="of:=  IF(SUM([.G11];[.I11];[.K11];[.M11];['國家別製品別水產貿易量值1(續)'.C11];['國家別製品別水產貿易量值1(續)'.E11];['國家別製品別水產貿易量值1(續)'.G11];['國家別製品別水產貿易量值1(續)'.I11];['國家別製品別水產貿易量值1(續)'.K11];['國家別製品別水產貿易量值1(續)'.M11];['國家別製品別水產貿易量值2(續)'.C11];['國家別製品別水產貿易量值2(續)'.E11])=0;&quot;-&quot;;SUM([.G11];[.I11];[.K11];[.M11];['國家別製品別水產貿易量值1(續)'.C11];['國家別製品別水產貿易量值1(續)'.E11];['國家別製品別水產貿易量值1(續)'.G11];['國家別製品別水產貿易量值1(續)'.I11];['國家別製品別水產貿易量值1(續)'.K11];['國家別製品別水產貿易量值1(續)'.M11];['國家別製品別水產貿易量值2(續)'.C11];['國家別製品別水產貿易量值2(續)'.E11]))" table:style-name="ce12">
            <text:p>655,918,659<text:s/></text:p>
          </table:table-cell>
          <table:table-cell office:value-type="float" office:value="1482091.3824700001" table:formula="of:=  IF(SUM([.H11];[.J11];[.L11];[.N11];['國家別製品別水產貿易量值1(續)'.D11];['國家別製品別水產貿易量值1(續)'.F11];['國家別製品別水產貿易量值1(續)'.H11];['國家別製品別水產貿易量值1(續)'.J11];['國家別製品別水產貿易量值1(續)'.L11];['國家別製品別水產貿易量值1(續)'.N11];['國家別製品別水產貿易量值2(續)'.D11];['國家別製品別水產貿易量值2(續)'.F11])=0;&quot;-&quot;;SUM([.H11];[.J11];[.L11];[.N11];['國家別製品別水產貿易量值1(續)'.D11];['國家別製品別水產貿易量值1(續)'.F11];['國家別製品別水產貿易量值1(續)'.H11];['國家別製品別水產貿易量值1(續)'.J11];['國家別製品別水產貿易量值1(續)'.L11];['國家別製品別水產貿易量值1(續)'.N11];['國家別製品別水產貿易量值2(續)'.D11];['國家別製品別水產貿易量值2(續)'.F11]))" table:style-name="ce12">
            <text:p>1,482,091<text:s/></text:p>
          </table:table-cell>
          <table:table-cell office:value-type="float" office:value="9488847" table:style-name="ce12">
            <text:p>9,488,847<text:s/></text:p>
          </table:table-cell>
          <table:table-cell office:value-type="float" office:value="115217.43465" table:style-name="ce12">
            <text:p>115,217<text:s/></text:p>
          </table:table-cell>
          <table:table-cell office:value-type="float" office:value="15299036" table:style-name="ce12">
            <text:p>15,299,036<text:s/></text:p>
          </table:table-cell>
          <table:table-cell office:value-type="float" office:value="112345.52967" table:style-name="ce12">
            <text:p>112,346<text:s/></text:p>
          </table:table-cell>
          <table:table-cell office:value-type="float" office:value="617945744" table:style-name="ce12">
            <text:p>617,945,744<text:s/></text:p>
          </table:table-cell>
          <table:table-cell office:value-type="float" office:value="1144086.5079000001" table:style-name="ce12">
            <text:p>1,144,087<text:s/></text:p>
          </table:table-cell>
          <table:table-cell office:value-type="float" office:value="1223203" table:style-name="ce12">
            <text:p>1,223,203<text:s/></text:p>
          </table:table-cell>
          <table:table-cell office:value-type="float" office:value="12706.603719999999" table:style-name="ce12">
            <text:p>12,707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6">
            <text:p>民國九十八年</text:p>
          </table:table-cell>
          <table:table-cell office:value-type="float" office:value="2009" table:style-name="ce9">
            <text:p>2009</text:p>
          </table:table-cell>
          <table:table-cell office:value-type="float" office:value="577470000" table:formula="of:=  IF(SUM([.E12];['國家別製品別水產貿易量值2(續)'.G12])=0;&quot;-&quot;;SUM([.E12];['國家別製品別水產貿易量值2(續)'.G12]))" table:style-name="ce12">
            <text:p>577,470,000<text:s/></text:p>
          </table:table-cell>
          <table:table-cell office:value-type="float" office:value="1176403.9750599999" table:formula="of:=  IF(SUM([.F12];['國家別製品別水產貿易量值2(續)'.H12])=0;&quot;-&quot;;SUM([.F12];['國家別製品別水產貿易量值2(續)'.H12]))" table:style-name="ce12">
            <text:p>1,176,404<text:s/></text:p>
          </table:table-cell>
          <table:table-cell office:value-type="float" office:value="557898032" table:formula="of:=  IF(SUM([.G12];[.I12];[.K12];[.M12];['國家別製品別水產貿易量值1(續)'.C12];['國家別製品別水產貿易量值1(續)'.E12];['國家別製品別水產貿易量值1(續)'.G12];['國家別製品別水產貿易量值1(續)'.I12];['國家別製品別水產貿易量值1(續)'.K12];['國家別製品別水產貿易量值1(續)'.M12];['國家別製品別水產貿易量值2(續)'.C12];['國家別製品別水產貿易量值2(續)'.E12])=0;&quot;-&quot;;SUM([.G12];[.I12];[.K12];[.M12];['國家別製品別水產貿易量值1(續)'.C12];['國家別製品別水產貿易量值1(續)'.E12];['國家別製品別水產貿易量值1(續)'.G12];['國家別製品別水產貿易量值1(續)'.I12];['國家別製品別水產貿易量值1(續)'.K12];['國家別製品別水產貿易量值1(續)'.M12];['國家別製品別水產貿易量值2(續)'.C12];['國家別製品別水產貿易量值2(續)'.E12]))" table:style-name="ce12">
            <text:p>557,898,032<text:s/></text:p>
          </table:table-cell>
          <table:table-cell office:value-type="float" office:value="1131692.2439999999" table:formula="of:=  IF(SUM([.H12];[.J12];[.L12];[.N12];['國家別製品別水產貿易量值1(續)'.D12];['國家別製品別水產貿易量值1(續)'.F12];['國家別製品別水產貿易量值1(續)'.H12];['國家別製品別水產貿易量值1(續)'.J12];['國家別製品別水產貿易量值1(續)'.L12];['國家別製品別水產貿易量值1(續)'.N12];['國家別製品別水產貿易量值2(續)'.D12];['國家別製品別水產貿易量值2(續)'.F12])=0;&quot;-&quot;;SUM([.H12];[.J12];[.L12];[.N12];['國家別製品別水產貿易量值1(續)'.D12];['國家別製品別水產貿易量值1(續)'.F12];['國家別製品別水產貿易量值1(續)'.H12];['國家別製品別水產貿易量值1(續)'.J12];['國家別製品別水產貿易量值1(續)'.L12];['國家別製品別水產貿易量值1(續)'.N12];['國家別製品別水產貿易量值2(續)'.D12];['國家別製品別水產貿易量值2(續)'.F12]))" table:style-name="ce12">
            <text:p>1,131,692<text:s/></text:p>
          </table:table-cell>
          <table:table-cell office:value-type="float" office:value="10623976" table:style-name="ce12">
            <text:p>10,623,976<text:s/></text:p>
          </table:table-cell>
          <table:table-cell office:value-type="float" office:value="117511.1047" table:style-name="ce12">
            <text:p>117,511<text:s/></text:p>
          </table:table-cell>
          <table:table-cell office:value-type="float" office:value="14950643" table:style-name="ce12">
            <text:p>14,950,643<text:s/></text:p>
          </table:table-cell>
          <table:table-cell office:value-type="float" office:value="108738.95989" table:style-name="ce12">
            <text:p>108,739<text:s/></text:p>
          </table:table-cell>
          <table:table-cell office:value-type="float" office:value="522285875" table:style-name="ce12">
            <text:p>522,285,875<text:s/></text:p>
          </table:table-cell>
          <table:table-cell office:value-type="float" office:value="828269.80108" table:style-name="ce12">
            <text:p>828,270<text:s/></text:p>
          </table:table-cell>
          <table:table-cell office:value-type="float" office:value="1079234" table:style-name="ce12">
            <text:p>1,079,234<text:s/></text:p>
          </table:table-cell>
          <table:table-cell office:value-type="float" office:value="11231.06308" table:style-name="ce12">
            <text:p>11,231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6">
            <text:p>民國九十九年</text:p>
          </table:table-cell>
          <table:table-cell office:value-type="float" office:value="2010" table:style-name="ce9">
            <text:p>2010</text:p>
          </table:table-cell>
          <table:table-cell office:value-type="float" office:value="613908422" table:formula="of:=  IF(SUM([.E13];['國家別製品別水產貿易量值2(續)'.G13])=0;&quot;-&quot;;SUM([.E13];['國家別製品別水產貿易量值2(續)'.G13]))" table:style-name="ce12">
            <text:p>613,908,422<text:s/></text:p>
          </table:table-cell>
          <table:table-cell office:value-type="float" office:value="1556805.1229999999" table:formula="of:=  IF(SUM([.F13];['國家別製品別水產貿易量值2(續)'.H13])=0;&quot;-&quot;;SUM([.F13];['國家別製品別水產貿易量值2(續)'.H13]))" table:style-name="ce12">
            <text:p>1,556,805<text:s/></text:p>
          </table:table-cell>
          <table:table-cell office:value-type="float" office:value="594235707" table:formula="of:=  IF(SUM([.G13];[.I13];[.K13];[.M13];['國家別製品別水產貿易量值1(續)'.C13];['國家別製品別水產貿易量值1(續)'.E13];['國家別製品別水產貿易量值1(續)'.G13];['國家別製品別水產貿易量值1(續)'.I13];['國家別製品別水產貿易量值1(續)'.K13];['國家別製品別水產貿易量值1(續)'.M13];['國家別製品別水產貿易量值2(續)'.C13];['國家別製品別水產貿易量值2(續)'.E13])=0;&quot;-&quot;;SUM([.G13];[.I13];[.K13];[.M13];['國家別製品別水產貿易量值1(續)'.C13];['國家別製品別水產貿易量值1(續)'.E13];['國家別製品別水產貿易量值1(續)'.G13];['國家別製品別水產貿易量值1(續)'.I13];['國家別製品別水產貿易量值1(續)'.K13];['國家別製品別水產貿易量值1(續)'.M13];['國家別製品別水產貿易量值2(續)'.C13];['國家別製品別水產貿易量值2(續)'.E13]))" table:style-name="ce12">
            <text:p>594,235,707<text:s/></text:p>
          </table:table-cell>
          <table:table-cell office:value-type="float" office:value="1503143.1229999999" table:formula="of:=  IF(SUM([.H13];[.J13];[.L13];[.N13];['國家別製品別水產貿易量值1(續)'.D13];['國家別製品別水產貿易量值1(續)'.F13];['國家別製品別水產貿易量值1(續)'.H13];['國家別製品別水產貿易量值1(續)'.J13];['國家別製品別水產貿易量值1(續)'.L13];['國家別製品別水產貿易量值1(續)'.N13];['國家別製品別水產貿易量值2(續)'.D13];['國家別製品別水產貿易量值2(續)'.F13])=0;&quot;-&quot;;SUM([.H13];[.J13];[.L13];[.N13];['國家別製品別水產貿易量值1(續)'.D13];['國家別製品別水產貿易量值1(續)'.F13];['國家別製品別水產貿易量值1(續)'.H13];['國家別製品別水產貿易量值1(續)'.J13];['國家別製品別水產貿易量值1(續)'.L13];['國家別製品別水產貿易量值1(續)'.N13];['國家別製品別水產貿易量值2(續)'.D13];['國家別製品別水產貿易量值2(續)'.F13]))" table:style-name="ce12">
            <text:p>1,503,143<text:s/></text:p>
          </table:table-cell>
          <table:table-cell office:value-type="float" office:value="17776699" table:style-name="ce12">
            <text:p>17,776,699<text:s/></text:p>
          </table:table-cell>
          <table:table-cell office:value-type="float" office:value="215565.22500000001" table:style-name="ce12">
            <text:p>215,565<text:s/></text:p>
          </table:table-cell>
          <table:table-cell office:value-type="float" office:value="26516208" table:style-name="ce12">
            <text:p>26,516,208<text:s/></text:p>
          </table:table-cell>
          <table:table-cell office:value-type="float" office:value="203251.5" table:style-name="ce12">
            <text:p>203,252<text:s/></text:p>
          </table:table-cell>
          <table:table-cell office:value-type="float" office:value="538027792" table:style-name="ce12">
            <text:p>538,027,792<text:s/></text:p>
          </table:table-cell>
          <table:table-cell office:value-type="float" office:value="964945.69799999997" table:style-name="ce12">
            <text:p>964,946<text:s/></text:p>
          </table:table-cell>
          <table:table-cell office:value-type="float" office:value="807513" table:style-name="ce12">
            <text:p>807,513<text:s/></text:p>
          </table:table-cell>
          <table:table-cell office:value-type="float" office:value="12642.7" table:style-name="ce12">
            <text:p>12,643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6">
            <text:p>民國一百年</text:p>
          </table:table-cell>
          <table:table-cell office:value-type="float" office:value="2011" table:style-name="ce9">
            <text:p>2011</text:p>
          </table:table-cell>
          <table:table-cell office:value-type="float" office:value="610912725" table:formula="of:=  IF(SUM([.E14];['國家別製品別水產貿易量值2(續)'.G14])=0;&quot;-&quot;;SUM([.E14];['國家別製品別水產貿易量值2(續)'.G14]))" table:style-name="ce12">
            <text:p>610,912,725<text:s/></text:p>
          </table:table-cell>
          <table:table-cell office:value-type="float" office:value="1850950.7679999999" table:formula="of:=  IF(SUM([.F14];['國家別製品別水產貿易量值2(續)'.H14])=0;&quot;-&quot;;SUM([.F14];['國家別製品別水產貿易量值2(續)'.H14]))" table:style-name="ce12">
            <text:p>1,850,951<text:s/></text:p>
          </table:table-cell>
          <table:table-cell office:value-type="float" office:value="593523200" table:formula="of:=  IF(SUM([.G14];[.I14];[.K14];[.M14];['國家別製品別水產貿易量值1(續)'.C14];['國家別製品別水產貿易量值1(續)'.E14];['國家別製品別水產貿易量值1(續)'.G14];['國家別製品別水產貿易量值1(續)'.I14];['國家別製品別水產貿易量值1(續)'.K14];['國家別製品別水產貿易量值1(續)'.M14];['國家別製品別水產貿易量值2(續)'.C14];['國家別製品別水產貿易量值2(續)'.E14])=0;&quot;-&quot;;SUM([.G14];[.I14];[.K14];[.M14];['國家別製品別水產貿易量值1(續)'.C14];['國家別製品別水產貿易量值1(續)'.E14];['國家別製品別水產貿易量值1(續)'.G14];['國家別製品別水產貿易量值1(續)'.I14];['國家別製品別水產貿易量值1(續)'.K14];['國家別製品別水產貿易量值1(續)'.M14];['國家別製品別水產貿易量值2(續)'.C14];['國家別製品別水產貿易量值2(續)'.E14]))" table:style-name="ce12">
            <text:p>593,523,200<text:s/></text:p>
          </table:table-cell>
          <table:table-cell office:value-type="float" office:value="1801381.5719999999" table:formula="of:=  IF(SUM([.H14];[.J14];[.L14];[.N14];['國家別製品別水產貿易量值1(續)'.D14];['國家別製品別水產貿易量值1(續)'.F14];['國家別製品別水產貿易量值1(續)'.H14];['國家別製品別水產貿易量值1(續)'.J14];['國家別製品別水產貿易量值1(續)'.L14];['國家別製品別水產貿易量值1(續)'.N14];['國家別製品別水產貿易量值2(續)'.D14];['國家別製品別水產貿易量值2(續)'.F14])=0;&quot;-&quot;;SUM([.H14];[.J14];[.L14];[.N14];['國家別製品別水產貿易量值1(續)'.D14];['國家別製品別水產貿易量值1(續)'.F14];['國家別製品別水產貿易量值1(續)'.H14];['國家別製品別水產貿易量值1(續)'.J14];['國家別製品別水產貿易量值1(續)'.L14];['國家別製品別水產貿易量值1(續)'.N14];['國家別製品別水產貿易量值2(續)'.D14];['國家別製品別水產貿易量值2(續)'.F14]))" table:style-name="ce12">
            <text:p>1,801,382<text:s/></text:p>
          </table:table-cell>
          <table:table-cell office:value-type="float" office:value="15513797" table:style-name="ce12">
            <text:p>15,513,797<text:s/></text:p>
          </table:table-cell>
          <table:table-cell office:value-type="float" office:value="272580.97499999998" table:style-name="ce12">
            <text:p>272,581<text:s/></text:p>
          </table:table-cell>
          <table:table-cell office:value-type="float" office:value="26163690" table:style-name="ce12">
            <text:p>26,163,690<text:s/></text:p>
          </table:table-cell>
          <table:table-cell office:value-type="float" office:value="231162.27499999999" table:style-name="ce12">
            <text:p>231,162<text:s/></text:p>
          </table:table-cell>
          <table:table-cell office:value-type="float" office:value="539500119" table:style-name="ce12">
            <text:p>539,500,119<text:s/></text:p>
          </table:table-cell>
          <table:table-cell office:value-type="float" office:value="1172550.5919999999" table:style-name="ce12">
            <text:p>1,172,551<text:s/></text:p>
          </table:table-cell>
          <table:table-cell office:value-type="float" office:value="952778" table:style-name="ce12">
            <text:p>952,778<text:s/></text:p>
          </table:table-cell>
          <table:table-cell office:value-type="float" office:value="16827.687000000002" table:style-name="ce12">
            <text:p>16,828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6">
            <text:p>民國一百零一年</text:p>
          </table:table-cell>
          <table:table-cell office:value-type="float" office:value="2012" table:style-name="ce9">
            <text:p>2012</text:p>
          </table:table-cell>
          <table:table-cell office:value-type="float" office:value="654457501" table:formula="of:=  IF(SUM([.E15];['國家別製品別水產貿易量值2(續)'.G15])=0;&quot;-&quot;;SUM([.E15];['國家別製品別水產貿易量值2(續)'.G15]))" table:style-name="ce12">
            <text:p>654,457,501<text:s/></text:p>
          </table:table-cell>
          <table:table-cell office:value-type="float" office:value="2050665.9360000002" table:formula="of:=  IF(SUM([.F15];['國家別製品別水產貿易量值2(續)'.H15])=0;&quot;-&quot;;SUM([.F15];['國家別製品別水產貿易量值2(續)'.H15]))" table:style-name="ce12">
            <text:p>2,050,666<text:s/></text:p>
          </table:table-cell>
          <table:table-cell office:value-type="float" office:value="635226862" table:formula="of:=  IF(SUM([.G15];[.I15];[.K15];[.M15];['國家別製品別水產貿易量值1(續)'.C15];['國家別製品別水產貿易量值1(續)'.E15];['國家別製品別水產貿易量值1(續)'.G15];['國家別製品別水產貿易量值1(續)'.I15];['國家別製品別水產貿易量值1(續)'.K15];['國家別製品別水產貿易量值1(續)'.M15];['國家別製品別水產貿易量值2(續)'.C15];['國家別製品別水產貿易量值2(續)'.E15])=0;&quot;-&quot;;SUM([.G15];[.I15];[.K15];[.M15];['國家別製品別水產貿易量值1(續)'.C15];['國家別製品別水產貿易量值1(續)'.E15];['國家別製品別水產貿易量值1(續)'.G15];['國家別製品別水產貿易量值1(續)'.I15];['國家別製品別水產貿易量值1(續)'.K15];['國家別製品別水產貿易量值1(續)'.M15];['國家別製品別水產貿易量值2(續)'.C15];['國家別製品別水產貿易量值2(續)'.E15]))" table:style-name="ce12">
            <text:p>635,226,862<text:s/></text:p>
          </table:table-cell>
          <table:table-cell office:value-type="float" office:value="1997147.8630000001" table:formula="of:=  IF(SUM([.H15];[.J15];[.L15];[.N15];['國家別製品別水產貿易量值1(續)'.D15];['國家別製品別水產貿易量值1(續)'.F15];['國家別製品別水產貿易量值1(續)'.H15];['國家別製品別水產貿易量值1(續)'.J15];['國家別製品別水產貿易量值1(續)'.L15];['國家別製品別水產貿易量值1(續)'.N15];['國家別製品別水產貿易量值2(續)'.D15];['國家別製品別水產貿易量值2(續)'.F15])=0;&quot;-&quot;;SUM([.H15];[.J15];[.L15];[.N15];['國家別製品別水產貿易量值1(續)'.D15];['國家別製品別水產貿易量值1(續)'.F15];['國家別製品別水產貿易量值1(續)'.H15];['國家別製品別水產貿易量值1(續)'.J15];['國家別製品別水產貿易量值1(續)'.L15];['國家別製品別水產貿易量值1(續)'.N15];['國家別製品別水產貿易量值2(續)'.D15];['國家別製品別水產貿易量值2(續)'.F15]))" table:style-name="ce12">
            <text:p>1,997,148<text:s/></text:p>
          </table:table-cell>
          <table:table-cell office:value-type="float" office:value="17763357" table:style-name="ce12">
            <text:p>17,763,357<text:s/></text:p>
          </table:table-cell>
          <table:table-cell office:value-type="float" office:value="225485.897" table:style-name="ce12">
            <text:p>225,486<text:s/></text:p>
          </table:table-cell>
          <table:table-cell office:value-type="float" office:value="24678815" table:style-name="ce12">
            <text:p>24,678,815<text:s/></text:p>
          </table:table-cell>
          <table:table-cell office:value-type="float" office:value="238747.00700000001" table:style-name="ce12">
            <text:p>238,747<text:s/></text:p>
          </table:table-cell>
          <table:table-cell office:value-type="float" office:value="580913959" table:style-name="ce12">
            <text:p>580,913,959<text:s/></text:p>
          </table:table-cell>
          <table:table-cell office:value-type="float" office:value="1419501.517" table:style-name="ce12">
            <text:p>1,419,502<text:s/></text:p>
          </table:table-cell>
          <table:table-cell office:value-type="float" office:value="939351" table:style-name="ce12">
            <text:p>939,351<text:s/></text:p>
          </table:table-cell>
          <table:table-cell office:value-type="float" office:value="18364.425999999999" table:style-name="ce12">
            <text:p>18,364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6">
            <text:p>民國一百零二年</text:p>
          </table:table-cell>
          <table:table-cell office:value-type="float" office:value="2013" table:style-name="ce9">
            <text:p>2013</text:p>
          </table:table-cell>
          <table:table-cell office:value-type="float" office:value="683540814" table:formula="of:=  IF(SUM([.E16];['國家別製品別水產貿易量值2(續)'.G16])=0;&quot;-&quot;;SUM([.E16];['國家別製品別水產貿易量值2(續)'.G16]))" table:style-name="ce12">
            <text:p>683,540,814<text:s/></text:p>
          </table:table-cell>
          <table:table-cell office:value-type="float" office:value="1843761.7919999999" table:formula="of:=  IF(SUM([.F16];['國家別製品別水產貿易量值2(續)'.H16])=0;&quot;-&quot;;SUM([.F16];['國家別製品別水產貿易量值2(續)'.H16]))" table:style-name="ce12">
            <text:p>1,843,762<text:s/></text:p>
          </table:table-cell>
          <table:table-cell office:value-type="float" office:value="665690601" table:formula="of:=  IF(SUM([.G16];[.I16];[.K16];[.M16];['國家別製品別水產貿易量值1(續)'.C16];['國家別製品別水產貿易量值1(續)'.E16];['國家別製品別水產貿易量值1(續)'.G16];['國家別製品別水產貿易量值1(續)'.I16];['國家別製品別水產貿易量值1(續)'.K16];['國家別製品別水產貿易量值1(續)'.M16];['國家別製品別水產貿易量值2(續)'.C16];['國家別製品別水產貿易量值2(續)'.E16])=0;&quot;-&quot;;SUM([.G16];[.I16];[.K16];[.M16];['國家別製品別水產貿易量值1(續)'.C16];['國家別製品別水產貿易量值1(續)'.E16];['國家別製品別水產貿易量值1(續)'.G16];['國家別製品別水產貿易量值1(續)'.I16];['國家別製品別水產貿易量值1(續)'.K16];['國家別製品別水產貿易量值1(續)'.M16];['國家別製品別水產貿易量值2(續)'.C16];['國家別製品別水產貿易量值2(續)'.E16]))" table:style-name="ce12">
            <text:p>665,690,601<text:s/></text:p>
          </table:table-cell>
          <table:table-cell office:value-type="float" office:value="1792246.5469999998" table:formula="of:=  IF(SUM([.H16];[.J16];[.L16];[.N16];['國家別製品別水產貿易量值1(續)'.D16];['國家別製品別水產貿易量值1(續)'.F16];['國家別製品別水產貿易量值1(續)'.H16];['國家別製品別水產貿易量值1(續)'.J16];['國家別製品別水產貿易量值1(續)'.L16];['國家別製品別水產貿易量值1(續)'.N16];['國家別製品別水產貿易量值2(續)'.D16];['國家別製品別水產貿易量值2(續)'.F16])=0;&quot;-&quot;;SUM([.H16];[.J16];[.L16];[.N16];['國家別製品別水產貿易量值1(續)'.D16];['國家別製品別水產貿易量值1(續)'.F16];['國家別製品別水產貿易量值1(續)'.H16];['國家別製品別水產貿易量值1(續)'.J16];['國家別製品別水產貿易量值1(續)'.L16];['國家別製品別水產貿易量值1(續)'.N16];['國家別製品別水產貿易量值2(續)'.D16];['國家別製品別水產貿易量值2(續)'.F16]))" table:style-name="ce12">
            <text:p>1,792,247<text:s/></text:p>
          </table:table-cell>
          <table:table-cell office:value-type="float" office:value="20525361" table:style-name="ce12">
            <text:p>20,525,361<text:s/></text:p>
          </table:table-cell>
          <table:table-cell office:value-type="float" office:value="192927.48699999999" table:style-name="ce12">
            <text:p>192,927<text:s/></text:p>
          </table:table-cell>
          <table:table-cell office:value-type="float" office:value="27860833" table:style-name="ce12">
            <text:p>27,860,833<text:s/></text:p>
          </table:table-cell>
          <table:table-cell office:value-type="float" office:value="234184.427" table:style-name="ce12">
            <text:p>234,184<text:s/></text:p>
          </table:table-cell>
          <table:table-cell office:value-type="float" office:value="605177996" table:style-name="ce12">
            <text:p>605,177,996<text:s/></text:p>
          </table:table-cell>
          <table:table-cell office:value-type="float" office:value="1257383.135" table:style-name="ce12">
            <text:p>1,257,383<text:s/></text:p>
          </table:table-cell>
          <table:table-cell office:value-type="float" office:value="823721" table:style-name="ce12">
            <text:p>823,721<text:s/></text:p>
          </table:table-cell>
          <table:table-cell office:value-type="float" office:value="17174.813999999998" table:style-name="ce12">
            <text:p>17,175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6">
            <text:p>民國一百零三年</text:p>
          </table:table-cell>
          <table:table-cell office:value-type="float" office:value="2014" table:style-name="ce9">
            <text:p>2014</text:p>
          </table:table-cell>
          <table:table-cell office:value-type="float" office:value="794508760" table:formula="of:=  IF(SUM([.E17];['國家別製品別水產貿易量值2(續)'.G17])=0;&quot;-&quot;;SUM([.E17];['國家別製品別水產貿易量值2(續)'.G17]))" table:style-name="ce12">
            <text:p>794,508,760<text:s/></text:p>
          </table:table-cell>
          <table:table-cell office:value-type="float" office:value="1870102.7140000002" table:formula="of:=  IF(SUM([.F17];['國家別製品別水產貿易量值2(續)'.H17])=0;&quot;-&quot;;SUM([.F17];['國家別製品別水產貿易量值2(續)'.H17]))" table:style-name="ce12">
            <text:p>1,870,103<text:s/></text:p>
          </table:table-cell>
          <table:table-cell office:value-type="float" office:value="780783772" table:formula="of:=  IF(SUM([.G17];[.I17];[.K17];[.M17];['國家別製品別水產貿易量值1(續)'.C17];['國家別製品別水產貿易量值1(續)'.E17];['國家別製品別水產貿易量值1(續)'.G17];['國家別製品別水產貿易量值1(續)'.I17];['國家別製品別水產貿易量值1(續)'.K17];['國家別製品別水產貿易量值1(續)'.M17];['國家別製品別水產貿易量值2(續)'.C17];['國家別製品別水產貿易量值2(續)'.E17])=0;&quot;-&quot;;SUM([.G17];[.I17];[.K17];[.M17];['國家別製品別水產貿易量值1(續)'.C17];['國家別製品別水產貿易量值1(續)'.E17];['國家別製品別水產貿易量值1(續)'.G17];['國家別製品別水產貿易量值1(續)'.I17];['國家別製品別水產貿易量值1(續)'.K17];['國家別製品別水產貿易量值1(續)'.M17];['國家別製品別水產貿易量值2(續)'.C17];['國家別製品別水產貿易量值2(續)'.E17]))" table:style-name="ce12">
            <text:p>780,783,772<text:s/></text:p>
          </table:table-cell>
          <table:table-cell office:value-type="float" office:value="1821000.5150000001" table:formula="of:=  IF(SUM([.H17];[.J17];[.L17];[.N17];['國家別製品別水產貿易量值1(續)'.D17];['國家別製品別水產貿易量值1(續)'.F17];['國家別製品別水產貿易量值1(續)'.H17];['國家別製品別水產貿易量值1(續)'.J17];['國家別製品別水產貿易量值1(續)'.L17];['國家別製品別水產貿易量值1(續)'.N17];['國家別製品別水產貿易量值2(續)'.D17];['國家別製品別水產貿易量值2(續)'.F17])=0;&quot;-&quot;;SUM([.H17];[.J17];[.L17];[.N17];['國家別製品別水產貿易量值1(續)'.D17];['國家別製品別水產貿易量值1(續)'.F17];['國家別製品別水產貿易量值1(續)'.H17];['國家別製品別水產貿易量值1(續)'.J17];['國家別製品別水產貿易量值1(續)'.L17];['國家別製品別水產貿易量值1(續)'.N17];['國家別製品別水產貿易量值2(續)'.D17];['國家別製品別水產貿易量值2(續)'.F17]))" table:style-name="ce12">
            <text:p>1,821,001<text:s/></text:p>
          </table:table-cell>
          <table:table-cell office:value-type="float" office:value="20909756" table:style-name="ce12">
            <text:p>20,909,756<text:s/></text:p>
          </table:table-cell>
          <table:table-cell office:value-type="float" office:value="225932.427" table:style-name="ce12">
            <text:p>225,932<text:s/></text:p>
          </table:table-cell>
          <table:table-cell office:value-type="float" office:value="24680351" table:style-name="ce12">
            <text:p>24,680,351<text:s/></text:p>
          </table:table-cell>
          <table:table-cell office:value-type="float" office:value="195288.16" table:style-name="ce12">
            <text:p>195,288<text:s/></text:p>
          </table:table-cell>
          <table:table-cell office:value-type="float" office:value="722812424" table:style-name="ce12">
            <text:p>722,812,424<text:s/></text:p>
          </table:table-cell>
          <table:table-cell office:value-type="float" office:value="1290251.4110000001" table:style-name="ce12">
            <text:p>1,290,251<text:s/></text:p>
          </table:table-cell>
          <table:table-cell office:value-type="float" office:value="1204392" table:style-name="ce12">
            <text:p>1,204,392<text:s/></text:p>
          </table:table-cell>
          <table:table-cell office:value-type="float" office:value="22664.882000000001" table:style-name="ce12">
            <text:p>22,665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6">
            <text:p>民國一百零四年</text:p>
          </table:table-cell>
          <table:table-cell office:value-type="float" office:value="2015" table:style-name="ce9">
            <text:p>2015</text:p>
          </table:table-cell>
          <table:table-cell office:value-type="float" office:value="795409139" table:formula="of:=  IF(SUM([.E18];['國家別製品別水產貿易量值2(續)'.G18])=0;&quot;-&quot;;SUM([.E18];['國家別製品別水產貿易量值2(續)'.G18]))" table:style-name="ce12">
            <text:p>795,409,139<text:s/></text:p>
          </table:table-cell>
          <table:table-cell office:value-type="float" office:value="1655026.166" table:formula="of:=  IF(SUM([.F18];['國家別製品別水產貿易量值2(續)'.H18])=0;&quot;-&quot;;SUM([.F18];['國家別製品別水產貿易量值2(續)'.H18]))" table:style-name="ce12">
            <text:p>1,655,026<text:s/></text:p>
          </table:table-cell>
          <table:table-cell office:value-type="float" office:value="787188959" table:formula="of:=  IF(SUM([.G18];[.I18];[.K18];[.M18];['國家別製品別水產貿易量值1(續)'.C18];['國家別製品別水產貿易量值1(續)'.E18];['國家別製品別水產貿易量值1(續)'.G18];['國家別製品別水產貿易量值1(續)'.I18];['國家別製品別水產貿易量值1(續)'.K18];['國家別製品別水產貿易量值1(續)'.M18];['國家別製品別水產貿易量值2(續)'.C18];['國家別製品別水產貿易量值2(續)'.E18])=0;&quot;-&quot;;SUM([.G18];[.I18];[.K18];[.M18];['國家別製品別水產貿易量值1(續)'.C18];['國家別製品別水產貿易量值1(續)'.E18];['國家別製品別水產貿易量值1(續)'.G18];['國家別製品別水產貿易量值1(續)'.I18];['國家別製品別水產貿易量值1(續)'.K18];['國家別製品別水產貿易量值1(續)'.M18];['國家別製品別水產貿易量值2(續)'.C18];['國家別製品別水產貿易量值2(續)'.E18]))" table:style-name="ce12">
            <text:p>787,188,959<text:s/></text:p>
          </table:table-cell>
          <table:table-cell office:value-type="float" office:value="1613864.838" table:formula="of:=  IF(SUM([.H18];[.J18];[.L18];[.N18];['國家別製品別水產貿易量值1(續)'.D18];['國家別製品別水產貿易量值1(續)'.F18];['國家別製品別水產貿易量值1(續)'.H18];['國家別製品別水產貿易量值1(續)'.J18];['國家別製品別水產貿易量值1(續)'.L18];['國家別製品別水產貿易量值1(續)'.N18];['國家別製品別水產貿易量值2(續)'.D18];['國家別製品別水產貿易量值2(續)'.F18])=0;&quot;-&quot;;SUM([.H18];[.J18];[.L18];[.N18];['國家別製品別水產貿易量值1(續)'.D18];['國家別製品別水產貿易量值1(續)'.F18];['國家別製品別水產貿易量值1(續)'.H18];['國家別製品別水產貿易量值1(續)'.J18];['國家別製品別水產貿易量值1(續)'.L18];['國家別製品別水產貿易量值1(續)'.N18];['國家別製品別水產貿易量值2(續)'.D18];['國家別製品別水產貿易量值2(續)'.F18]))" table:style-name="ce12">
            <text:p>1,613,865<text:s/></text:p>
          </table:table-cell>
          <table:table-cell office:value-type="float" office:value="21653007" table:style-name="ce12">
            <text:p>21,653,007<text:s/></text:p>
          </table:table-cell>
          <table:table-cell office:value-type="float" office:value="219721.20499999999" table:style-name="ce12">
            <text:p>219,721<text:s/></text:p>
          </table:table-cell>
          <table:table-cell office:value-type="float" office:value="20538619" table:style-name="ce12">
            <text:p>20,538,619<text:s/></text:p>
          </table:table-cell>
          <table:table-cell office:value-type="float" office:value="145470.348" table:style-name="ce12">
            <text:p>145,470<text:s/></text:p>
          </table:table-cell>
          <table:table-cell office:value-type="float" office:value="732855963" table:style-name="ce12">
            <text:p>732,855,963<text:s/></text:p>
          </table:table-cell>
          <table:table-cell office:value-type="float" office:value="1130186.459" table:style-name="ce12">
            <text:p>1,130,186<text:s/></text:p>
          </table:table-cell>
          <table:table-cell office:value-type="float" office:value="1271068" table:style-name="ce12">
            <text:p>1,271,068<text:s/></text:p>
          </table:table-cell>
          <table:table-cell office:value-type="float" office:value="21003.579000000002" table:style-name="ce12">
            <text:p>21,004<text:s/></text:p>
          </table:table-cell>
          <table:table-cell table:number-columns-repeated="16370" table:style-name="ce25"/>
        </table:table-row>
        <table:table-row table:number-rows-repeated="3" table:style-name="ro4">
          <table:table-cell table:style-name="ce8"/>
          <table:table-cell table:style-name="ce9"/>
          <table:table-cell table:number-columns-repeated="4" table:style-name="ce14"/>
          <table:table-cell table:number-columns-repeated="8" table:style-name="ce12"/>
          <table:table-cell table:number-columns-repeated="16370" table:style-name="ce25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678948930" table:formula="of:=  IF(SUM([.C23:.C43])=0;&quot;-&quot;;SUM([.C23:.C43]))" table:style-name="ce12">
            <text:p>678,948,930<text:s/></text:p>
          </table:table-cell>
          <table:table-cell office:value-type="float" office:value="1604052.0879999998" table:formula="of:=  IF(SUM([.D23:.D43])=0;&quot;-&quot;;SUM([.D23:.D43]))" table:style-name="ce12">
            <text:p>1,604,052<text:s/></text:p>
          </table:table-cell>
          <table:table-cell office:value-type="float" office:value="671770023" table:formula="of:=  IF(SUM([.E23:.E43])=0;&quot;-&quot;;SUM([.E23:.E43]))" table:style-name="ce12">
            <text:p>671,770,023<text:s/></text:p>
          </table:table-cell>
          <table:table-cell office:value-type="float" office:value="1566304.0670000003" table:formula="of:=  IF(SUM([.F23:.F43])=0;&quot;-&quot;;SUM([.F23:.F43]))" table:style-name="ce12">
            <text:p>1,566,304<text:s/></text:p>
          </table:table-cell>
          <table:table-cell office:value-type="float" office:value="17488340" table:formula="of:=  IF(SUM([.G23:.G43])=0;&quot;-&quot;;SUM([.G23:.G43]))" table:style-name="ce12">
            <text:p>17,488,340<text:s/></text:p>
          </table:table-cell>
          <table:table-cell office:value-type="float" office:value="165780.08299999998" table:formula="of:=  IF(SUM([.H23:.H43])=0;&quot;-&quot;;SUM([.H23:.H43]))" table:style-name="ce12">
            <text:p>165,780<text:s/></text:p>
          </table:table-cell>
          <table:table-cell office:value-type="float" office:value="27870307" table:formula="of:=  IF(SUM([.I23:.I43])=0;&quot;-&quot;;SUM([.I23:.I43]))" table:style-name="ce12">
            <text:p>27,870,307<text:s/></text:p>
          </table:table-cell>
          <table:table-cell office:value-type="float" office:value="159481.68400000001" table:formula="of:=  IF(SUM([.J23:.J43])=0;&quot;-&quot;;SUM([.J23:.J43]))" table:style-name="ce12">
            <text:p>159,482<text:s/></text:p>
          </table:table-cell>
          <table:table-cell office:value-type="float" office:value="613553165" table:formula="of:=  IF(SUM([.K23:.K43])=0;&quot;-&quot;;SUM([.K23:.K43]))" table:style-name="ce12">
            <text:p>613,553,165<text:s/></text:p>
          </table:table-cell>
          <table:table-cell office:value-type="float" office:value="1126670.1099999999" table:formula="of:=  IF(SUM([.L23:.L43])=0;&quot;-&quot;;SUM([.L23:.L43]))" table:style-name="ce12">
            <text:p>1,126,670<text:s/></text:p>
          </table:table-cell>
          <table:table-cell office:value-type="float" office:value="1119389" table:formula="of:=  IF(SUM([.M23:.M43])=0;&quot;-&quot;;SUM([.M23:.M43]))" table:style-name="ce12">
            <text:p>1,119,389<text:s/></text:p>
          </table:table-cell>
          <table:table-cell office:value-type="float" office:value="20035.437999999998" table:formula="of:=  IF(SUM([.N23:.N43])=0;&quot;-&quot;;SUM([.N23:.N43]))" table:style-name="ce12">
            <text:p>20,035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80065532" table:formula="of:=  IF(SUM([.E23];['國家別製品別水產貿易量值2(續)'.G23])=0;&quot;-&quot;;SUM([.E23];['國家別製品別水產貿易量值2(續)'.G23]))" table:style-name="ce12">
            <text:p>80,065,532<text:s/></text:p>
          </table:table-cell>
          <table:table-cell office:value-type="float" office:value="475635.103" table:formula="of:=  IF(SUM([.F23];['國家別製品別水產貿易量值2(續)'.H23])=0;&quot;-&quot;;SUM([.F23];['國家別製品別水產貿易量值2(續)'.H23]))" table:style-name="ce12">
            <text:p>475,635<text:s/></text:p>
          </table:table-cell>
          <table:table-cell office:value-type="float" office:value="79555670" table:formula="of:=  IF(SUM([.G23];[.I23];[.K23];[.M23];['國家別製品別水產貿易量值1(續)'.C23];['國家別製品別水產貿易量值1(續)'.E23];['國家別製品別水產貿易量值1(續)'.G23];['國家別製品別水產貿易量值1(續)'.I23];['國家別製品別水產貿易量值1(續)'.K23];['國家別製品別水產貿易量值1(續)'.M23];['國家別製品別水產貿易量值2(續)'.C23];['國家別製品別水產貿易量值2(續)'.E23])=0;&quot;-&quot;;SUM([.G23];[.I23];[.K23];[.M23];['國家別製品別水產貿易量值1(續)'.C23];['國家別製品別水產貿易量值1(續)'.E23];['國家別製品別水產貿易量值1(續)'.G23];['國家別製品別水產貿易量值1(續)'.I23];['國家別製品別水產貿易量值1(續)'.K23];['國家別製品別水產貿易量值1(續)'.M23];['國家別製品別水產貿易量值2(續)'.C23];['國家別製品別水產貿易量值2(續)'.E23]))" table:style-name="ce12">
            <text:p>79,555,670<text:s/></text:p>
          </table:table-cell>
          <table:table-cell office:value-type="float" office:value="469485.79" table:formula="of:=  IF(SUM([.H23];[.J23];[.L23];[.N23];['國家別製品別水產貿易量值1(續)'.D23];['國家別製品別水產貿易量值1(續)'.F23];['國家別製品別水產貿易量值1(續)'.H23];['國家別製品別水產貿易量值1(續)'.J23];['國家別製品別水產貿易量值1(續)'.L23];['國家別製品別水產貿易量值1(續)'.N23];['國家別製品別水產貿易量值2(續)'.D23];['國家別製品別水產貿易量值2(續)'.F23])=0;&quot;-&quot;;SUM([.H23];[.J23];[.L23];[.N23];['國家別製品別水產貿易量值1(續)'.D23];['國家別製品別水產貿易量值1(續)'.F23];['國家別製品別水產貿易量值1(續)'.H23];['國家別製品別水產貿易量值1(續)'.J23];['國家別製品別水產貿易量值1(續)'.L23];['國家別製品別水產貿易量值1(續)'.N23];['國家別製品別水產貿易量值2(續)'.D23];['國家別製品別水產貿易量值2(續)'.F23]))" table:style-name="ce12">
            <text:p>469,486<text:s/></text:p>
          </table:table-cell>
          <table:table-cell office:value-type="float" office:value="3065788" table:style-name="ce12">
            <text:p>3,065,788<text:s/></text:p>
          </table:table-cell>
          <table:table-cell office:value-type="float" office:value="65259.995000000003" table:style-name="ce12">
            <text:p>65,260<text:s/></text:p>
          </table:table-cell>
          <table:table-cell office:value-type="float" office:value="756333" table:style-name="ce12">
            <text:p>756,333<text:s/></text:p>
          </table:table-cell>
          <table:table-cell office:value-type="float" office:value="5906.56" table:style-name="ce12">
            <text:p>5,907<text:s/></text:p>
          </table:table-cell>
          <table:table-cell office:value-type="float" office:value="74527360" table:style-name="ce12">
            <text:p>74,527,360<text:s/></text:p>
          </table:table-cell>
          <table:table-cell office:value-type="float" office:value="370534.12800000003" table:style-name="ce12">
            <text:p>370,534<text:s/></text:p>
          </table:table-cell>
          <table:table-cell office:value-type="float" office:value="486704" table:style-name="ce12">
            <text:p>486,704<text:s/></text:p>
          </table:table-cell>
          <table:table-cell office:value-type="float" office:value="11217.108" table:style-name="ce12">
            <text:p>11,217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float" office:value="173034189" table:formula="of:=  IF(SUM([.E24];['國家別製品別水產貿易量值2(續)'.G24])=0;&quot;-&quot;;SUM([.E24];['國家別製品別水產貿易量值2(續)'.G24]))" table:style-name="ce12">
            <text:p>173,034,189<text:s/></text:p>
          </table:table-cell>
          <table:table-cell office:value-type="float" office:value="180614.72200000001" table:formula="of:=  IF(SUM([.F24];['國家別製品別水產貿易量值2(續)'.H24])=0;&quot;-&quot;;SUM([.F24];['國家別製品別水產貿易量值2(續)'.H24]))" table:style-name="ce12">
            <text:p>180,615<text:s/></text:p>
          </table:table-cell>
          <table:table-cell office:value-type="float" office:value="173005354" table:formula="of:=  IF(SUM([.G24];[.I24];[.K24];[.M24];['國家別製品別水產貿易量值1(續)'.C24];['國家別製品別水產貿易量值1(續)'.E24];['國家別製品別水產貿易量值1(續)'.G24];['國家別製品別水產貿易量值1(續)'.I24];['國家別製品別水產貿易量值1(續)'.K24];['國家別製品別水產貿易量值1(續)'.M24];['國家別製品別水產貿易量值2(續)'.C24];['國家別製品別水產貿易量值2(續)'.E24])=0;&quot;-&quot;;SUM([.G24];[.I24];[.K24];[.M24];['國家別製品別水產貿易量值1(續)'.C24];['國家別製品別水產貿易量值1(續)'.E24];['國家別製品別水產貿易量值1(續)'.G24];['國家別製品別水產貿易量值1(續)'.I24];['國家別製品別水產貿易量值1(續)'.K24];['國家別製品別水產貿易量值1(續)'.M24];['國家別製品別水產貿易量值2(續)'.C24];['國家別製品別水產貿易量值2(續)'.E24]))" table:style-name="ce12">
            <text:p>173,005,354<text:s/></text:p>
          </table:table-cell>
          <table:table-cell office:value-type="float" office:value="180344.87" table:formula="of:=  IF(SUM([.H24];[.J24];[.L24];[.N24];['國家別製品別水產貿易量值1(續)'.D24];['國家別製品別水產貿易量值1(續)'.F24];['國家別製品別水產貿易量值1(續)'.H24];['國家別製品別水產貿易量值1(續)'.J24];['國家別製品別水產貿易量值1(續)'.L24];['國家別製品別水產貿易量值1(續)'.N24];['國家別製品別水產貿易量值2(續)'.D24];['國家別製品別水產貿易量值2(續)'.F24])=0;&quot;-&quot;;SUM([.H24];[.J24];[.L24];[.N24];['國家別製品別水產貿易量值1(續)'.D24];['國家別製品別水產貿易量值1(續)'.F24];['國家別製品別水產貿易量值1(續)'.H24];['國家別製品別水產貿易量值1(續)'.J24];['國家別製品別水產貿易量值1(續)'.L24];['國家別製品別水產貿易量值1(續)'.N24];['國家別製品別水產貿易量值2(續)'.D24];['國家別製品別水產貿易量值2(續)'.F24]))" table:style-name="ce12">
            <text:p>180,345<text:s/></text:p>
          </table:table-cell>
          <table:table-cell office:value-type="float" office:value="535" table:style-name="ce12">
            <text:p>535<text:s/></text:p>
          </table:table-cell>
          <table:table-cell office:value-type="float" office:value="4.2190000000000003" table:style-name="ce12">
            <text:p>4<text:s/></text:p>
          </table:table-cell>
          <table:table-cell office:value-type="float" office:value="414677" table:style-name="ce12">
            <text:p>414,677<text:s/></text:p>
          </table:table-cell>
          <table:table-cell office:value-type="float" office:value="3316.24" table:style-name="ce12">
            <text:p>3,316<text:s/></text:p>
          </table:table-cell>
          <table:table-cell office:value-type="float" office:value="172541887" table:style-name="ce12">
            <text:p>172,541,887<text:s/></text:p>
          </table:table-cell>
          <table:table-cell office:value-type="float" office:value="176666.96599999999" table:style-name="ce12">
            <text:p>176,667<text:s/></text:p>
          </table:table-cell>
          <table:table-cell office:value-type="float" office:value="15" table:style-name="ce12">
            <text:p>15<text:s/></text:p>
          </table:table-cell>
          <table:table-cell office:value-type="float" office:value="5.0999999999999997E-2" table:style-name="ce12">
            <text:p>0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106242328" table:formula="of:=  IF(SUM([.E25];['國家別製品別水產貿易量值2(續)'.G25])=0;&quot;-&quot;;SUM([.E25];['國家別製品別水產貿易量值2(續)'.G25]))" table:style-name="ce12">
            <text:p>106,242,328<text:s/></text:p>
          </table:table-cell>
          <table:table-cell office:value-type="float" office:value="165067.98100000006" table:formula="of:=  IF(SUM([.F25];['國家別製品別水產貿易量值2(續)'.H25])=0;&quot;-&quot;;SUM([.F25];['國家別製品別水產貿易量值2(續)'.H25]))" table:style-name="ce12">
            <text:p>165,068<text:s/></text:p>
          </table:table-cell>
          <table:table-cell office:value-type="float" office:value="105014243" table:formula="of:=  IF(SUM([.G25];[.I25];[.K25];[.M25];['國家別製品別水產貿易量值1(續)'.C25];['國家別製品別水產貿易量值1(續)'.E25];['國家別製品別水產貿易量值1(續)'.G25];['國家別製品別水產貿易量值1(續)'.I25];['國家別製品別水產貿易量值1(續)'.K25];['國家別製品別水產貿易量值1(續)'.M25];['國家別製品別水產貿易量值2(續)'.C25];['國家別製品別水產貿易量值2(續)'.E25])=0;&quot;-&quot;;SUM([.G25];[.I25];[.K25];[.M25];['國家別製品別水產貿易量值1(續)'.C25];['國家別製品別水產貿易量值1(續)'.E25];['國家別製品別水產貿易量值1(續)'.G25];['國家別製品別水產貿易量值1(續)'.I25];['國家別製品別水產貿易量值1(續)'.K25];['國家別製品別水產貿易量值1(續)'.M25];['國家別製品別水產貿易量值2(續)'.C25];['國家別製品別水產貿易量值2(續)'.E25]))" table:style-name="ce12">
            <text:p>105,014,243<text:s/></text:p>
          </table:table-cell>
          <table:table-cell office:value-type="float" office:value="157107.77500000005" table:formula="of:=  IF(SUM([.H25];[.J25];[.L25];[.N25];['國家別製品別水產貿易量值1(續)'.D25];['國家別製品別水產貿易量值1(續)'.F25];['國家別製品別水產貿易量值1(續)'.H25];['國家別製品別水產貿易量值1(續)'.J25];['國家別製品別水產貿易量值1(續)'.L25];['國家別製品別水產貿易量值1(續)'.N25];['國家別製品別水產貿易量值2(續)'.D25];['國家別製品別水產貿易量值2(續)'.F25])=0;&quot;-&quot;;SUM([.H25];[.J25];[.L25];[.N25];['國家別製品別水產貿易量值1(續)'.D25];['國家別製品別水產貿易量值1(續)'.F25];['國家別製品別水產貿易量值1(續)'.H25];['國家別製品別水產貿易量值1(續)'.J25];['國家別製品別水產貿易量值1(續)'.L25];['國家別製品別水產貿易量值1(續)'.N25];['國家別製品別水產貿易量值2(續)'.D25];['國家別製品別水產貿易量值2(續)'.F25]))" table:style-name="ce12">
            <text:p>157,108<text:s/></text:p>
          </table:table-cell>
          <table:table-cell office:value-type="float" office:value="10401677" table:style-name="ce12">
            <text:p>10,401,677<text:s/></text:p>
          </table:table-cell>
          <table:table-cell office:value-type="float" office:value="69513.45" table:style-name="ce12">
            <text:p>69,513<text:s/></text:p>
          </table:table-cell>
          <table:table-cell office:value-type="float" office:value="10370562" table:style-name="ce12">
            <text:p>10,370,562<text:s/></text:p>
          </table:table-cell>
          <table:table-cell office:value-type="float" office:value="13415.205" table:style-name="ce12">
            <text:p>13,415<text:s/></text:p>
          </table:table-cell>
          <table:table-cell office:value-type="float" office:value="82315252" table:style-name="ce12">
            <text:p>82,315,252<text:s/></text:p>
          </table:table-cell>
          <table:table-cell office:value-type="float" office:value="63762.288" table:style-name="ce12">
            <text:p>63,762<text:s/></text:p>
          </table:table-cell>
          <table:table-cell office:value-type="float" office:value="4771" table:style-name="ce12">
            <text:p>4,771<text:s/></text:p>
          </table:table-cell>
          <table:table-cell office:value-type="float" office:value="111.38500000000001" table:style-name="ce12">
            <text:p>111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float" office:value="37919391" table:formula="of:=  IF(SUM([.E26];['國家別製品別水產貿易量值2(續)'.G26])=0;&quot;-&quot;;SUM([.E26];['國家別製品別水產貿易量值2(續)'.G26]))" table:style-name="ce12">
            <text:p>37,919,391<text:s/></text:p>
          </table:table-cell>
          <table:table-cell office:value-type="float" office:value="151854.36500000002" table:formula="of:=  IF(SUM([.F26];['國家別製品別水產貿易量值2(續)'.H26])=0;&quot;-&quot;;SUM([.F26];['國家別製品別水產貿易量值2(續)'.H26]))" table:style-name="ce12">
            <text:p>151,854<text:s/></text:p>
          </table:table-cell>
          <table:table-cell office:value-type="float" office:value="37707394" table:formula="of:=  IF(SUM([.G26];[.I26];[.K26];[.M26];['國家別製品別水產貿易量值1(續)'.C26];['國家別製品別水產貿易量值1(續)'.E26];['國家別製品別水產貿易量值1(續)'.G26];['國家別製品別水產貿易量值1(續)'.I26];['國家別製品別水產貿易量值1(續)'.K26];['國家別製品別水產貿易量值1(續)'.M26];['國家別製品別水產貿易量值2(續)'.C26];['國家別製品別水產貿易量值2(續)'.E26])=0;&quot;-&quot;;SUM([.G26];[.I26];[.K26];[.M26];['國家別製品別水產貿易量值1(續)'.C26];['國家別製品別水產貿易量值1(續)'.E26];['國家別製品別水產貿易量值1(續)'.G26];['國家別製品別水產貿易量值1(續)'.I26];['國家別製品別水產貿易量值1(續)'.K26];['國家別製品別水產貿易量值1(續)'.M26];['國家別製品別水產貿易量值2(續)'.C26];['國家別製品別水產貿易量值2(續)'.E26]))" table:style-name="ce12">
            <text:p>37,707,394<text:s/></text:p>
          </table:table-cell>
          <table:table-cell office:value-type="float" office:value="149823.93600000002" table:formula="of:=  IF(SUM([.H26];[.J26];[.L26];[.N26];['國家別製品別水產貿易量值1(續)'.D26];['國家別製品別水產貿易量值1(續)'.F26];['國家別製品別水產貿易量值1(續)'.H26];['國家別製品別水產貿易量值1(續)'.J26];['國家別製品別水產貿易量值1(續)'.L26];['國家別製品別水產貿易量值1(續)'.N26];['國家別製品別水產貿易量值2(續)'.D26];['國家別製品別水產貿易量值2(續)'.F26])=0;&quot;-&quot;;SUM([.H26];[.J26];[.L26];[.N26];['國家別製品別水產貿易量值1(續)'.D26];['國家別製品別水產貿易量值1(續)'.F26];['國家別製品別水產貿易量值1(續)'.H26];['國家別製品別水產貿易量值1(續)'.J26];['國家別製品別水產貿易量值1(續)'.L26];['國家別製品別水產貿易量值1(續)'.N26];['國家別製品別水產貿易量值2(續)'.D26];['國家別製品別水產貿易量值2(續)'.F26]))" table:style-name="ce12">
            <text:p>149,824<text:s/></text:p>
          </table:table-cell>
          <table:table-cell office:value-type="float" office:value="509116" table:style-name="ce12">
            <text:p>509,116<text:s/></text:p>
          </table:table-cell>
          <table:table-cell office:value-type="float" office:value="1562.2280000000001" table:style-name="ce12">
            <text:p>1,562<text:s/></text:p>
          </table:table-cell>
          <table:table-cell office:value-type="float" office:value="598408" table:style-name="ce12">
            <text:p>598,408<text:s/></text:p>
          </table:table-cell>
          <table:table-cell office:value-type="float" office:value="4865.4560000000001" table:style-name="ce12">
            <text:p>4,865<text:s/></text:p>
          </table:table-cell>
          <table:table-cell office:value-type="float" office:value="34515723" table:style-name="ce12">
            <text:p>34,515,723<text:s/></text:p>
          </table:table-cell>
          <table:table-cell office:value-type="float" office:value="126089.891" table:style-name="ce12">
            <text:p>126,090<text:s/></text:p>
          </table:table-cell>
          <table:table-cell office:value-type="float" office:value="10667" table:style-name="ce12">
            <text:p>10,667<text:s/></text:p>
          </table:table-cell>
          <table:table-cell office:value-type="float" office:value="216.79599999999999" table:style-name="ce12">
            <text:p>217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模里西斯</text:p>
          </table:table-cell>
          <table:table-cell office:value-type="string" table:style-name="ce9">
            <text:p>MAURITIUS</text:p>
          </table:table-cell>
          <table:table-cell office:value-type="float" office:value="23813214" table:formula="of:=  IF(SUM([.E27];['國家別製品別水產貿易量值2(續)'.G27])=0;&quot;-&quot;;SUM([.E27];['國家別製品別水產貿易量值2(續)'.G27]))" table:style-name="ce12">
            <text:p>23,813,214<text:s/></text:p>
          </table:table-cell>
          <table:table-cell office:value-type="float" office:value="89883.94200000001" table:formula="of:=  IF(SUM([.F27];['國家別製品別水產貿易量值2(續)'.H27])=0;&quot;-&quot;;SUM([.F27];['國家別製品別水產貿易量值2(續)'.H27]))" table:style-name="ce12">
            <text:p>89,884<text:s/></text:p>
          </table:table-cell>
          <table:table-cell office:value-type="float" office:value="23807029" table:formula="of:=  IF(SUM([.G27];[.I27];[.K27];[.M27];['國家別製品別水產貿易量值1(續)'.C27];['國家別製品別水產貿易量值1(續)'.E27];['國家別製品別水產貿易量值1(續)'.G27];['國家別製品別水產貿易量值1(續)'.I27];['國家別製品別水產貿易量值1(續)'.K27];['國家別製品別水產貿易量值1(續)'.M27];['國家別製品別水產貿易量值2(續)'.C27];['國家別製品別水產貿易量值2(續)'.E27])=0;&quot;-&quot;;SUM([.G27];[.I27];[.K27];[.M27];['國家別製品別水產貿易量值1(續)'.C27];['國家別製品別水產貿易量值1(續)'.E27];['國家別製品別水產貿易量值1(續)'.G27];['國家別製品別水產貿易量值1(續)'.I27];['國家別製品別水產貿易量值1(續)'.K27];['國家別製品別水產貿易量值1(續)'.M27];['國家別製品別水產貿易量值2(續)'.C27];['國家別製品別水產貿易量值2(續)'.E27]))" table:style-name="ce12">
            <text:p>23,807,029<text:s/></text:p>
          </table:table-cell>
          <table:table-cell office:value-type="float" office:value="89859.540000000008" table:formula="of:=  IF(SUM([.H27];[.J27];[.L27];[.N27];['國家別製品別水產貿易量值1(續)'.D27];['國家別製品別水產貿易量值1(續)'.F27];['國家別製品別水產貿易量值1(續)'.H27];['國家別製品別水產貿易量值1(續)'.J27];['國家別製品別水產貿易量值1(續)'.L27];['國家別製品別水產貿易量值1(續)'.N27];['國家別製品別水產貿易量值2(續)'.D27];['國家別製品別水產貿易量值2(續)'.F27])=0;&quot;-&quot;;SUM([.H27];[.J27];[.L27];[.N27];['國家別製品別水產貿易量值1(續)'.D27];['國家別製品別水產貿易量值1(續)'.F27];['國家別製品別水產貿易量值1(續)'.H27];['國家別製品別水產貿易量值1(續)'.J27];['國家別製品別水產貿易量值1(續)'.L27];['國家別製品別水產貿易量值1(續)'.N27];['國家別製品別水產貿易量值2(續)'.D27];['國家別製品別水產貿易量值2(續)'.F27]))" table:style-name="ce12">
            <text:p>89,86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475400" table:style-name="ce12">
            <text:p>5,475,400<text:s/></text:p>
          </table:table-cell>
          <table:table-cell office:value-type="float" office:value="47333.834000000003" table:style-name="ce12">
            <text:p>47,334<text:s/></text:p>
          </table:table-cell>
          <table:table-cell office:value-type="float" office:value="18331539" table:style-name="ce12">
            <text:p>18,331,539<text:s/></text:p>
          </table:table-cell>
          <table:table-cell office:value-type="float" office:value="42523.548999999999" table:style-name="ce12">
            <text:p>42,524<text:s/></text:p>
          </table:table-cell>
          <table:table-cell office:value-type="float" office:value="90" table:style-name="ce12">
            <text:p>90<text:s/></text:p>
          </table:table-cell>
          <table:table-cell office:value-type="float" office:value="2.157" table:style-name="ce12">
            <text:p>2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香港</text:p>
          </table:table-cell>
          <table:table-cell office:value-type="string" table:style-name="ce9">
            <text:p>HONGKONG</text:p>
          </table:table-cell>
          <table:table-cell office:value-type="float" office:value="11295112" table:formula="of:=  IF(SUM([.E28];['國家別製品別水產貿易量值2(續)'.G28])=0;&quot;-&quot;;SUM([.E28];['國家別製品別水產貿易量值2(續)'.G28]))" table:style-name="ce12">
            <text:p>11,295,112<text:s/></text:p>
          </table:table-cell>
          <table:table-cell office:value-type="float" office:value="80780.731" table:formula="of:=  IF(SUM([.F28];['國家別製品別水產貿易量值2(續)'.H28])=0;&quot;-&quot;;SUM([.F28];['國家別製品別水產貿易量值2(續)'.H28]))" table:style-name="ce12">
            <text:p>80,781<text:s/></text:p>
          </table:table-cell>
          <table:table-cell office:value-type="float" office:value="11165131" table:formula="of:=  IF(SUM([.G28];[.I28];[.K28];[.M28];['國家別製品別水產貿易量值1(續)'.C28];['國家別製品別水產貿易量值1(續)'.E28];['國家別製品別水產貿易量值1(續)'.G28];['國家別製品別水產貿易量值1(續)'.I28];['國家別製品別水產貿易量值1(續)'.K28];['國家別製品別水產貿易量值1(續)'.M28];['國家別製品別水產貿易量值2(續)'.C28];['國家別製品別水產貿易量值2(續)'.E28])=0;&quot;-&quot;;SUM([.G28];[.I28];[.K28];[.M28];['國家別製品別水產貿易量值1(續)'.C28];['國家別製品別水產貿易量值1(續)'.E28];['國家別製品別水產貿易量值1(續)'.G28];['國家別製品別水產貿易量值1(續)'.I28];['國家別製品別水產貿易量值1(續)'.K28];['國家別製品別水產貿易量值1(續)'.M28];['國家別製品別水產貿易量值2(續)'.C28];['國家別製品別水產貿易量值2(續)'.E28]))" table:style-name="ce12">
            <text:p>11,165,131<text:s/></text:p>
          </table:table-cell>
          <table:table-cell office:value-type="float" office:value="74313.929999999993" table:formula="of:=  IF(SUM([.H28];[.J28];[.L28];[.N28];['國家別製品別水產貿易量值1(續)'.D28];['國家別製品別水產貿易量值1(續)'.F28];['國家別製品別水產貿易量值1(續)'.H28];['國家別製品別水產貿易量值1(續)'.J28];['國家別製品別水產貿易量值1(續)'.L28];['國家別製品別水產貿易量值1(續)'.N28];['國家別製品別水產貿易量值2(續)'.D28];['國家別製品別水產貿易量值2(續)'.F28])=0;&quot;-&quot;;SUM([.H28];[.J28];[.L28];[.N28];['國家別製品別水產貿易量值1(續)'.D28];['國家別製品別水產貿易量值1(續)'.F28];['國家別製品別水產貿易量值1(續)'.H28];['國家別製品別水產貿易量值1(續)'.J28];['國家別製品別水產貿易量值1(續)'.L28];['國家別製品別水產貿易量值1(續)'.N28];['國家別製品別水產貿易量值2(續)'.D28];['國家別製品別水產貿易量值2(續)'.F28]))" table:style-name="ce12">
            <text:p>74,314<text:s/></text:p>
          </table:table-cell>
          <table:table-cell office:value-type="float" office:value="3217074" table:style-name="ce12">
            <text:p>3,217,074<text:s/></text:p>
          </table:table-cell>
          <table:table-cell office:value-type="float" office:value="26562.578000000001" table:style-name="ce12">
            <text:p>26,563<text:s/></text:p>
          </table:table-cell>
          <table:table-cell office:value-type="float" office:value="1402286" table:style-name="ce12">
            <text:p>1,402,286<text:s/></text:p>
          </table:table-cell>
          <table:table-cell office:value-type="float" office:value="5704.58" table:style-name="ce12">
            <text:p>5,705<text:s/></text:p>
          </table:table-cell>
          <table:table-cell office:value-type="float" office:value="2488255" table:style-name="ce12">
            <text:p>2,488,255<text:s/></text:p>
          </table:table-cell>
          <table:table-cell office:value-type="float" office:value="10534.297" table:style-name="ce12">
            <text:p>10,534<text:s/></text:p>
          </table:table-cell>
          <table:table-cell office:value-type="float" office:value="512677" table:style-name="ce12">
            <text:p>512,677<text:s/></text:p>
          </table:table-cell>
          <table:table-cell office:value-type="float" office:value="7179.2929999999997" table:style-name="ce12">
            <text:p>7,179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float" office:value="60579934" table:formula="of:=  IF(SUM([.E29];['國家別製品別水產貿易量值2(續)'.G29])=0;&quot;-&quot;;SUM([.E29];['國家別製品別水產貿易量值2(續)'.G29]))" table:style-name="ce12">
            <text:p>60,579,934<text:s/></text:p>
          </table:table-cell>
          <table:table-cell office:value-type="float" office:value="60177.922999999995" table:formula="of:=  IF(SUM([.F29];['國家別製品別水產貿易量值2(續)'.H29])=0;&quot;-&quot;;SUM([.F29];['國家別製品別水產貿易量值2(續)'.H29]))" table:style-name="ce12">
            <text:p>60,178<text:s/></text:p>
          </table:table-cell>
          <table:table-cell office:value-type="float" office:value="59152503" table:formula="of:=  IF(SUM([.G29];[.I29];[.K29];[.M29];['國家別製品別水產貿易量值1(續)'.C29];['國家別製品別水產貿易量值1(續)'.E29];['國家別製品別水產貿易量值1(續)'.G29];['國家別製品別水產貿易量值1(續)'.I29];['國家別製品別水產貿易量值1(續)'.K29];['國家別製品別水產貿易量值1(續)'.M29];['國家別製品別水產貿易量值2(續)'.C29];['國家別製品別水產貿易量值2(續)'.E29])=0;&quot;-&quot;;SUM([.G29];[.I29];[.K29];[.M29];['國家別製品別水產貿易量值1(續)'.C29];['國家別製品別水產貿易量值1(續)'.E29];['國家別製品別水產貿易量值1(續)'.G29];['國家別製品別水產貿易量值1(續)'.I29];['國家別製品別水產貿易量值1(續)'.K29];['國家別製品別水產貿易量值1(續)'.M29];['國家別製品別水產貿易量值2(續)'.C29];['國家別製品別水產貿易量值2(續)'.E29]))" table:style-name="ce12">
            <text:p>59,152,503<text:s/></text:p>
          </table:table-cell>
          <table:table-cell office:value-type="float" office:value="57469.219999999994" table:formula="of:=  IF(SUM([.H29];[.J29];[.L29];[.N29];['國家別製品別水產貿易量值1(續)'.D29];['國家別製品別水產貿易量值1(續)'.F29];['國家別製品別水產貿易量值1(續)'.H29];['國家別製品別水產貿易量值1(續)'.J29];['國家別製品別水產貿易量值1(續)'.L29];['國家別製品別水產貿易量值1(續)'.N29];['國家別製品別水產貿易量值2(續)'.D29];['國家別製品別水產貿易量值2(續)'.F29])=0;&quot;-&quot;;SUM([.H29];[.J29];[.L29];[.N29];['國家別製品別水產貿易量值1(續)'.D29];['國家別製品別水產貿易量值1(續)'.F29];['國家別製品別水產貿易量值1(續)'.H29];['國家別製品別水產貿易量值1(續)'.J29];['國家別製品別水產貿易量值1(續)'.L29];['國家別製品別水產貿易量值1(續)'.N29];['國家別製品別水產貿易量值2(續)'.D29];['國家別製品別水產貿易量值2(續)'.F29]))" table:style-name="ce12">
            <text:p>57,469<text:s/></text:p>
          </table:table-cell>
          <table:table-cell office:value-type="float" office:value="1343" table:style-name="ce12">
            <text:p>1,343<text:s/></text:p>
          </table:table-cell>
          <table:table-cell office:value-type="float" office:value="190.267" table:style-name="ce12">
            <text:p>190<text:s/></text:p>
          </table:table-cell>
          <table:table-cell office:value-type="float" office:value="6709" table:style-name="ce12">
            <text:p>6,709<text:s/></text:p>
          </table:table-cell>
          <table:table-cell office:value-type="float" office:value="70.283000000000001" table:style-name="ce12">
            <text:p>70<text:s/></text:p>
          </table:table-cell>
          <table:table-cell office:value-type="float" office:value="59006693" table:style-name="ce12">
            <text:p>59,006,693<text:s/></text:p>
          </table:table-cell>
          <table:table-cell office:value-type="float" office:value="55410.474999999999" table:style-name="ce12">
            <text:p>55,410<text:s/></text:p>
          </table:table-cell>
          <table:table-cell office:value-type="float" office:value="32" table:style-name="ce12">
            <text:p>32<text:s/></text:p>
          </table:table-cell>
          <table:table-cell office:value-type="float" office:value="0.39300000000000002" table:style-name="ce12">
            <text:p>0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float" office:value="8487878" table:formula="of:=  IF(SUM([.E30];['國家別製品別水產貿易量值2(續)'.G30])=0;&quot;-&quot;;SUM([.E30];['國家別製品別水產貿易量值2(續)'.G30]))" table:style-name="ce12">
            <text:p>8,487,878<text:s/></text:p>
          </table:table-cell>
          <table:table-cell office:value-type="float" office:value="56767.127" table:formula="of:=  IF(SUM([.F30];['國家別製品別水產貿易量值2(續)'.H30])=0;&quot;-&quot;;SUM([.F30];['國家別製品別水產貿易量值2(續)'.H30]))" table:style-name="ce12">
            <text:p>56,767<text:s/></text:p>
          </table:table-cell>
          <table:table-cell office:value-type="float" office:value="8248323" table:formula="of:=  IF(SUM([.G30];[.I30];[.K30];[.M30];['國家別製品別水產貿易量值1(續)'.C30];['國家別製品別水產貿易量值1(續)'.E30];['國家別製品別水產貿易量值1(續)'.G30];['國家別製品別水產貿易量值1(續)'.I30];['國家別製品別水產貿易量值1(續)'.K30];['國家別製品別水產貿易量值1(續)'.M30];['國家別製品別水產貿易量值2(續)'.C30];['國家別製品別水產貿易量值2(續)'.E30])=0;&quot;-&quot;;SUM([.G30];[.I30];[.K30];[.M30];['國家別製品別水產貿易量值1(續)'.C30];['國家別製品別水產貿易量值1(續)'.E30];['國家別製品別水產貿易量值1(續)'.G30];['國家別製品別水產貿易量值1(續)'.I30];['國家別製品別水產貿易量值1(續)'.K30];['國家別製品別水產貿易量值1(續)'.M30];['國家別製品別水產貿易量值2(續)'.C30];['國家別製品別水產貿易量值2(續)'.E30]))" table:style-name="ce12">
            <text:p>8,248,323<text:s/></text:p>
          </table:table-cell>
          <table:table-cell office:value-type="float" office:value="56127.089" table:formula="of:=  IF(SUM([.H30];[.J30];[.L30];[.N30];['國家別製品別水產貿易量值1(續)'.D30];['國家別製品別水產貿易量值1(續)'.F30];['國家別製品別水產貿易量值1(續)'.H30];['國家別製品別水產貿易量值1(續)'.J30];['國家別製品別水產貿易量值1(續)'.L30];['國家別製品別水產貿易量值1(續)'.N30];['國家別製品別水產貿易量值2(續)'.D30];['國家別製品別水產貿易量值2(續)'.F30])=0;&quot;-&quot;;SUM([.H30];[.J30];[.L30];[.N30];['國家別製品別水產貿易量值1(續)'.D30];['國家別製品別水產貿易量值1(續)'.F30];['國家別製品別水產貿易量值1(續)'.H30];['國家別製品別水產貿易量值1(續)'.J30];['國家別製品別水產貿易量值1(續)'.L30];['國家別製品別水產貿易量值1(續)'.N30];['國家別製品別水產貿易量值2(續)'.D30];['國家別製品別水產貿易量值2(續)'.F30]))" table:style-name="ce12">
            <text:p>56,127<text:s/></text:p>
          </table:table-cell>
          <table:table-cell office:value-type="string" table:style-name="ce12">
            <text:p>-</text:p>
          </table:table-cell>
          <table:table-cell office:value-type="float" office:value="3.2000000000000001E-2" table:style-name="ce12">
            <text:p>0<text:s/></text:p>
          </table:table-cell>
          <table:table-cell office:value-type="float" office:value="5799517" table:style-name="ce12">
            <text:p>5,799,517<text:s/></text:p>
          </table:table-cell>
          <table:table-cell office:value-type="float" office:value="53665.74" table:style-name="ce12">
            <text:p>53,666<text:s/></text:p>
          </table:table-cell>
          <table:table-cell office:value-type="float" office:value="2447161" table:style-name="ce12">
            <text:p>2,447,161<text:s/></text:p>
          </table:table-cell>
          <table:table-cell office:value-type="float" office:value="2443.25" table:style-name="ce12">
            <text:p>2,443<text:s/></text:p>
          </table:table-cell>
          <table:table-cell office:value-type="float" office:value="38" table:style-name="ce12">
            <text:p>38<text:s/></text:p>
          </table:table-cell>
          <table:table-cell office:value-type="float" office:value="3.5139999999999998" table:style-name="ce12">
            <text:p>4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澳大利亞</text:p>
          </table:table-cell>
          <table:table-cell office:value-type="string" table:style-name="ce9">
            <text:p>AUSTRALIA</text:p>
          </table:table-cell>
          <table:table-cell office:value-type="float" office:value="8906224" table:formula="of:=  IF(SUM([.E31];['國家別製品別水產貿易量值2(續)'.G31])=0;&quot;-&quot;;SUM([.E31];['國家別製品別水產貿易量值2(續)'.G31]))" table:style-name="ce12">
            <text:p>8,906,224<text:s/></text:p>
          </table:table-cell>
          <table:table-cell office:value-type="float" office:value="42916.263000000021" table:formula="of:=  IF(SUM([.F31];['國家別製品別水產貿易量值2(續)'.H31])=0;&quot;-&quot;;SUM([.F31];['國家別製品別水產貿易量值2(續)'.H31]))" table:style-name="ce12">
            <text:p>42,916<text:s/></text:p>
          </table:table-cell>
          <table:table-cell office:value-type="float" office:value="8117369" table:formula="of:=  IF(SUM([.G31];[.I31];[.K31];[.M31];['國家別製品別水產貿易量值1(續)'.C31];['國家別製品別水產貿易量值1(續)'.E31];['國家別製品別水產貿易量值1(續)'.G31];['國家別製品別水產貿易量值1(續)'.I31];['國家別製品別水產貿易量值1(續)'.K31];['國家別製品別水產貿易量值1(續)'.M31];['國家別製品別水產貿易量值2(續)'.C31];['國家別製品別水產貿易量值2(續)'.E31])=0;&quot;-&quot;;SUM([.G31];[.I31];[.K31];[.M31];['國家別製品別水產貿易量值1(續)'.C31];['國家別製品別水產貿易量值1(續)'.E31];['國家別製品別水產貿易量值1(續)'.G31];['國家別製品別水產貿易量值1(續)'.I31];['國家別製品別水產貿易量值1(續)'.K31];['國家別製品別水產貿易量值1(續)'.M31];['國家別製品別水產貿易量值2(續)'.C31];['國家別製品別水產貿易量值2(續)'.E31]))" table:style-name="ce12">
            <text:p>8,117,369<text:s/></text:p>
          </table:table-cell>
          <table:table-cell office:value-type="float" office:value="40818.444000000018" table:formula="of:=  IF(SUM([.H31];[.J31];[.L31];[.N31];['國家別製品別水產貿易量值1(續)'.D31];['國家別製品別水產貿易量值1(續)'.F31];['國家別製品別水產貿易量值1(續)'.H31];['國家別製品別水產貿易量值1(續)'.J31];['國家別製品別水產貿易量值1(續)'.L31];['國家別製品別水產貿易量值1(續)'.N31];['國家別製品別水產貿易量值2(續)'.D31];['國家別製品別水產貿易量值2(續)'.F31])=0;&quot;-&quot;;SUM([.H31];[.J31];[.L31];[.N31];['國家別製品別水產貿易量值1(續)'.D31];['國家別製品別水產貿易量值1(續)'.F31];['國家別製品別水產貿易量值1(續)'.H31];['國家別製品別水產貿易量值1(續)'.J31];['國家別製品別水產貿易量值1(續)'.L31];['國家別製品別水產貿易量值1(續)'.N31];['國家別製品別水產貿易量值2(續)'.D31];['國家別製品別水產貿易量值2(續)'.F31]))" table:style-name="ce12">
            <text:p>40,81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534" table:style-name="ce12">
            <text:p>6,534<text:s/></text:p>
          </table:table-cell>
          <table:table-cell office:value-type="float" office:value="26.634" table:style-name="ce12">
            <text:p>27<text:s/></text:p>
          </table:table-cell>
          <table:table-cell office:value-type="float" office:value="7653852" table:style-name="ce12">
            <text:p>7,653,852<text:s/></text:p>
          </table:table-cell>
          <table:table-cell office:value-type="float" office:value="37335.809000000001" table:style-name="ce12">
            <text:p>37,336<text:s/></text:p>
          </table:table-cell>
          <table:table-cell office:value-type="float" office:value="2033" table:style-name="ce12">
            <text:p>2,033<text:s/></text:p>
          </table:table-cell>
          <table:table-cell office:value-type="float" office:value="38.058999999999997" table:style-name="ce12">
            <text:p>38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float" office:value="35526169" table:formula="of:=  IF(SUM([.E32];['國家別製品別水產貿易量值2(續)'.G32])=0;&quot;-&quot;;SUM([.E32];['國家別製品別水產貿易量值2(續)'.G32]))" table:style-name="ce12">
            <text:p>35,526,169<text:s/></text:p>
          </table:table-cell>
          <table:table-cell office:value-type="float" office:value="39143.273000000001" table:formula="of:=  IF(SUM([.F32];['國家別製品別水產貿易量值2(續)'.H32])=0;&quot;-&quot;;SUM([.F32];['國家別製品別水產貿易量值2(續)'.H32]))" table:style-name="ce12">
            <text:p>39,143<text:s/></text:p>
          </table:table-cell>
          <table:table-cell office:value-type="float" office:value="35415327" table:formula="of:=  IF(SUM([.G32];[.I32];[.K32];[.M32];['國家別製品別水產貿易量值1(續)'.C32];['國家別製品別水產貿易量值1(續)'.E32];['國家別製品別水產貿易量值1(續)'.G32];['國家別製品別水產貿易量值1(續)'.I32];['國家別製品別水產貿易量值1(續)'.K32];['國家別製品別水產貿易量值1(續)'.M32];['國家別製品別水產貿易量值2(續)'.C32];['國家別製品別水產貿易量值2(續)'.E32])=0;&quot;-&quot;;SUM([.G32];[.I32];[.K32];[.M32];['國家別製品別水產貿易量值1(續)'.C32];['國家別製品別水產貿易量值1(續)'.E32];['國家別製品別水產貿易量值1(續)'.G32];['國家別製品別水產貿易量值1(續)'.I32];['國家別製品別水產貿易量值1(續)'.K32];['國家別製品別水產貿易量值1(續)'.M32];['國家別製品別水產貿易量值2(續)'.C32];['國家別製品別水產貿易量值2(續)'.E32]))" table:style-name="ce12">
            <text:p>35,415,327<text:s/></text:p>
          </table:table-cell>
          <table:table-cell office:value-type="float" office:value="38371.61" table:formula="of:=  IF(SUM([.H32];[.J32];[.L32];[.N32];['國家別製品別水產貿易量值1(續)'.D32];['國家別製品別水產貿易量值1(續)'.F32];['國家別製品別水產貿易量值1(續)'.H32];['國家別製品別水產貿易量值1(續)'.J32];['國家別製品別水產貿易量值1(續)'.L32];['國家別製品別水產貿易量值1(續)'.N32];['國家別製品別水產貿易量值2(續)'.D32];['國家別製品別水產貿易量值2(續)'.F32])=0;&quot;-&quot;;SUM([.H32];[.J32];[.L32];[.N32];['國家別製品別水產貿易量值1(續)'.D32];['國家別製品別水產貿易量值1(續)'.F32];['國家別製品別水產貿易量值1(續)'.H32];['國家別製品別水產貿易量值1(續)'.J32];['國家別製品別水產貿易量值1(續)'.L32];['國家別製品別水產貿易量值1(續)'.N32];['國家別製品別水產貿易量值2(續)'.D32];['國家別製品別水產貿易量值2(續)'.F32]))" table:style-name="ce12">
            <text:p>38,372<text:s/></text:p>
          </table:table-cell>
          <table:table-cell office:value-type="float" office:value="4832" table:style-name="ce12">
            <text:p>4,832<text:s/></text:p>
          </table:table-cell>
          <table:table-cell office:value-type="float" office:value="16.562000000000001" table:style-name="ce12">
            <text:p>17<text:s/></text:p>
          </table:table-cell>
          <table:table-cell office:value-type="float" office:value="67093" table:style-name="ce12">
            <text:p>67,093<text:s/></text:p>
          </table:table-cell>
          <table:table-cell office:value-type="float" office:value="94.721999999999994" table:style-name="ce12">
            <text:p>95<text:s/></text:p>
          </table:table-cell>
          <table:table-cell office:value-type="float" office:value="35284543" table:style-name="ce12">
            <text:p>35,284,543<text:s/></text:p>
          </table:table-cell>
          <table:table-cell office:value-type="float" office:value="37684.887000000002" table:style-name="ce12">
            <text:p>37,685<text:s/></text:p>
          </table:table-cell>
          <table:table-cell office:value-type="float" office:value="6172" table:style-name="ce12">
            <text:p>6,172<text:s/></text:p>
          </table:table-cell>
          <table:table-cell office:value-type="float" office:value="80.992999999999995" table:style-name="ce12">
            <text:p>81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float" office:value="22659706" table:formula="of:=  IF(SUM([.E33];['國家別製品別水產貿易量值2(續)'.G33])=0;&quot;-&quot;;SUM([.E33];['國家別製品別水產貿易量值2(續)'.G33]))" table:style-name="ce12">
            <text:p>22,659,706<text:s/></text:p>
          </table:table-cell>
          <table:table-cell office:value-type="float" office:value="38052.931000000004" table:formula="of:=  IF(SUM([.F33];['國家別製品別水產貿易量值2(續)'.H33])=0;&quot;-&quot;;SUM([.F33];['國家別製品別水產貿易量值2(續)'.H33]))" table:style-name="ce12">
            <text:p>38,053<text:s/></text:p>
          </table:table-cell>
          <table:table-cell office:value-type="float" office:value="22500166" table:formula="of:=  IF(SUM([.G33];[.I33];[.K33];[.M33];['國家別製品別水產貿易量值1(續)'.C33];['國家別製品別水產貿易量值1(續)'.E33];['國家別製品別水產貿易量值1(續)'.G33];['國家別製品別水產貿易量值1(續)'.I33];['國家別製品別水產貿易量值1(續)'.K33];['國家別製品別水產貿易量值1(續)'.M33];['國家別製品別水產貿易量值2(續)'.C33];['國家別製品別水產貿易量值2(續)'.E33])=0;&quot;-&quot;;SUM([.G33];[.I33];[.K33];[.M33];['國家別製品別水產貿易量值1(續)'.C33];['國家別製品別水產貿易量值1(續)'.E33];['國家別製品別水產貿易量值1(續)'.G33];['國家別製品別水產貿易量值1(續)'.I33];['國家別製品別水產貿易量值1(續)'.K33];['國家別製品別水產貿易量值1(續)'.M33];['國家別製品別水產貿易量值2(續)'.C33];['國家別製品別水產貿易量值2(續)'.E33]))" table:style-name="ce12">
            <text:p>22,500,166<text:s/></text:p>
          </table:table-cell>
          <table:table-cell office:value-type="float" office:value="37771.169000000002" table:formula="of:=  IF(SUM([.H33];[.J33];[.L33];[.N33];['國家別製品別水產貿易量值1(續)'.D33];['國家別製品別水產貿易量值1(續)'.F33];['國家別製品別水產貿易量值1(續)'.H33];['國家別製品別水產貿易量值1(續)'.J33];['國家別製品別水產貿易量值1(續)'.L33];['國家別製品別水產貿易量值1(續)'.N33];['國家別製品別水產貿易量值2(續)'.D33];['國家別製品別水產貿易量值2(續)'.F33])=0;&quot;-&quot;;SUM([.H33];[.J33];[.L33];[.N33];['國家別製品別水產貿易量值1(續)'.D33];['國家別製品別水產貿易量值1(續)'.F33];['國家別製品別水產貿易量值1(續)'.H33];['國家別製品別水產貿易量值1(續)'.J33];['國家別製品別水產貿易量值1(續)'.L33];['國家別製品別水產貿易量值1(續)'.N33];['國家別製品別水產貿易量值2(續)'.D33];['國家別製品別水產貿易量值2(續)'.F33]))" table:style-name="ce12">
            <text:p>37,771<text:s/></text:p>
          </table:table-cell>
          <table:table-cell office:value-type="float" office:value="22185" table:style-name="ce12">
            <text:p>22,185<text:s/></text:p>
          </table:table-cell>
          <table:table-cell office:value-type="float" office:value="177.422" table:style-name="ce12">
            <text:p>177<text:s/></text:p>
          </table:table-cell>
          <table:table-cell office:value-type="float" office:value="1953211" table:style-name="ce12">
            <text:p>1,953,211<text:s/></text:p>
          </table:table-cell>
          <table:table-cell office:value-type="float" office:value="16446.973999999998" table:style-name="ce12">
            <text:p>16,447<text:s/></text:p>
          </table:table-cell>
          <table:table-cell office:value-type="float" office:value="19967868" table:style-name="ce12">
            <text:p>19,967,868<text:s/></text:p>
          </table:table-cell>
          <table:table-cell office:value-type="float" office:value="18587.973000000002" table:style-name="ce12">
            <text:p>18,588<text:s/></text:p>
          </table:table-cell>
          <table:table-cell office:value-type="float" office:value="1546" table:style-name="ce12">
            <text:p>1,546<text:s/></text:p>
          </table:table-cell>
          <table:table-cell office:value-type="float" office:value="130.76900000000001" table:style-name="ce12">
            <text:p>131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float" office:value="5698898" table:formula="of:=  IF(SUM([.E34];['國家別製品別水產貿易量值2(續)'.G34])=0;&quot;-&quot;;SUM([.E34];['國家別製品別水產貿易量值2(續)'.G34]))" table:style-name="ce12">
            <text:p>5,698,898<text:s/></text:p>
          </table:table-cell>
          <table:table-cell office:value-type="float" office:value="22730.961000000003" table:formula="of:=  IF(SUM([.F34];['國家別製品別水產貿易量值2(續)'.H34])=0;&quot;-&quot;;SUM([.F34];['國家別製品別水產貿易量值2(續)'.H34]))" table:style-name="ce12">
            <text:p>22,731<text:s/></text:p>
          </table:table-cell>
          <table:table-cell office:value-type="float" office:value="5625334" table:formula="of:=  IF(SUM([.G34];[.I34];[.K34];[.M34];['國家別製品別水產貿易量值1(續)'.C34];['國家別製品別水產貿易量值1(續)'.E34];['國家別製品別水產貿易量值1(續)'.G34];['國家別製品別水產貿易量值1(續)'.I34];['國家別製品別水產貿易量值1(續)'.K34];['國家別製品別水產貿易量值1(續)'.M34];['國家別製品別水產貿易量值2(續)'.C34];['國家別製品別水產貿易量值2(續)'.E34])=0;&quot;-&quot;;SUM([.G34];[.I34];[.K34];[.M34];['國家別製品別水產貿易量值1(續)'.C34];['國家別製品別水產貿易量值1(續)'.E34];['國家別製品別水產貿易量值1(續)'.G34];['國家別製品別水產貿易量值1(續)'.I34];['國家別製品別水產貿易量值1(續)'.K34];['國家別製品別水產貿易量值1(續)'.M34];['國家別製品別水產貿易量值2(續)'.C34];['國家別製品別水產貿易量值2(續)'.E34]))" table:style-name="ce12">
            <text:p>5,625,334<text:s/></text:p>
          </table:table-cell>
          <table:table-cell office:value-type="float" office:value="22103.381000000001" table:formula="of:=  IF(SUM([.H34];[.J34];[.L34];[.N34];['國家別製品別水產貿易量值1(續)'.D34];['國家別製品別水產貿易量值1(續)'.F34];['國家別製品別水產貿易量值1(續)'.H34];['國家別製品別水產貿易量值1(續)'.J34];['國家別製品別水產貿易量值1(續)'.L34];['國家別製品別水產貿易量值1(續)'.N34];['國家別製品別水產貿易量值2(續)'.D34];['國家別製品別水產貿易量值2(續)'.F34])=0;&quot;-&quot;;SUM([.H34];[.J34];[.L34];[.N34];['國家別製品別水產貿易量值1(續)'.D34];['國家別製品別水產貿易量值1(續)'.F34];['國家別製品別水產貿易量值1(續)'.H34];['國家別製品別水產貿易量值1(續)'.J34];['國家別製品別水產貿易量值1(續)'.L34];['國家別製品別水產貿易量值1(續)'.N34];['國家別製品別水產貿易量值2(續)'.D34];['國家別製品別水產貿易量值2(續)'.F34]))" table:style-name="ce12">
            <text:p>22,103<text:s/></text:p>
          </table:table-cell>
          <table:table-cell office:value-type="float" office:value="239" table:style-name="ce12">
            <text:p>239<text:s/></text:p>
          </table:table-cell>
          <table:table-cell office:value-type="float" office:value="57.848999999999997" table:style-name="ce12">
            <text:p>58<text:s/></text:p>
          </table:table-cell>
          <table:table-cell office:value-type="float" office:value="13877" table:style-name="ce12">
            <text:p>13,877<text:s/></text:p>
          </table:table-cell>
          <table:table-cell office:value-type="float" office:value="82.688999999999993" table:style-name="ce12">
            <text:p>83<text:s/></text:p>
          </table:table-cell>
          <table:table-cell office:value-type="float" office:value="5334037" table:style-name="ce12">
            <text:p>5,334,037<text:s/></text:p>
          </table:table-cell>
          <table:table-cell office:value-type="float" office:value="19975.967000000001" table:style-name="ce12">
            <text:p>19,976<text:s/></text:p>
          </table:table-cell>
          <table:table-cell office:value-type="float" office:value="10786" table:style-name="ce12">
            <text:p>10,786<text:s/></text:p>
          </table:table-cell>
          <table:table-cell office:value-type="float" office:value="161.64599999999999" table:style-name="ce12">
            <text:p>162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新加坡</text:p>
          </table:table-cell>
          <table:table-cell office:value-type="string" table:style-name="ce9">
            <text:p>SINGAPORE</text:p>
          </table:table-cell>
          <table:table-cell office:value-type="float" office:value="3936485" table:formula="of:=  IF(SUM([.E35];['國家別製品別水產貿易量值2(續)'.G35])=0;&quot;-&quot;;SUM([.E35];['國家別製品別水產貿易量值2(續)'.G35]))" table:style-name="ce12">
            <text:p>3,936,485<text:s/></text:p>
          </table:table-cell>
          <table:table-cell office:value-type="float" office:value="16726.137999999999" table:formula="of:=  IF(SUM([.F35];['國家別製品別水產貿易量值2(續)'.H35])=0;&quot;-&quot;;SUM([.F35];['國家別製品別水產貿易量值2(續)'.H35]))" table:style-name="ce12">
            <text:p>16,726<text:s/></text:p>
          </table:table-cell>
          <table:table-cell office:value-type="float" office:value="3789739" table:formula="of:=  IF(SUM([.G35];[.I35];[.K35];[.M35];['國家別製品別水產貿易量值1(續)'.C35];['國家別製品別水產貿易量值1(續)'.E35];['國家別製品別水產貿易量值1(續)'.G35];['國家別製品別水產貿易量值1(續)'.I35];['國家別製品別水產貿易量值1(續)'.K35];['國家別製品別水產貿易量值1(續)'.M35];['國家別製品別水產貿易量值2(續)'.C35];['國家別製品別水產貿易量值2(續)'.E35])=0;&quot;-&quot;;SUM([.G35];[.I35];[.K35];[.M35];['國家別製品別水產貿易量值1(續)'.C35];['國家別製品別水產貿易量值1(續)'.E35];['國家別製品別水產貿易量值1(續)'.G35];['國家別製品別水產貿易量值1(續)'.I35];['國家別製品別水產貿易量值1(續)'.K35];['國家別製品別水產貿易量值1(續)'.M35];['國家別製品別水產貿易量值2(續)'.C35];['國家別製品別水產貿易量值2(續)'.E35]))" table:style-name="ce12">
            <text:p>3,789,739<text:s/></text:p>
          </table:table-cell>
          <table:table-cell office:value-type="float" office:value="15898.529999999999" table:formula="of:=  IF(SUM([.H35];[.J35];[.L35];[.N35];['國家別製品別水產貿易量值1(續)'.D35];['國家別製品別水產貿易量值1(續)'.F35];['國家別製品別水產貿易量值1(續)'.H35];['國家別製品別水產貿易量值1(續)'.J35];['國家別製品別水產貿易量值1(續)'.L35];['國家別製品別水產貿易量值1(續)'.N35];['國家別製品別水產貿易量值2(續)'.D35];['國家別製品別水產貿易量值2(續)'.F35])=0;&quot;-&quot;;SUM([.H35];[.J35];[.L35];[.N35];['國家別製品別水產貿易量值1(續)'.D35];['國家別製品別水產貿易量值1(續)'.F35];['國家別製品別水產貿易量值1(續)'.H35];['國家別製品別水產貿易量值1(續)'.J35];['國家別製品別水產貿易量值1(續)'.L35];['國家別製品別水產貿易量值1(續)'.N35];['國家別製品別水產貿易量值2(續)'.D35];['國家別製品別水產貿易量值2(續)'.F35]))" table:style-name="ce12">
            <text:p>15,899<text:s/></text:p>
          </table:table-cell>
          <table:table-cell office:value-type="float" office:value="256990" table:style-name="ce12">
            <text:p>256,990<text:s/></text:p>
          </table:table-cell>
          <table:table-cell office:value-type="float" office:value="898.55799999999999" table:style-name="ce12">
            <text:p>899<text:s/></text:p>
          </table:table-cell>
          <table:table-cell office:value-type="float" office:value="12168" table:style-name="ce12">
            <text:p>12,168<text:s/></text:p>
          </table:table-cell>
          <table:table-cell office:value-type="float" office:value="103.026" table:style-name="ce12">
            <text:p>103<text:s/></text:p>
          </table:table-cell>
          <table:table-cell office:value-type="float" office:value="2532596" table:style-name="ce12">
            <text:p>2,532,596<text:s/></text:p>
          </table:table-cell>
          <table:table-cell office:value-type="float" office:value="7021.0159999999996" table:style-name="ce12">
            <text:p>7,021<text:s/></text:p>
          </table:table-cell>
          <table:table-cell office:value-type="float" office:value="47050" table:style-name="ce12">
            <text:p>47,050<text:s/></text:p>
          </table:table-cell>
          <table:table-cell office:value-type="float" office:value="536.67399999999998" table:style-name="ce12">
            <text:p>537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美屬薩摩亞</text:p>
          </table:table-cell>
          <table:table-cell office:value-type="string" table:style-name="ce9">
            <text:p>AMERICAN SAMOA</text:p>
          </table:table-cell>
          <table:table-cell office:value-type="float" office:value="7061954" table:formula="of:=  IF(SUM([.E36];['國家別製品別水產貿易量值2(續)'.G36])=0;&quot;-&quot;;SUM([.E36];['國家別製品別水產貿易量值2(續)'.G36]))" table:style-name="ce12">
            <text:p>7,061,954<text:s/></text:p>
          </table:table-cell>
          <table:table-cell office:value-type="float" office:value="16226.130000000001" table:formula="of:=  IF(SUM([.F36];['國家別製品別水產貿易量值2(續)'.H36])=0;&quot;-&quot;;SUM([.F36];['國家別製品別水產貿易量值2(續)'.H36]))" table:style-name="ce12">
            <text:p>16,226<text:s/></text:p>
          </table:table-cell>
          <table:table-cell office:value-type="float" office:value="7061954" table:formula="of:=  IF(SUM([.G36];[.I36];[.K36];[.M36];['國家別製品別水產貿易量值1(續)'.C36];['國家別製品別水產貿易量值1(續)'.E36];['國家別製品別水產貿易量值1(續)'.G36];['國家別製品別水產貿易量值1(續)'.I36];['國家別製品別水產貿易量值1(續)'.K36];['國家別製品別水產貿易量值1(續)'.M36];['國家別製品別水產貿易量值2(續)'.C36];['國家別製品別水產貿易量值2(續)'.E36])=0;&quot;-&quot;;SUM([.G36];[.I36];[.K36];[.M36];['國家別製品別水產貿易量值1(續)'.C36];['國家別製品別水產貿易量值1(續)'.E36];['國家別製品別水產貿易量值1(續)'.G36];['國家別製品別水產貿易量值1(續)'.I36];['國家別製品別水產貿易量值1(續)'.K36];['國家別製品別水產貿易量值1(續)'.M36];['國家別製品別水產貿易量值2(續)'.C36];['國家別製品別水產貿易量值2(續)'.E36]))" table:style-name="ce12">
            <text:p>7,061,954<text:s/></text:p>
          </table:table-cell>
          <table:table-cell office:value-type="float" office:value="16226.130000000001" table:formula="of:=  IF(SUM([.H36];[.J36];[.L36];[.N36];['國家別製品別水產貿易量值1(續)'.D36];['國家別製品別水產貿易量值1(續)'.F36];['國家別製品別水產貿易量值1(續)'.H36];['國家別製品別水產貿易量值1(續)'.J36];['國家別製品別水產貿易量值1(續)'.L36];['國家別製品別水產貿易量值1(續)'.N36];['國家別製品別水產貿易量值2(續)'.D36];['國家別製品別水產貿易量值2(續)'.F36])=0;&quot;-&quot;;SUM([.H36];[.J36];[.L36];[.N36];['國家別製品別水產貿易量值1(續)'.D36];['國家別製品別水產貿易量值1(續)'.F36];['國家別製品別水產貿易量值1(續)'.H36];['國家別製品別水產貿易量值1(續)'.J36];['國家別製品別水產貿易量值1(續)'.L36];['國家別製品別水產貿易量值1(續)'.N36];['國家別製品別水產貿易量值2(續)'.D36];['國家別製品別水產貿易量值2(續)'.F36]))" table:style-name="ce12">
            <text:p>16,22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061834" table:style-name="ce12">
            <text:p>7,061,834<text:s/></text:p>
          </table:table-cell>
          <table:table-cell office:value-type="float" office:value="16225.924000000001" table:style-name="ce12">
            <text:p>16,22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沙烏地阿拉伯</text:p>
          </table:table-cell>
          <table:table-cell office:value-type="string" table:style-name="ce9">
            <text:p>SAUDI <text:s/>ARABIA</text:p>
          </table:table-cell>
          <table:table-cell office:value-type="float" office:value="8130664" table:formula="of:=  IF(SUM([.E37];['國家別製品別水產貿易量值2(續)'.G37])=0;&quot;-&quot;;SUM([.E37];['國家別製品別水產貿易量值2(續)'.G37]))" table:style-name="ce12">
            <text:p>8,130,664<text:s/></text:p>
          </table:table-cell>
          <table:table-cell office:value-type="float" office:value="15375.771000000002" table:formula="of:=  IF(SUM([.F37];['國家別製品別水產貿易量值2(續)'.H37])=0;&quot;-&quot;;SUM([.F37];['國家別製品別水產貿易量值2(續)'.H37]))" table:style-name="ce12">
            <text:p>15,376<text:s/></text:p>
          </table:table-cell>
          <table:table-cell office:value-type="float" office:value="8095997" table:formula="of:=  IF(SUM([.G37];[.I37];[.K37];[.M37];['國家別製品別水產貿易量值1(續)'.C37];['國家別製品別水產貿易量值1(續)'.E37];['國家別製品別水產貿易量值1(續)'.G37];['國家別製品別水產貿易量值1(續)'.I37];['國家別製品別水產貿易量值1(續)'.K37];['國家別製品別水產貿易量值1(續)'.M37];['國家別製品別水產貿易量值2(續)'.C37];['國家別製品別水產貿易量值2(續)'.E37])=0;&quot;-&quot;;SUM([.G37];[.I37];[.K37];[.M37];['國家別製品別水產貿易量值1(續)'.C37];['國家別製品別水產貿易量值1(續)'.E37];['國家別製品別水產貿易量值1(續)'.G37];['國家別製品別水產貿易量值1(續)'.I37];['國家別製品別水產貿易量值1(續)'.K37];['國家別製品別水產貿易量值1(續)'.M37];['國家別製品別水產貿易量值2(續)'.C37];['國家別製品別水產貿易量值2(續)'.E37]))" table:style-name="ce12">
            <text:p>8,095,997<text:s/></text:p>
          </table:table-cell>
          <table:table-cell office:value-type="float" office:value="15305.910000000002" table:formula="of:=  IF(SUM([.H37];[.J37];[.L37];[.N37];['國家別製品別水產貿易量值1(續)'.D37];['國家別製品別水產貿易量值1(續)'.F37];['國家別製品別水產貿易量值1(續)'.H37];['國家別製品別水產貿易量值1(續)'.J37];['國家別製品別水產貿易量值1(續)'.L37];['國家別製品別水產貿易量值1(續)'.N37];['國家別製品別水產貿易量值2(續)'.D37];['國家別製品別水產貿易量值2(續)'.F37])=0;&quot;-&quot;;SUM([.H37];[.J37];[.L37];[.N37];['國家別製品別水產貿易量值1(續)'.D37];['國家別製品別水產貿易量值1(續)'.F37];['國家別製品別水產貿易量值1(續)'.H37];['國家別製品別水產貿易量值1(續)'.J37];['國家別製品別水產貿易量值1(續)'.L37];['國家別製品別水產貿易量值1(續)'.N37];['國家別製品別水產貿易量值2(續)'.D37];['國家別製品別水產貿易量值2(續)'.F37]))" table:style-name="ce12">
            <text:p>15,30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6" table:style-name="ce12">
            <text:p>16<text:s/></text:p>
          </table:table-cell>
          <table:table-cell office:value-type="float" office:value="0.19800000000000001" table:style-name="ce12">
            <text:p>0<text:s/></text:p>
          </table:table-cell>
          <table:table-cell office:value-type="float" office:value="8095863" table:style-name="ce12">
            <text:p>8,095,863<text:s/></text:p>
          </table:table-cell>
          <table:table-cell office:value-type="float" office:value="15305.315000000001" table:style-name="ce12">
            <text:p>15,30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float" office:value="8779978" table:formula="of:=  IF(SUM([.E38];['國家別製品別水產貿易量值2(續)'.G38])=0;&quot;-&quot;;SUM([.E38];['國家別製品別水產貿易量值2(續)'.G38]))" table:style-name="ce12">
            <text:p>8,779,978<text:s/></text:p>
          </table:table-cell>
          <table:table-cell office:value-type="float" office:value="13919.277" table:formula="of:=  IF(SUM([.F38];['國家別製品別水產貿易量值2(續)'.H38])=0;&quot;-&quot;;SUM([.F38];['國家別製品別水產貿易量值2(續)'.H38]))" table:style-name="ce12">
            <text:p>13,919<text:s/></text:p>
          </table:table-cell>
          <table:table-cell office:value-type="float" office:value="8743457" table:formula="of:=  IF(SUM([.G38];[.I38];[.K38];[.M38];['國家別製品別水產貿易量值1(續)'.C38];['國家別製品別水產貿易量值1(續)'.E38];['國家別製品別水產貿易量值1(續)'.G38];['國家別製品別水產貿易量值1(續)'.I38];['國家別製品別水產貿易量值1(續)'.K38];['國家別製品別水產貿易量值1(續)'.M38];['國家別製品別水產貿易量值2(續)'.C38];['國家別製品別水產貿易量值2(續)'.E38])=0;&quot;-&quot;;SUM([.G38];[.I38];[.K38];[.M38];['國家別製品別水產貿易量值1(續)'.C38];['國家別製品別水產貿易量值1(續)'.E38];['國家別製品別水產貿易量值1(續)'.G38];['國家別製品別水產貿易量值1(續)'.I38];['國家別製品別水產貿易量值1(續)'.K38];['國家別製品別水產貿易量值1(續)'.M38];['國家別製品別水產貿易量值2(續)'.C38];['國家別製品別水產貿易量值2(續)'.E38]))" table:style-name="ce12">
            <text:p>8,743,457<text:s/></text:p>
          </table:table-cell>
          <table:table-cell office:value-type="float" office:value="13826.911" table:formula="of:=  IF(SUM([.H38];[.J38];[.L38];[.N38];['國家別製品別水產貿易量值1(續)'.D38];['國家別製品別水產貿易量值1(續)'.F38];['國家別製品別水產貿易量值1(續)'.H38];['國家別製品別水產貿易量值1(續)'.J38];['國家別製品別水產貿易量值1(續)'.L38];['國家別製品別水產貿易量值1(續)'.N38];['國家別製品別水產貿易量值2(續)'.D38];['國家別製品別水產貿易量值2(續)'.F38])=0;&quot;-&quot;;SUM([.H38];[.J38];[.L38];[.N38];['國家別製品別水產貿易量值1(續)'.D38];['國家別製品別水產貿易量值1(續)'.F38];['國家別製品別水產貿易量值1(續)'.H38];['國家別製品別水產貿易量值1(續)'.J38];['國家別製品別水產貿易量值1(續)'.L38];['國家別製品別水產貿易量值1(續)'.N38];['國家別製品別水產貿易量值2(續)'.D38];['國家別製品別水產貿易量值2(續)'.F38]))" table:style-name="ce12">
            <text:p>13,82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001" table:style-name="ce12">
            <text:p>4,001<text:s/></text:p>
          </table:table-cell>
          <table:table-cell office:value-type="float" office:value="19.998000000000001" table:style-name="ce12">
            <text:p>20<text:s/></text:p>
          </table:table-cell>
          <table:table-cell office:value-type="float" office:value="8737243" table:style-name="ce12">
            <text:p>8,737,243<text:s/></text:p>
          </table:table-cell>
          <table:table-cell office:value-type="float" office:value="13791.432000000001" table:style-name="ce12">
            <text:p>13,791<text:s/></text:p>
          </table:table-cell>
          <table:table-cell office:value-type="float" office:value="897" table:style-name="ce12">
            <text:p>897<text:s/></text:p>
          </table:table-cell>
          <table:table-cell office:value-type="float" office:value="3.726" table:style-name="ce12">
            <text:p>4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float" office:value="7421729" table:formula="of:=  IF(SUM([.E39];['國家別製品別水產貿易量值2(續)'.G39])=0;&quot;-&quot;;SUM([.E39];['國家別製品別水產貿易量值2(續)'.G39]))" table:style-name="ce12">
            <text:p>7,421,729<text:s/></text:p>
          </table:table-cell>
          <table:table-cell office:value-type="float" office:value="12445.906000000001" table:formula="of:=  IF(SUM([.F39];['國家別製品別水產貿易量值2(續)'.H39])=0;&quot;-&quot;;SUM([.F39];['國家別製品別水產貿易量值2(續)'.H39]))" table:style-name="ce12">
            <text:p>12,446<text:s/></text:p>
          </table:table-cell>
          <table:table-cell office:value-type="float" office:value="5853033" table:formula="of:=  IF(SUM([.G39];[.I39];[.K39];[.M39];['國家別製品別水產貿易量值1(續)'.C39];['國家別製品別水產貿易量值1(續)'.E39];['國家別製品別水產貿易量值1(續)'.G39];['國家別製品別水產貿易量值1(續)'.I39];['國家別製品別水產貿易量值1(續)'.K39];['國家別製品別水產貿易量值1(續)'.M39];['國家別製品別水產貿易量值2(續)'.C39];['國家別製品別水產貿易量值2(續)'.E39])=0;&quot;-&quot;;SUM([.G39];[.I39];[.K39];[.M39];['國家別製品別水產貿易量值1(續)'.C39];['國家別製品別水產貿易量值1(續)'.E39];['國家別製品別水產貿易量值1(續)'.G39];['國家別製品別水產貿易量值1(續)'.I39];['國家別製品別水產貿易量值1(續)'.K39];['國家別製品別水產貿易量值1(續)'.M39];['國家別製品別水產貿易量值2(續)'.C39];['國家別製品別水產貿易量值2(續)'.E39]))" table:style-name="ce12">
            <text:p>5,853,033<text:s/></text:p>
          </table:table-cell>
          <table:table-cell office:value-type="float" office:value="10055.621000000001" table:formula="of:=  IF(SUM([.H39];[.J39];[.L39];[.N39];['國家別製品別水產貿易量值1(續)'.D39];['國家別製品別水產貿易量值1(續)'.F39];['國家別製品別水產貿易量值1(續)'.H39];['國家別製品別水產貿易量值1(續)'.J39];['國家別製品別水產貿易量值1(續)'.L39];['國家別製品別水產貿易量值1(續)'.N39];['國家別製品別水產貿易量值2(續)'.D39];['國家別製品別水產貿易量值2(續)'.F39])=0;&quot;-&quot;;SUM([.H39];[.J39];[.L39];[.N39];['國家別製品別水產貿易量值1(續)'.D39];['國家別製品別水產貿易量值1(續)'.F39];['國家別製品別水產貿易量值1(續)'.H39];['國家別製品別水產貿易量值1(續)'.J39];['國家別製品別水產貿易量值1(續)'.L39];['國家別製品別水產貿易量值1(續)'.N39];['國家別製品別水產貿易量值2(續)'.D39];['國家別製品別水產貿易量值2(續)'.F39]))" table:style-name="ce12">
            <text:p>10,056<text:s/></text:p>
          </table:table-cell>
          <table:table-cell office:value-type="float" office:value="140" table:style-name="ce12">
            <text:p>140<text:s/></text:p>
          </table:table-cell>
          <table:table-cell office:value-type="float" office:value="28.1" table:style-name="ce12">
            <text:p>28<text:s/></text:p>
          </table:table-cell>
          <table:table-cell office:value-type="float" office:value="1061" table:style-name="ce12">
            <text:p>1,061<text:s/></text:p>
          </table:table-cell>
          <table:table-cell office:value-type="float" office:value="14.805" table:style-name="ce12">
            <text:p>15<text:s/></text:p>
          </table:table-cell>
          <table:table-cell office:value-type="float" office:value="5354529" table:style-name="ce12">
            <text:p>5,354,529<text:s/></text:p>
          </table:table-cell>
          <table:table-cell office:value-type="float" office:value="7024.3829999999998" table:style-name="ce12">
            <text:p>7,024<text:s/></text:p>
          </table:table-cell>
          <table:table-cell office:value-type="float" office:value="31412" table:style-name="ce12">
            <text:p>31,412<text:s/></text:p>
          </table:table-cell>
          <table:table-cell office:value-type="float" office:value="294.42700000000002" table:style-name="ce12">
            <text:p>294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阿拉伯聯合大公國</text:p>
          </table:table-cell>
          <table:table-cell office:value-type="string" table:style-name="ce9">
            <text:p>UNITED <text:s/>ARAB <text:s/>EMIRATES</text:p>
          </table:table-cell>
          <table:table-cell office:value-type="float" office:value="4644001" table:formula="of:=  IF(SUM([.E40];['國家別製品別水產貿易量值2(續)'.G40])=0;&quot;-&quot;;SUM([.E40];['國家別製品別水產貿易量值2(續)'.G40]))" table:style-name="ce12">
            <text:p>4,644,001<text:s/></text:p>
          </table:table-cell>
          <table:table-cell office:value-type="float" office:value="11500.57" table:formula="of:=  IF(SUM([.F40];['國家別製品別水產貿易量值2(續)'.H40])=0;&quot;-&quot;;SUM([.F40];['國家別製品別水產貿易量值2(續)'.H40]))" table:style-name="ce12">
            <text:p>11,501<text:s/></text:p>
          </table:table-cell>
          <table:table-cell office:value-type="float" office:value="4613368" table:formula="of:=  IF(SUM([.G40];[.I40];[.K40];[.M40];['國家別製品別水產貿易量值1(續)'.C40];['國家別製品別水產貿易量值1(續)'.E40];['國家別製品別水產貿易量值1(續)'.G40];['國家別製品別水產貿易量值1(續)'.I40];['國家別製品別水產貿易量值1(續)'.K40];['國家別製品別水產貿易量值1(續)'.M40];['國家別製品別水產貿易量值2(續)'.C40];['國家別製品別水產貿易量值2(續)'.E40])=0;&quot;-&quot;;SUM([.G40];[.I40];[.K40];[.M40];['國家別製品別水產貿易量值1(續)'.C40];['國家別製品別水產貿易量值1(續)'.E40];['國家別製品別水產貿易量值1(續)'.G40];['國家別製品別水產貿易量值1(續)'.I40];['國家別製品別水產貿易量值1(續)'.K40];['國家別製品別水產貿易量值1(續)'.M40];['國家別製品別水產貿易量值2(續)'.C40];['國家別製品別水產貿易量值2(續)'.E40]))" table:style-name="ce12">
            <text:p>4,613,368<text:s/></text:p>
          </table:table-cell>
          <table:table-cell office:value-type="float" office:value="11419.601000000001" table:formula="of:=  IF(SUM([.H40];[.J40];[.L40];[.N40];['國家別製品別水產貿易量值1(續)'.D40];['國家別製品別水產貿易量值1(續)'.F40];['國家別製品別水產貿易量值1(續)'.H40];['國家別製品別水產貿易量值1(續)'.J40];['國家別製品別水產貿易量值1(續)'.L40];['國家別製品別水產貿易量值1(續)'.N40];['國家別製品別水產貿易量值2(續)'.D40];['國家別製品別水產貿易量值2(續)'.F40])=0;&quot;-&quot;;SUM([.H40];[.J40];[.L40];[.N40];['國家別製品別水產貿易量值1(續)'.D40];['國家別製品別水產貿易量值1(續)'.F40];['國家別製品別水產貿易量值1(續)'.H40];['國家別製品別水產貿易量值1(續)'.J40];['國家別製品別水產貿易量值1(續)'.L40];['國家別製品別水產貿易量值1(續)'.N40];['國家別製品別水產貿易量值2(續)'.D40];['國家別製品別水產貿易量值2(續)'.F40]))" table:style-name="ce12">
            <text:p>11,420<text:s/></text:p>
          </table:table-cell>
          <table:table-cell office:value-type="float" office:value="39" table:style-name="ce12">
            <text:p>39<text:s/></text:p>
          </table:table-cell>
          <table:table-cell office:value-type="float" office:value="20.925999999999998" table:style-name="ce12">
            <text:p>21<text:s/></text:p>
          </table:table-cell>
          <table:table-cell office:value-type="float" office:value="16" table:style-name="ce12">
            <text:p>16<text:s/></text:p>
          </table:table-cell>
          <table:table-cell office:value-type="float" office:value="0.68400000000000005" table:style-name="ce12">
            <text:p>1<text:s/></text:p>
          </table:table-cell>
          <table:table-cell office:value-type="float" office:value="4606815" table:style-name="ce12">
            <text:p>4,606,815<text:s/></text:p>
          </table:table-cell>
          <table:table-cell office:value-type="float" office:value="11298.482" table:style-name="ce12">
            <text:p>11,298<text:s/></text:p>
          </table:table-cell>
          <table:table-cell office:value-type="float" office:value="8" table:style-name="ce12">
            <text:p>8<text:s/></text:p>
          </table:table-cell>
          <table:table-cell office:value-type="float" office:value="0.31" table:style-name="ce12">
            <text:p>0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烏拉圭</text:p>
          </table:table-cell>
          <table:table-cell office:value-type="string" table:style-name="ce9">
            <text:p>URUGUAY</text:p>
          </table:table-cell>
          <table:table-cell office:value-type="float" office:value="5374514" table:formula="of:=  IF(SUM([.E41];['國家別製品別水產貿易量值2(續)'.G41])=0;&quot;-&quot;;SUM([.E41];['國家別製品別水產貿易量值2(續)'.G41]))" table:style-name="ce12">
            <text:p>5,374,514<text:s/></text:p>
          </table:table-cell>
          <table:table-cell office:value-type="float" office:value="9772.0159999999996" table:formula="of:=  IF(SUM([.F41];['國家別製品別水產貿易量值2(續)'.H41])=0;&quot;-&quot;;SUM([.F41];['國家別製品別水產貿易量值2(續)'.H41]))" table:style-name="ce12">
            <text:p>9,772<text:s/></text:p>
          </table:table-cell>
          <table:table-cell office:value-type="float" office:value="5374514" table:formula="of:=  IF(SUM([.G41];[.I41];[.K41];[.M41];['國家別製品別水產貿易量值1(續)'.C41];['國家別製品別水產貿易量值1(續)'.E41];['國家別製品別水產貿易量值1(續)'.G41];['國家別製品別水產貿易量值1(續)'.I41];['國家別製品別水產貿易量值1(續)'.K41];['國家別製品別水產貿易量值1(續)'.M41];['國家別製品別水產貿易量值2(續)'.C41];['國家別製品別水產貿易量值2(續)'.E41])=0;&quot;-&quot;;SUM([.G41];[.I41];[.K41];[.M41];['國家別製品別水產貿易量值1(續)'.C41];['國家別製品別水產貿易量值1(續)'.E41];['國家別製品別水產貿易量值1(續)'.G41];['國家別製品別水產貿易量值1(續)'.I41];['國家別製品別水產貿易量值1(續)'.K41];['國家別製品別水產貿易量值1(續)'.M41];['國家別製品別水產貿易量值2(續)'.C41];['國家別製品別水產貿易量值2(續)'.E41]))" table:style-name="ce12">
            <text:p>5,374,514<text:s/></text:p>
          </table:table-cell>
          <table:table-cell office:value-type="float" office:value="9772.0159999999996" table:formula="of:=  IF(SUM([.H41];[.J41];[.L41];[.N41];['國家別製品別水產貿易量值1(續)'.D41];['國家別製品別水產貿易量值1(續)'.F41];['國家別製品別水產貿易量值1(續)'.H41];['國家別製品別水產貿易量值1(續)'.J41];['國家別製品別水產貿易量值1(續)'.L41];['國家別製品別水產貿易量值1(續)'.N41];['國家別製品別水產貿易量值2(續)'.D41];['國家別製品別水產貿易量值2(續)'.F41])=0;&quot;-&quot;;SUM([.H41];[.J41];[.L41];[.N41];['國家別製品別水產貿易量值1(續)'.D41];['國家別製品別水產貿易量值1(續)'.F41];['國家別製品別水產貿易量值1(續)'.H41];['國家別製品別水產貿易量值1(續)'.J41];['國家別製品別水產貿易量值1(續)'.L41];['國家別製品別水產貿易量值1(續)'.N41];['國家別製品別水產貿易量值2(續)'.D41];['國家別製品別水產貿易量值2(續)'.F41]))" table:style-name="ce12">
            <text:p>9,77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" table:style-name="ce12">
            <text:p>10<text:s/></text:p>
          </table:table-cell>
          <table:table-cell office:value-type="float" office:value="0.26" table:style-name="ce12">
            <text:p>0<text:s/></text:p>
          </table:table-cell>
          <table:table-cell office:value-type="float" office:value="5373211" table:style-name="ce12">
            <text:p>5,373,211<text:s/></text:p>
          </table:table-cell>
          <table:table-cell office:value-type="float" office:value="9754.8970000000008" table:style-name="ce12">
            <text:p>9,755<text:s/></text:p>
          </table:table-cell>
          <table:table-cell office:value-type="float" office:value="303" table:style-name="ce12">
            <text:p>303<text:s/></text:p>
          </table:table-cell>
          <table:table-cell office:value-type="float" office:value="6.3259999999999996" table:style-name="ce12">
            <text:p>6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斐濟群島</text:p>
          </table:table-cell>
          <table:table-cell office:value-type="string" table:style-name="ce9">
            <text:p>FIJI</text:p>
          </table:table-cell>
          <table:table-cell office:value-type="float" office:value="4139036" table:formula="of:=  IF(SUM([.E42];['國家別製品別水產貿易量值2(續)'.G42])=0;&quot;-&quot;;SUM([.E42];['國家別製品別水產貿易量值2(續)'.G42]))" table:style-name="ce12">
            <text:p>4,139,036<text:s/></text:p>
          </table:table-cell>
          <table:table-cell office:value-type="float" office:value="8637.3960000000006" table:formula="of:=  IF(SUM([.F42];['國家別製品別水產貿易量值2(續)'.H42])=0;&quot;-&quot;;SUM([.F42];['國家別製品別水產貿易量值2(續)'.H42]))" table:style-name="ce12">
            <text:p>8,637<text:s/></text:p>
          </table:table-cell>
          <table:table-cell office:value-type="float" office:value="4139002" table:formula="of:=  IF(SUM([.G42];[.I42];[.K42];[.M42];['國家別製品別水產貿易量值1(續)'.C42];['國家別製品別水產貿易量值1(續)'.E42];['國家別製品別水產貿易量值1(續)'.G42];['國家別製品別水產貿易量值1(續)'.I42];['國家別製品別水產貿易量值1(續)'.K42];['國家別製品別水產貿易量值1(續)'.M42];['國家別製品別水產貿易量值2(續)'.C42];['國家別製品別水產貿易量值2(續)'.E42])=0;&quot;-&quot;;SUM([.G42];[.I42];[.K42];[.M42];['國家別製品別水產貿易量值1(續)'.C42];['國家別製品別水產貿易量值1(續)'.E42];['國家別製品別水產貿易量值1(續)'.G42];['國家別製品別水產貿易量值1(續)'.I42];['國家別製品別水產貿易量值1(續)'.K42];['國家別製品別水產貿易量值1(續)'.M42];['國家別製品別水產貿易量值2(續)'.C42];['國家別製品別水產貿易量值2(續)'.E42]))" table:style-name="ce12">
            <text:p>4,139,002<text:s/></text:p>
          </table:table-cell>
          <table:table-cell office:value-type="float" office:value="8091.973" table:formula="of:=  IF(SUM([.H42];[.J42];[.L42];[.N42];['國家別製品別水產貿易量值1(續)'.D42];['國家別製品別水產貿易量值1(續)'.F42];['國家別製品別水產貿易量值1(續)'.H42];['國家別製品別水產貿易量值1(續)'.J42];['國家別製品別水產貿易量值1(續)'.L42];['國家別製品別水產貿易量值1(續)'.N42];['國家別製品別水產貿易量值2(續)'.D42];['國家別製品別水產貿易量值2(續)'.F42])=0;&quot;-&quot;;SUM([.H42];[.J42];[.L42];[.N42];['國家別製品別水產貿易量值1(續)'.D42];['國家別製品別水產貿易量值1(續)'.F42];['國家別製品別水產貿易量值1(續)'.H42];['國家別製品別水產貿易量值1(續)'.J42];['國家別製品別水產貿易量值1(續)'.L42];['國家別製品別水產貿易量值1(續)'.N42];['國家別製品別水產貿易量值2(續)'.D42];['國家別製品別水產貿易量值2(續)'.F42]))" table:style-name="ce12">
            <text:p>8,09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136213" table:style-name="ce12">
            <text:p>4,136,213<text:s/></text:p>
          </table:table-cell>
          <table:table-cell office:value-type="float" office:value="8084.7730000000001" table:style-name="ce12">
            <text:p>8,085<text:s/></text:p>
          </table:table-cell>
          <table:table-cell office:value-type="float" office:value="29" table:style-name="ce12">
            <text:p>29<text:s/></text:p>
          </table:table-cell>
          <table:table-cell office:value-type="float" office:value="0.45600000000000002" table:style-name="ce12">
            <text:p>0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55231994" table:formula="of:=  IF(SUM([.E43];['國家別製品別水產貿易量值2(續)'.G43])=0;&quot;-&quot;;SUM([.E43];['國家別製品別水產貿易量值2(續)'.G43]))" table:style-name="ce13">
            <text:p>55,231,994<text:s/></text:p>
          </table:table-cell>
          <table:table-cell office:value-type="float" office:value="95823.561999999991" table:formula="of:=  IF(SUM([.F43];['國家別製品別水產貿易量值2(續)'.H43])=0;&quot;-&quot;;SUM([.F43];['國家別製品別水產貿易量值2(續)'.H43]))" table:style-name="ce13">
            <text:p>95,824<text:s/></text:p>
          </table:table-cell>
          <table:table-cell office:value-type="float" office:value="54785116" table:formula="of:=  IF(SUM([.G43];[.I43];[.K43];[.M43];['國家別製品別水產貿易量值1(續)'.C43];['國家別製品別水產貿易量值1(續)'.E43];['國家別製品別水產貿易量值1(續)'.G43];['國家別製品別水產貿易量值1(續)'.I43];['國家別製品別水產貿易量值1(續)'.K43];['國家別製品別水產貿易量值1(續)'.M43];['國家別製品別水產貿易量值2(續)'.C43];['國家別製品別水產貿易量值2(續)'.E43])=0;&quot;-&quot;;SUM([.G43];[.I43];[.K43];[.M43];['國家別製品別水產貿易量值1(續)'.C43];['國家別製品別水產貿易量值1(續)'.E43];['國家別製品別水產貿易量值1(續)'.G43];['國家別製品別水產貿易量值1(續)'.I43];['國家別製品別水產貿易量值1(續)'.K43];['國家別製品別水產貿易量值1(續)'.M43];['國家別製品別水產貿易量值2(續)'.C43];['國家別製品別水產貿易量值2(續)'.E43]))" table:style-name="ce13">
            <text:p>54,785,116<text:s/></text:p>
          </table:table-cell>
          <table:table-cell office:value-type="float" office:value="92110.620999999985" table:formula="of:=  IF(SUM([.H43];[.J43];[.L43];[.N43];['國家別製品別水產貿易量值1(續)'.D43];['國家別製品別水產貿易量值1(續)'.F43];['國家別製品別水產貿易量值1(續)'.H43];['國家別製品別水產貿易量值1(續)'.J43];['國家別製品別水產貿易量值1(續)'.L43];['國家別製品別水產貿易量值1(續)'.N43];['國家別製品別水產貿易量值2(續)'.D43];['國家別製品別水產貿易量值2(續)'.F43])=0;&quot;-&quot;;SUM([.H43];[.J43];[.L43];[.N43];['國家別製品別水產貿易量值1(續)'.D43];['國家別製品別水產貿易量值1(續)'.F43];['國家別製品別水產貿易量值1(續)'.H43];['國家別製品別水產貿易量值1(續)'.J43];['國家別製品別水產貿易量值1(續)'.L43];['國家別製品別水產貿易量值1(續)'.N43];['國家別製品別水產貿易量值2(續)'.D43];['國家別製品別水產貿易量值2(續)'.F43]))" table:style-name="ce13">
            <text:p>92,111<text:s/></text:p>
          </table:table-cell>
          <table:table-cell office:value-type="float" office:value="8382" table:style-name="ce13">
            <text:p>8,382<text:s/></text:p>
          </table:table-cell>
          <table:table-cell office:value-type="float" office:value="1487.8969999999999" table:style-name="ce13">
            <text:p>1,488<text:s/></text:p>
          </table:table-cell>
          <table:table-cell office:value-type="float" office:value="988428" table:style-name="ce13">
            <text:p>988,428<text:s/></text:p>
          </table:table-cell>
          <table:table-cell office:value-type="float" office:value="8413.7960000000003" table:style-name="ce13">
            <text:p>8,414<text:s/></text:p>
          </table:table-cell>
          <table:table-cell office:value-type="float" office:value="53240691" table:style-name="ce13">
            <text:p>53,240,691<text:s/></text:p>
          </table:table-cell>
          <table:table-cell office:value-type="float" office:value="76614.407999999996" table:style-name="ce13">
            <text:p>76,614<text:s/></text:p>
          </table:table-cell>
          <table:table-cell office:value-type="float" office:value="4159" table:style-name="ce13">
            <text:p>4,159<text:s/></text:p>
          </table:table-cell>
          <table:table-cell office:value-type="float" office:value="51.354999999999997" table:style-name="ce13">
            <text:p>51<text:s/></text:p>
          </table:table-cell>
          <table:table-cell table:number-columns-repeated="16370" table:style-name="ce25"/>
        </table:table-row>
        <table:table-row table:number-rows-repeated="1048533" table:style-name="ro5">
          <table:table-cell table:number-columns-repeated="16384"/>
        </table:table-row>
      </table:table>
      <table:table table:name="國家別製品別水產貿易量值1(續)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44">
            <text:p>8‧水產貿易量值 <text:s/>(2)出口</text:p>
          </table:table-cell>
          <table:covered-table-cell table:number-columns-repeated="2"/>
          <table:table-cell table:number-columns-repeated="4" table:style-name="ce31"/>
          <table:table-cell office:value-type="string" table:number-columns-spanned="6" table:number-rows-spanned="1" table:style-name="ce44">
            <text:p>8‧THE TRADE OF FISHERY PRODUCTS (2)EXPORT</text:p>
          </table:table-cell>
          <table:covered-table-cell table:number-columns-repeated="5"/>
          <table:table-cell table:number-columns-repeated="16371" table:style-name="ce31"/>
        </table:table-row>
        <table:table-row table:style-name="ro2">
          <table:table-cell table:style-name="ce31"/>
          <table:table-cell office:value-type="string" table:style-name="ce32">
            <text:p>(2.4)歷年國家別製品別貿易量值 (總計價值前20名)(續)<text:s/></text:p>
          </table:table-cell>
          <table:table-cell table:number-columns-repeated="5" table:style-name="ce31"/>
          <table:table-cell office:value-type="string" table:style-name="ce5">
            <text:p><text:s text:c="5"/>(2.4)By country and by product since 2004 (Value of Top 20)(Continued)</text:p>
          </table:table-cell>
          <table:table-cell table:number-columns-repeated="4" table:style-name="ce31"/>
          <table:table-cell table:style-name="ce28"/>
          <table:table-cell table:style-name="ce7"/>
          <table:table-cell table:number-columns-repeated="16370" table:style-name="ce3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number-columns-spanned="2" table:number-rows-spanned="1" table:style-name="ce46">
            <text:p>總計(續)</text:p>
          </table:table-cell>
          <table:covered-table-cell/>
          <table:table-cell table:style-name="ce1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"/>
          <table:table-cell office:value-type="string" table:number-columns-spanned="2" table:number-rows-spanned="1" table:style-name="ce46">
            <text:p>TOTAL(Continued)</text:p>
          </table:table-cell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59">
            <text:p>製品別</text:p>
            <draw:custom-shape svg:x="0in" svg:y="0in" svg:width="2.30208in" svg:height="0.70833in" draw:z-index="2" draw:id="id2" draw:style-name="a2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in" svg:y="0in" svg:width="2.30208in" svg:height="0.70833in" draw:z-index="1" draw:id="id1" draw:style-name="a1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35">
            <text:p>鹹或浸鹹</text:p>
          </table:table-cell>
          <table:covered-table-cell/>
          <table:table-cell office:value-type="string" table:number-columns-spanned="2" table:number-rows-spanned="1" table:style-name="ce35">
            <text:p>燻製品</text:p>
          </table:table-cell>
          <table:covered-table-cell/>
          <table:table-cell office:value-type="string" table:number-columns-spanned="2" table:number-rows-spanned="1" table:style-name="ce35">
            <text:p>調製或保藏</text:p>
          </table:table-cell>
          <table:covered-table-cell/>
          <table:table-cell office:value-type="string" table:number-columns-spanned="2" table:number-rows-spanned="1" table:style-name="ce35">
            <text:p>罐頭</text:p>
          </table:table-cell>
          <table:covered-table-cell/>
          <table:table-cell office:value-type="string" table:number-columns-spanned="2" table:number-rows-spanned="1" table:style-name="ce35">
            <text:p>菜膠</text:p>
          </table:table-cell>
          <table:covered-table-cell/>
          <table:table-cell office:value-type="string" table:number-columns-spanned="2" table:number-rows-spanned="1" table:style-name="ce35">
            <text:p>抽出物及汁液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62">
            <text:p>Product</text:p>
          </table:table-cell>
          <table:covered-table-cell/>
          <table:table-cell office:value-type="string" table:number-columns-spanned="2" table:number-rows-spanned="1" table:style-name="ce58">
            <text:p>SALTED OR IN BRINE</text:p>
          </table:table-cell>
          <table:covered-table-cell/>
          <table:table-cell office:value-type="string" table:number-columns-spanned="2" table:number-rows-spanned="1" table:style-name="ce58">
            <text:p>SMOKED</text:p>
          </table:table-cell>
          <table:covered-table-cell/>
          <table:table-cell office:value-type="string" table:number-columns-spanned="2" table:number-rows-spanned="1" table:style-name="ce58">
            <text:p>PREPARED,PRESERVED</text:p>
          </table:table-cell>
          <table:covered-table-cell/>
          <table:table-cell office:value-type="string" table:number-columns-spanned="2" table:number-rows-spanned="1" table:style-name="ce58">
            <text:p>CANNED</text:p>
          </table:table-cell>
          <table:covered-table-cell/>
          <table:table-cell office:value-type="string" table:number-columns-spanned="2" table:number-rows-spanned="1" table:style-name="ce58">
            <text:p>GEL</text:p>
          </table:table-cell>
          <table:covered-table-cell/>
          <table:table-cell office:value-type="string" table:number-columns-spanned="2" table:number-rows-spanned="1" table:style-name="ce58">
            <text:p>EXTRACTS AND JUICE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60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61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26">
            <text:p>民國九十五年</text:p>
          </table:table-cell>
          <table:table-cell office:value-type="float" office:value="2006" table:style-name="ce9">
            <text:p>2006</text:p>
          </table:table-cell>
          <table:table-cell office:value-type="float" office:value="440578" table:style-name="ce12">
            <text:p>440,578<text:s/></text:p>
          </table:table-cell>
          <table:table-cell office:value-type="float" office:value="6792.0169699999997" table:style-name="ce12">
            <text:p>6,792<text:s/></text:p>
          </table:table-cell>
          <table:table-cell office:value-type="float" office:value="52160" table:style-name="ce12">
            <text:p>52,160<text:s/></text:p>
          </table:table-cell>
          <table:table-cell office:value-type="float" office:value="236.09222" table:style-name="ce12">
            <text:p>236<text:s/></text:p>
          </table:table-cell>
          <table:table-cell office:value-type="float" office:value="5481195" table:style-name="ce12">
            <text:p>5,481,195<text:s/></text:p>
          </table:table-cell>
          <table:table-cell office:value-type="float" office:value="41294.866699999999" table:style-name="ce12">
            <text:p>41,295<text:s/></text:p>
          </table:table-cell>
          <table:table-cell office:value-type="float" office:value="472718" table:style-name="ce12">
            <text:p>472,718<text:s/></text:p>
          </table:table-cell>
          <table:table-cell office:value-type="float" office:value="3078.58214" table:style-name="ce12">
            <text:p>3,079<text:s/></text:p>
          </table:table-cell>
          <table:table-cell office:value-type="float" office:value="55086" table:style-name="ce12">
            <text:p>55,086<text:s/></text:p>
          </table:table-cell>
          <table:table-cell office:value-type="float" office:value="614.89684" table:style-name="ce12">
            <text:p>615<text:s/></text:p>
          </table:table-cell>
          <table:table-cell office:value-type="float" office:value="56863" table:style-name="ce12">
            <text:p>56,863<text:s/></text:p>
          </table:table-cell>
          <table:table-cell office:value-type="float" office:value="304.44457" table:style-name="ce12">
            <text:p>304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6">
            <text:p>民國九十六年</text:p>
          </table:table-cell>
          <table:table-cell office:value-type="float" office:value="2007" table:style-name="ce9">
            <text:p>2007</text:p>
          </table:table-cell>
          <table:table-cell office:value-type="float" office:value="516789" table:style-name="ce12">
            <text:p>516,789<text:s/></text:p>
          </table:table-cell>
          <table:table-cell office:value-type="float" office:value="9346.5082000000002" table:style-name="ce12">
            <text:p>9,347<text:s/></text:p>
          </table:table-cell>
          <table:table-cell office:value-type="float" office:value="116309" table:style-name="ce12">
            <text:p>116,309<text:s/></text:p>
          </table:table-cell>
          <table:table-cell office:value-type="float" office:value="581.08168999999998" table:style-name="ce12">
            <text:p>581<text:s/></text:p>
          </table:table-cell>
          <table:table-cell office:value-type="float" office:value="7973486" table:style-name="ce12">
            <text:p>7,973,486<text:s/></text:p>
          </table:table-cell>
          <table:table-cell office:value-type="float" office:value="63922.176310000003" table:style-name="ce12">
            <text:p>63,922<text:s/></text:p>
          </table:table-cell>
          <table:table-cell office:value-type="float" office:value="695037" table:style-name="ce12">
            <text:p>695,037<text:s/></text:p>
          </table:table-cell>
          <table:table-cell office:value-type="float" office:value="5625.4731400000001" table:style-name="ce12">
            <text:p>5,625<text:s/></text:p>
          </table:table-cell>
          <table:table-cell office:value-type="float" office:value="46011" table:style-name="ce12">
            <text:p>46,011<text:s/></text:p>
          </table:table-cell>
          <table:table-cell office:value-type="float" office:value="662.43197999999995" table:style-name="ce12">
            <text:p>662<text:s/></text:p>
          </table:table-cell>
          <table:table-cell office:value-type="float" office:value="86072" table:style-name="ce12">
            <text:p>86,072<text:s/></text:p>
          </table:table-cell>
          <table:table-cell office:value-type="float" office:value="442.76812000000001" table:style-name="ce12">
            <text:p>443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6">
            <text:p>民國九十七年</text:p>
          </table:table-cell>
          <table:table-cell office:value-type="float" office:value="2008" table:style-name="ce9">
            <text:p>2008</text:p>
          </table:table-cell>
          <table:table-cell office:value-type="float" office:value="590873" table:style-name="ce12">
            <text:p>590,873<text:s/></text:p>
          </table:table-cell>
          <table:table-cell office:value-type="float" office:value="10792.980939999999" table:style-name="ce12">
            <text:p>10,793<text:s/></text:p>
          </table:table-cell>
          <table:table-cell office:value-type="float" office:value="18595" table:style-name="ce12">
            <text:p>18,595<text:s/></text:p>
          </table:table-cell>
          <table:table-cell office:value-type="float" office:value="153.60475" table:style-name="ce12">
            <text:p>154<text:s/></text:p>
          </table:table-cell>
          <table:table-cell office:value-type="float" office:value="7990129" table:style-name="ce12">
            <text:p>7,990,129<text:s/></text:p>
          </table:table-cell>
          <table:table-cell office:value-type="float" office:value="70138.91519" table:style-name="ce12">
            <text:p>70,139<text:s/></text:p>
          </table:table-cell>
          <table:table-cell office:value-type="float" office:value="652292" table:style-name="ce12">
            <text:p>652,292<text:s/></text:p>
          </table:table-cell>
          <table:table-cell office:value-type="float" office:value="7330.2377299999998" table:style-name="ce12">
            <text:p>7,330<text:s/></text:p>
          </table:table-cell>
          <table:table-cell office:value-type="float" office:value="50935" table:style-name="ce12">
            <text:p>50,935<text:s/></text:p>
          </table:table-cell>
          <table:table-cell office:value-type="float" office:value="618.24167999999997" table:style-name="ce12">
            <text:p>618<text:s/></text:p>
          </table:table-cell>
          <table:table-cell office:value-type="float" office:value="8904" table:style-name="ce12">
            <text:p>8,904<text:s/></text:p>
          </table:table-cell>
          <table:table-cell office:value-type="float" office:value="99.054299999999998" table:style-name="ce12">
            <text:p>99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6">
            <text:p>民國九十八年</text:p>
          </table:table-cell>
          <table:table-cell office:value-type="float" office:value="2009" table:style-name="ce9">
            <text:p>2009</text:p>
          </table:table-cell>
          <table:table-cell office:value-type="float" office:value="495176" table:style-name="ce12">
            <text:p>495,176<text:s/></text:p>
          </table:table-cell>
          <table:table-cell office:value-type="float" office:value="7167.8743199999999" table:style-name="ce12">
            <text:p>7,168<text:s/></text:p>
          </table:table-cell>
          <table:table-cell office:value-type="float" office:value="63401" table:style-name="ce12">
            <text:p>63,401<text:s/></text:p>
          </table:table-cell>
          <table:table-cell office:value-type="float" office:value="407.42756000000003" table:style-name="ce12">
            <text:p>407<text:s/></text:p>
          </table:table-cell>
          <table:table-cell office:value-type="float" office:value="7445241" table:style-name="ce12">
            <text:p>7,445,241<text:s/></text:p>
          </table:table-cell>
          <table:table-cell office:value-type="float" office:value="48572.748950000001" table:style-name="ce12">
            <text:p>48,573<text:s/></text:p>
          </table:table-cell>
          <table:table-cell office:value-type="float" office:value="632772" table:style-name="ce12">
            <text:p>632,772<text:s/></text:p>
          </table:table-cell>
          <table:table-cell office:value-type="float" office:value="7886.0311400000001" table:style-name="ce12">
            <text:p>7,886<text:s/></text:p>
          </table:table-cell>
          <table:table-cell office:value-type="float" office:value="66647" table:style-name="ce12">
            <text:p>66,647<text:s/></text:p>
          </table:table-cell>
          <table:table-cell office:value-type="float" office:value="568.20588999999995" table:style-name="ce12">
            <text:p>568<text:s/></text:p>
          </table:table-cell>
          <table:table-cell office:value-type="float" office:value="29633" table:style-name="ce12">
            <text:p>29,633<text:s/></text:p>
          </table:table-cell>
          <table:table-cell office:value-type="float" office:value="247.84020000000001" table:style-name="ce12">
            <text:p>248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6">
            <text:p>民國九十九年</text:p>
          </table:table-cell>
          <table:table-cell office:value-type="float" office:value="2010" table:style-name="ce9">
            <text:p>2010</text:p>
          </table:table-cell>
          <table:table-cell office:value-type="float" office:value="567730" table:style-name="ce12">
            <text:p>567,730<text:s/></text:p>
          </table:table-cell>
          <table:table-cell office:value-type="float" office:value="7366.7" table:style-name="ce12">
            <text:p>7,367<text:s/></text:p>
          </table:table-cell>
          <table:table-cell office:value-type="float" office:value="38155" table:style-name="ce12">
            <text:p>38,155<text:s/></text:p>
          </table:table-cell>
          <table:table-cell office:value-type="float" office:value="274.39999999999998" table:style-name="ce12">
            <text:p>274<text:s/></text:p>
          </table:table-cell>
          <table:table-cell office:value-type="float" office:value="9510023" table:style-name="ce12">
            <text:p>9,510,023<text:s/></text:p>
          </table:table-cell>
          <table:table-cell office:value-type="float" office:value="87104.4" table:style-name="ce12">
            <text:p>87,104<text:s/></text:p>
          </table:table-cell>
          <table:table-cell office:value-type="float" office:value="812185" table:style-name="ce12">
            <text:p>812,185<text:s/></text:p>
          </table:table-cell>
          <table:table-cell office:value-type="float" office:value="10082.799999999999" table:style-name="ce12">
            <text:p>10,083<text:s/></text:p>
          </table:table-cell>
          <table:table-cell office:value-type="float" office:value="27428" table:style-name="ce12">
            <text:p>27,428<text:s/></text:p>
          </table:table-cell>
          <table:table-cell office:value-type="float" office:value="180.6" table:style-name="ce12">
            <text:p>181<text:s/></text:p>
          </table:table-cell>
          <table:table-cell office:value-type="float" office:value="32968" table:style-name="ce12">
            <text:p>32,968<text:s/></text:p>
          </table:table-cell>
          <table:table-cell office:value-type="float" office:value="318.60000000000002" table:style-name="ce12">
            <text:p>319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6">
            <text:p>民國一百年</text:p>
          </table:table-cell>
          <table:table-cell office:value-type="float" office:value="2011" table:style-name="ce9">
            <text:p>2011</text:p>
          </table:table-cell>
          <table:table-cell office:value-type="float" office:value="565453" table:style-name="ce12">
            <text:p>565,453<text:s/></text:p>
          </table:table-cell>
          <table:table-cell office:value-type="float" office:value="10338.928" table:style-name="ce12">
            <text:p>10,339<text:s/></text:p>
          </table:table-cell>
          <table:table-cell office:value-type="float" office:value="21867" table:style-name="ce12">
            <text:p>21,867<text:s/></text:p>
          </table:table-cell>
          <table:table-cell office:value-type="float" office:value="200.9" table:style-name="ce12">
            <text:p>201<text:s/></text:p>
          </table:table-cell>
          <table:table-cell office:value-type="float" office:value="9710052" table:style-name="ce12">
            <text:p>9,710,052<text:s/></text:p>
          </table:table-cell>
          <table:table-cell office:value-type="float" office:value="81954.256999999998" table:style-name="ce12">
            <text:p>81,954<text:s/></text:p>
          </table:table-cell>
          <table:table-cell office:value-type="float" office:value="952444" table:style-name="ce12">
            <text:p>952,444<text:s/></text:p>
          </table:table-cell>
          <table:table-cell office:value-type="float" office:value="14156.562" table:style-name="ce12">
            <text:p>14,157<text:s/></text:p>
          </table:table-cell>
          <table:table-cell office:value-type="float" office:value="39931" table:style-name="ce12">
            <text:p>39,931<text:s/></text:p>
          </table:table-cell>
          <table:table-cell office:value-type="float" office:value="210.40899999999999" table:style-name="ce12">
            <text:p>210<text:s/></text:p>
          </table:table-cell>
          <table:table-cell office:value-type="float" office:value="41044" table:style-name="ce12">
            <text:p>41,044<text:s/></text:p>
          </table:table-cell>
          <table:table-cell office:value-type="float" office:value="360.495" table:style-name="ce12">
            <text:p>360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6">
            <text:p>民國一百零一年</text:p>
          </table:table-cell>
          <table:table-cell office:value-type="float" office:value="2012" table:style-name="ce9">
            <text:p>2012</text:p>
          </table:table-cell>
          <table:table-cell office:value-type="float" office:value="347688" table:style-name="ce12">
            <text:p>347,688<text:s/></text:p>
          </table:table-cell>
          <table:table-cell office:value-type="float" office:value="8769.6550000000007" table:style-name="ce12">
            <text:p>8,770<text:s/></text:p>
          </table:table-cell>
          <table:table-cell office:value-type="float" office:value="29861" table:style-name="ce12">
            <text:p>29,861<text:s/></text:p>
          </table:table-cell>
          <table:table-cell office:value-type="float" office:value="297.57600000000002" table:style-name="ce12">
            <text:p>298<text:s/></text:p>
          </table:table-cell>
          <table:table-cell office:value-type="float" office:value="9245653" table:style-name="ce12">
            <text:p>9,245,653<text:s/></text:p>
          </table:table-cell>
          <table:table-cell office:value-type="float" office:value="69129.722999999998" table:style-name="ce12">
            <text:p>69,130<text:s/></text:p>
          </table:table-cell>
          <table:table-cell office:value-type="float" office:value="1042399" table:style-name="ce12">
            <text:p>1,042,399<text:s/></text:p>
          </table:table-cell>
          <table:table-cell office:value-type="float" office:value="14485.225" table:style-name="ce12">
            <text:p>14,485<text:s/></text:p>
          </table:table-cell>
          <table:table-cell office:value-type="float" office:value="69977" table:style-name="ce12">
            <text:p>69,977<text:s/></text:p>
          </table:table-cell>
          <table:table-cell office:value-type="float" office:value="319.07600000000002" table:style-name="ce12">
            <text:p>319<text:s/></text:p>
          </table:table-cell>
          <table:table-cell office:value-type="float" office:value="50888" table:style-name="ce12">
            <text:p>50,888<text:s/></text:p>
          </table:table-cell>
          <table:table-cell office:value-type="float" office:value="454.82299999999998" table:style-name="ce12">
            <text:p>455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6">
            <text:p>民國一百零二年</text:p>
          </table:table-cell>
          <table:table-cell office:value-type="float" office:value="2013" table:style-name="ce9">
            <text:p>2013</text:p>
          </table:table-cell>
          <table:table-cell office:value-type="float" office:value="326052" table:style-name="ce12">
            <text:p>326,052<text:s/></text:p>
          </table:table-cell>
          <table:table-cell office:value-type="float" office:value="8722.9560000000001" table:style-name="ce12">
            <text:p>8,723<text:s/></text:p>
          </table:table-cell>
          <table:table-cell office:value-type="float" office:value="26462" table:style-name="ce12">
            <text:p>26,462<text:s/></text:p>
          </table:table-cell>
          <table:table-cell office:value-type="float" office:value="249.46" table:style-name="ce12">
            <text:p>249<text:s/></text:p>
          </table:table-cell>
          <table:table-cell office:value-type="float" office:value="9451541" table:style-name="ce12">
            <text:p>9,451,541<text:s/></text:p>
          </table:table-cell>
          <table:table-cell office:value-type="float" office:value="61299.146000000001" table:style-name="ce12">
            <text:p>61,299<text:s/></text:p>
          </table:table-cell>
          <table:table-cell office:value-type="float" office:value="1156552" table:style-name="ce12">
            <text:p>1,156,552<text:s/></text:p>
          </table:table-cell>
          <table:table-cell office:value-type="float" office:value="17446.204000000002" table:style-name="ce12">
            <text:p>17,446<text:s/></text:p>
          </table:table-cell>
          <table:table-cell office:value-type="float" office:value="116453" table:style-name="ce12">
            <text:p>116,453<text:s/></text:p>
          </table:table-cell>
          <table:table-cell office:value-type="float" office:value="406.06900000000002" table:style-name="ce12">
            <text:p>406<text:s/></text:p>
          </table:table-cell>
          <table:table-cell office:value-type="float" office:value="17621" table:style-name="ce12">
            <text:p>17,621<text:s/></text:p>
          </table:table-cell>
          <table:table-cell office:value-type="float" office:value="166.47900000000001" table:style-name="ce12">
            <text:p>166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6">
            <text:p>民國一百零三年</text:p>
          </table:table-cell>
          <table:table-cell office:value-type="float" office:value="2014" table:style-name="ce9">
            <text:p>2014</text:p>
          </table:table-cell>
          <table:table-cell office:value-type="float" office:value="250278" table:style-name="ce12">
            <text:p>250,278<text:s/></text:p>
          </table:table-cell>
          <table:table-cell office:value-type="float" office:value="4131.9989999999998" table:style-name="ce12">
            <text:p>4,132<text:s/></text:p>
          </table:table-cell>
          <table:table-cell office:value-type="float" office:value="53403" table:style-name="ce12">
            <text:p>53,403<text:s/></text:p>
          </table:table-cell>
          <table:table-cell office:value-type="float" office:value="455.28399999999999" table:style-name="ce12">
            <text:p>455<text:s/></text:p>
          </table:table-cell>
          <table:table-cell office:value-type="float" office:value="9364023" table:style-name="ce12">
            <text:p>9,364,023<text:s/></text:p>
          </table:table-cell>
          <table:table-cell office:value-type="float" office:value="63368.974999999999" table:style-name="ce12">
            <text:p>63,369<text:s/></text:p>
          </table:table-cell>
          <table:table-cell office:value-type="float" office:value="1020226" table:style-name="ce12">
            <text:p>1,020,226<text:s/></text:p>
          </table:table-cell>
          <table:table-cell office:value-type="float" office:value="15671.254999999999" table:style-name="ce12">
            <text:p>15,671<text:s/></text:p>
          </table:table-cell>
          <table:table-cell office:value-type="float" office:value="203177" table:style-name="ce12">
            <text:p>203,177<text:s/></text:p>
          </table:table-cell>
          <table:table-cell office:value-type="float" office:value="611.48" table:style-name="ce12">
            <text:p>611<text:s/></text:p>
          </table:table-cell>
          <table:table-cell office:value-type="float" office:value="23666" table:style-name="ce12">
            <text:p>23,666<text:s/></text:p>
          </table:table-cell>
          <table:table-cell office:value-type="float" office:value="263.01100000000002" table:style-name="ce12">
            <text:p>263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6">
            <text:p>民國一百零四年</text:p>
          </table:table-cell>
          <table:table-cell office:value-type="float" office:value="2015" table:style-name="ce9">
            <text:p>2015</text:p>
          </table:table-cell>
          <table:table-cell office:value-type="float" office:value="303857" table:style-name="ce12">
            <text:p>303,857<text:s/></text:p>
          </table:table-cell>
          <table:table-cell office:value-type="float" office:value="4244.1980000000003" table:style-name="ce12">
            <text:p>4,244<text:s/></text:p>
          </table:table-cell>
          <table:table-cell office:value-type="float" office:value="54487" table:style-name="ce12">
            <text:p>54,487<text:s/></text:p>
          </table:table-cell>
          <table:table-cell office:value-type="float" office:value="434.50900000000001" table:style-name="ce12">
            <text:p>435<text:s/></text:p>
          </table:table-cell>
          <table:table-cell office:value-type="float" office:value="8668688" table:style-name="ce12">
            <text:p>8,668,688<text:s/></text:p>
          </table:table-cell>
          <table:table-cell office:value-type="float" office:value="72311.053" table:style-name="ce12">
            <text:p>72,311<text:s/></text:p>
          </table:table-cell>
          <table:table-cell office:value-type="float" office:value="1208073" table:style-name="ce12">
            <text:p>1,208,073<text:s/></text:p>
          </table:table-cell>
          <table:table-cell office:value-type="float" office:value="16452.356" table:style-name="ce12">
            <text:p>16,452<text:s/></text:p>
          </table:table-cell>
          <table:table-cell office:value-type="float" office:value="230894" table:style-name="ce12">
            <text:p>230,894<text:s/></text:p>
          </table:table-cell>
          <table:table-cell office:value-type="float" office:value="613.40700000000004" table:style-name="ce12">
            <text:p>613<text:s/></text:p>
          </table:table-cell>
          <table:table-cell office:value-type="float" office:value="152138" table:style-name="ce12">
            <text:p>152,138<text:s/></text:p>
          </table:table-cell>
          <table:table-cell office:value-type="float" office:value="1587.2919999999999" table:style-name="ce12">
            <text:p>1,587<text:s/></text:p>
          </table:table-cell>
          <table:table-cell table:number-columns-repeated="16370" table:style-name="ce25"/>
        </table:table-row>
        <table:table-row table:number-rows-repeated="3" table:style-name="ro4">
          <table:table-cell table:style-name="ce8"/>
          <table:table-cell table:style-name="ce9"/>
          <table:table-cell table:number-columns-repeated="4" table:style-name="ce14"/>
          <table:table-cell table:number-columns-repeated="8" table:style-name="ce12"/>
          <table:table-cell table:number-columns-repeated="16370" table:style-name="ce25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277277" table:formula="of:=  IF(SUM([.C23:.C43])=0;&quot;-&quot;;SUM([.C23:.C43]))" table:style-name="ce12">
            <text:p>277,277<text:s/></text:p>
          </table:table-cell>
          <table:table-cell office:value-type="float" office:value="7760.902000000001" table:formula="of:=  IF(SUM([.D23:.D43])=0;&quot;-&quot;;SUM([.D23:.D43]))" table:style-name="ce12">
            <text:p>7,761<text:s/></text:p>
          </table:table-cell>
          <table:table-cell office:value-type="float" office:value="85251" table:formula="of:=  IF(SUM([.E23:.E43])=0;&quot;-&quot;;SUM([.E23:.E43]))" table:style-name="ce12">
            <text:p>85,251<text:s/></text:p>
          </table:table-cell>
          <table:table-cell office:value-type="float" office:value="1533.5700000000002" table:formula="of:=  IF(SUM([.F23:.F43])=0;&quot;-&quot;;SUM([.F23:.F43]))" table:style-name="ce12">
            <text:p>1,534<text:s/></text:p>
          </table:table-cell>
          <table:table-cell office:value-type="float" office:value="8891697" table:formula="of:=  IF(SUM([.G23:.G43])=0;&quot;-&quot;;SUM([.G23:.G43]))" table:style-name="ce12">
            <text:p>8,891,697<text:s/></text:p>
          </table:table-cell>
          <table:table-cell office:value-type="float" office:value="65464.077999999994" table:formula="of:=  IF(SUM([.H23:.H43])=0;&quot;-&quot;;SUM([.H23:.H43]))" table:style-name="ce12">
            <text:p>65,464<text:s/></text:p>
          </table:table-cell>
          <table:table-cell office:value-type="float" office:value="1114566" table:formula="of:=  IF(SUM([.I23:.I43])=0;&quot;-&quot;;SUM([.I23:.I43]))" table:style-name="ce12">
            <text:p>1,114,566<text:s/></text:p>
          </table:table-cell>
          <table:table-cell office:value-type="float" office:value="14736.784000000003" table:formula="of:=  IF(SUM([.J23:.J43])=0;&quot;-&quot;;SUM([.J23:.J43]))" table:style-name="ce12">
            <text:p>14,737<text:s/></text:p>
          </table:table-cell>
          <table:table-cell office:value-type="float" office:value="498126" table:formula="of:=  IF(SUM([.K23:.K43])=0;&quot;-&quot;;SUM([.K23:.K43]))" table:style-name="ce12">
            <text:p>498,126<text:s/></text:p>
          </table:table-cell>
          <table:table-cell office:value-type="float" office:value="1079.1880000000001" table:formula="of:=  IF(SUM([.L23:.L43])=0;&quot;-&quot;;SUM([.L23:.L43]))" table:style-name="ce12">
            <text:p>1,079<text:s/></text:p>
          </table:table-cell>
          <table:table-cell office:value-type="float" office:value="188528" table:formula="of:=  IF(SUM([.M23:.M43])=0;&quot;-&quot;;SUM([.M23:.M43]))" table:style-name="ce12">
            <text:p>188,528<text:s/></text:p>
          </table:table-cell>
          <table:table-cell office:value-type="float" office:value="2090.6080000000002" table:formula="of:=  IF(SUM([.N23:.N43])=0;&quot;-&quot;;SUM([.N23:.N43]))" table:style-name="ce12">
            <text:p>2,091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172614" table:style-name="ce12">
            <text:p>172,614<text:s/></text:p>
          </table:table-cell>
          <table:table-cell office:value-type="float" office:value="6141.6689999999999" table:style-name="ce12">
            <text:p>6,142<text:s/></text:p>
          </table:table-cell>
          <table:table-cell office:value-type="float" office:value="51990" table:style-name="ce12">
            <text:p>51,990<text:s/></text:p>
          </table:table-cell>
          <table:table-cell office:value-type="float" office:value="1012.773" table:style-name="ce12">
            <text:p>1,013<text:s/></text:p>
          </table:table-cell>
          <table:table-cell office:value-type="float" office:value="410582" table:style-name="ce12">
            <text:p>410,582<text:s/></text:p>
          </table:table-cell>
          <table:table-cell office:value-type="float" office:value="8652.4120000000003" table:style-name="ce12">
            <text:p>8,65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456" table:style-name="ce12">
            <text:p>3,456<text:s/></text:p>
          </table:table-cell>
          <table:table-cell office:value-type="float" office:value="6.0620000000000003" table:style-name="ce12">
            <text:p>6<text:s/></text:p>
          </table:table-cell>
          <table:table-cell office:value-type="float" office:value="100" table:style-name="ce12">
            <text:p>100<text:s/></text:p>
          </table:table-cell>
          <table:table-cell office:value-type="float" office:value="2.778" table:style-name="ce12">
            <text:p>3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460" table:style-name="ce12">
            <text:p>1,460<text:s/></text:p>
          </table:table-cell>
          <table:table-cell office:value-type="float" office:value="19.672999999999998" table:style-name="ce12">
            <text:p>20<text:s/></text:p>
          </table:table-cell>
          <table:table-cell office:value-type="float" office:value="43110" table:style-name="ce12">
            <text:p>43,110<text:s/></text:p>
          </table:table-cell>
          <table:table-cell office:value-type="float" office:value="334.54700000000003" table:style-name="ce12">
            <text:p>335<text:s/></text:p>
          </table:table-cell>
          <table:table-cell office:value-type="float" office:value="140" table:style-name="ce12">
            <text:p>140<text:s/></text:p>
          </table:table-cell>
          <table:table-cell office:value-type="float" office:value="0.31900000000000001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5225" table:style-name="ce12">
            <text:p>5,225<text:s/></text:p>
          </table:table-cell>
          <table:table-cell office:value-type="float" office:value="64.822999999999993" table:style-name="ce12">
            <text:p>65<text:s/></text:p>
          </table:table-cell>
          <table:table-cell office:value-type="float" office:value="199" table:style-name="ce12">
            <text:p>199<text:s/></text:p>
          </table:table-cell>
          <table:table-cell office:value-type="float" office:value="2.516" table:style-name="ce12">
            <text:p>3<text:s/></text:p>
          </table:table-cell>
          <table:table-cell office:value-type="float" office:value="1138864" table:style-name="ce12">
            <text:p>1,138,864<text:s/></text:p>
          </table:table-cell>
          <table:table-cell office:value-type="float" office:value="7058.3519999999999" table:style-name="ce12">
            <text:p>7,058<text:s/></text:p>
          </table:table-cell>
          <table:table-cell office:value-type="float" office:value="238258" table:style-name="ce12">
            <text:p>238,258<text:s/></text:p>
          </table:table-cell>
          <table:table-cell office:value-type="float" office:value="1577.3879999999999" table:style-name="ce12">
            <text:p>1,577<text:s/></text:p>
          </table:table-cell>
          <table:table-cell office:value-type="float" office:value="1400" table:style-name="ce12">
            <text:p>1,400<text:s/></text:p>
          </table:table-cell>
          <table:table-cell office:value-type="float" office:value="24.54" table:style-name="ce12">
            <text:p>25<text:s/></text:p>
          </table:table-cell>
          <table:table-cell office:value-type="float" office:value="129721" table:style-name="ce12">
            <text:p>129,721<text:s/></text:p>
          </table:table-cell>
          <table:table-cell office:value-type="float" office:value="1477.5309999999999" table:style-name="ce12">
            <text:p>1,478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float" office:value="68734" table:style-name="ce12">
            <text:p>68,734<text:s/></text:p>
          </table:table-cell>
          <table:table-cell office:value-type="float" office:value="1160.8679999999999" table:style-name="ce12">
            <text:p>1,16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826941" table:style-name="ce12">
            <text:p>1,826,941<text:s/></text:p>
          </table:table-cell>
          <table:table-cell office:value-type="float" office:value="14624.594999999999" table:style-name="ce12">
            <text:p>14,625<text:s/></text:p>
          </table:table-cell>
          <table:table-cell office:value-type="float" office:value="146098" table:style-name="ce12">
            <text:p>146,098<text:s/></text:p>
          </table:table-cell>
          <table:table-cell office:value-type="float" office:value="1052.4939999999999" table:style-name="ce12">
            <text:p>1,052<text:s/></text:p>
          </table:table-cell>
          <table:table-cell office:value-type="float" office:value="8352" table:style-name="ce12">
            <text:p>8,352<text:s/></text:p>
          </table:table-cell>
          <table:table-cell office:value-type="float" office:value="24.044" table:style-name="ce12">
            <text:p>24<text:s/></text:p>
          </table:table-cell>
          <table:table-cell office:value-type="float" office:value="23193" table:style-name="ce12">
            <text:p>23,193<text:s/></text:p>
          </table:table-cell>
          <table:table-cell office:value-type="float" office:value="225.863" table:style-name="ce12">
            <text:p>226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模里西斯</text:p>
          </table:table-cell>
          <table:table-cell office:value-type="string" table:style-name="ce9">
            <text:p>MAURITIU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香港</text:p>
          </table:table-cell>
          <table:table-cell office:value-type="string" table:style-name="ce9">
            <text:p>HONGKONG</text:p>
          </table:table-cell>
          <table:table-cell office:value-type="float" office:value="17118" table:style-name="ce12">
            <text:p>17,118<text:s/></text:p>
          </table:table-cell>
          <table:table-cell office:value-type="float" office:value="263.91699999999997" table:style-name="ce12">
            <text:p>264<text:s/></text:p>
          </table:table-cell>
          <table:table-cell office:value-type="float" office:value="42" table:style-name="ce12">
            <text:p>42<text:s/></text:p>
          </table:table-cell>
          <table:table-cell office:value-type="float" office:value="3.294" table:style-name="ce12">
            <text:p>3<text:s/></text:p>
          </table:table-cell>
          <table:table-cell office:value-type="float" office:value="3043998" table:style-name="ce12">
            <text:p>3,043,998<text:s/></text:p>
          </table:table-cell>
          <table:table-cell office:value-type="float" office:value="15755.472" table:style-name="ce12">
            <text:p>15,755<text:s/></text:p>
          </table:table-cell>
          <table:table-cell office:value-type="float" office:value="404063" table:style-name="ce12">
            <text:p>404,063<text:s/></text:p>
          </table:table-cell>
          <table:table-cell office:value-type="float" office:value="8072.433" table:style-name="ce12">
            <text:p>8,072<text:s/></text:p>
          </table:table-cell>
          <table:table-cell office:value-type="float" office:value="991" table:style-name="ce12">
            <text:p>991<text:s/></text:p>
          </table:table-cell>
          <table:table-cell office:value-type="float" office:value="7.1740000000000004" table:style-name="ce12">
            <text:p>7<text:s/></text:p>
          </table:table-cell>
          <table:table-cell office:value-type="float" office:value="10249" table:style-name="ce12">
            <text:p>10,249<text:s/></text:p>
          </table:table-cell>
          <table:table-cell office:value-type="float" office:value="169.11199999999999" table:style-name="ce12">
            <text:p>169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860" table:style-name="ce12">
            <text:p>1,860<text:s/></text:p>
          </table:table-cell>
          <table:table-cell office:value-type="float" office:value="66.489000000000004" table:style-name="ce12">
            <text:p>66<text:s/></text:p>
          </table:table-cell>
          <table:table-cell office:value-type="float" office:value="121458" table:style-name="ce12">
            <text:p>121,458<text:s/></text:p>
          </table:table-cell>
          <table:table-cell office:value-type="float" office:value="1508.174" table:style-name="ce12">
            <text:p>1,508<text:s/></text:p>
          </table:table-cell>
          <table:table-cell office:value-type="float" office:value="384" table:style-name="ce12">
            <text:p>384<text:s/></text:p>
          </table:table-cell>
          <table:table-cell office:value-type="float" office:value="1.6879999999999999" table:style-name="ce12">
            <text:p>2<text:s/></text:p>
          </table:table-cell>
          <table:table-cell office:value-type="float" office:value="320" table:style-name="ce12">
            <text:p>320<text:s/></text:p>
          </table:table-cell>
          <table:table-cell office:value-type="float" office:value="0.52600000000000002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31" table:style-name="ce12">
            <text:p>631<text:s/></text:p>
          </table:table-cell>
          <table:table-cell office:value-type="float" office:value="6.907" table:style-name="ce12">
            <text:p>7<text:s/></text:p>
          </table:table-cell>
          <table:table-cell office:value-type="float" office:value="976" table:style-name="ce12">
            <text:p>976<text:s/></text:p>
          </table:table-cell>
          <table:table-cell office:value-type="float" office:value="7.6459999999999999" table:style-name="ce12">
            <text:p>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澳大利亞</text:p>
          </table:table-cell>
          <table:table-cell office:value-type="string" table:style-name="ce9">
            <text:p>AUSTRALIA</text:p>
          </table:table-cell>
          <table:table-cell office:value-type="float" office:value="761" table:style-name="ce12">
            <text:p>761<text:s/></text:p>
          </table:table-cell>
          <table:table-cell office:value-type="float" office:value="7.16" table:style-name="ce12">
            <text:p>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37681" table:style-name="ce12">
            <text:p>437,681<text:s/></text:p>
          </table:table-cell>
          <table:table-cell office:value-type="float" office:value="3343.2150000000001" table:style-name="ce12">
            <text:p>3,343<text:s/></text:p>
          </table:table-cell>
          <table:table-cell office:value-type="float" office:value="6396" table:style-name="ce12">
            <text:p>6,396<text:s/></text:p>
          </table:table-cell>
          <table:table-cell office:value-type="float" office:value="46.945999999999998" table:style-name="ce12">
            <text:p>47<text:s/></text:p>
          </table:table-cell>
          <table:table-cell office:value-type="float" office:value="9253" table:style-name="ce12">
            <text:p>9,253<text:s/></text:p>
          </table:table-cell>
          <table:table-cell office:value-type="float" office:value="12.757999999999999" table:style-name="ce12">
            <text:p>13<text:s/></text:p>
          </table:table-cell>
          <table:table-cell office:value-type="float" office:value="259" table:style-name="ce12">
            <text:p>259<text:s/></text:p>
          </table:table-cell>
          <table:table-cell office:value-type="float" office:value="3.3719999999999999" table:style-name="ce12">
            <text:p>3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float" office:value="2" table:style-name="ce12">
            <text:p>2<text:s/></text:p>
          </table:table-cell>
          <table:table-cell office:value-type="float" office:value="4.1000000000000002E-2" table:style-name="ce12">
            <text:p>0<text:s/></text:p>
          </table:table-cell>
          <table:table-cell office:value-type="float" office:value="1" table:style-name="ce12">
            <text:p>1<text:s/></text:p>
          </table:table-cell>
          <table:table-cell office:value-type="float" office:value="5.0999999999999997E-2" table:style-name="ce12">
            <text:p>0<text:s/></text:p>
          </table:table-cell>
          <table:table-cell office:value-type="float" office:value="23481" table:style-name="ce12">
            <text:p>23,481<text:s/></text:p>
          </table:table-cell>
          <table:table-cell office:value-type="float" office:value="363.16199999999998" table:style-name="ce12">
            <text:p>363<text:s/></text:p>
          </table:table-cell>
          <table:table-cell office:value-type="float" office:value="2402" table:style-name="ce12">
            <text:p>2,402<text:s/></text:p>
          </table:table-cell>
          <table:table-cell office:value-type="float" office:value="11.888" table:style-name="ce12">
            <text:p>12<text:s/></text:p>
          </table:table-cell>
          <table:table-cell office:value-type="float" office:value="16" table:style-name="ce12">
            <text:p>16<text:s/></text:p>
          </table:table-cell>
          <table:table-cell office:value-type="float" office:value="9.9000000000000005E-2" table:style-name="ce12">
            <text:p>0<text:s/></text:p>
          </table:table-cell>
          <table:table-cell office:value-type="float" office:value="14" table:style-name="ce12">
            <text:p>14<text:s/></text:p>
          </table:table-cell>
          <table:table-cell office:value-type="float" office:value="0.19" table:style-name="ce12">
            <text:p>0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45900" table:style-name="ce12">
            <text:p>445,900<text:s/></text:p>
          </table:table-cell>
          <table:table-cell office:value-type="float" office:value="2176.9720000000002" table:style-name="ce12">
            <text:p>2,177<text:s/></text:p>
          </table:table-cell>
          <table:table-cell office:value-type="float" office:value="619" table:style-name="ce12">
            <text:p>619<text:s/></text:p>
          </table:table-cell>
          <table:table-cell office:value-type="float" office:value="3.8690000000000002" table:style-name="ce12">
            <text:p>4<text:s/></text:p>
          </table:table-cell>
          <table:table-cell office:value-type="float" office:value="105649" table:style-name="ce12">
            <text:p>105,649<text:s/></text:p>
          </table:table-cell>
          <table:table-cell office:value-type="float" office:value="229.66900000000001" table:style-name="ce12">
            <text:p>230<text:s/></text:p>
          </table:table-cell>
          <table:table-cell office:value-type="float" office:value="3188" table:style-name="ce12">
            <text:p>3,188<text:s/></text:p>
          </table:table-cell>
          <table:table-cell office:value-type="float" office:value="17.521000000000001" table:style-name="ce12">
            <text:p>18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float" office:value="3324" table:style-name="ce12">
            <text:p>3,324<text:s/></text:p>
          </table:table-cell>
          <table:table-cell office:value-type="float" office:value="52.75" table:style-name="ce12">
            <text:p>5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38025" table:style-name="ce12">
            <text:p>138,025<text:s/></text:p>
          </table:table-cell>
          <table:table-cell office:value-type="float" office:value="1223.702" table:style-name="ce12">
            <text:p>1,224<text:s/></text:p>
          </table:table-cell>
          <table:table-cell office:value-type="float" office:value="48424" table:style-name="ce12">
            <text:p>48,424<text:s/></text:p>
          </table:table-cell>
          <table:table-cell office:value-type="float" office:value="377.661" table:style-name="ce12">
            <text:p>378<text:s/></text:p>
          </table:table-cell>
          <table:table-cell office:value-type="float" office:value="74992" table:style-name="ce12">
            <text:p>74,992<text:s/></text:p>
          </table:table-cell>
          <table:table-cell office:value-type="float" office:value="155.607" table:style-name="ce12">
            <text:p>156<text:s/></text:p>
          </table:table-cell>
          <table:table-cell office:value-type="float" office:value="830" table:style-name="ce12">
            <text:p>830<text:s/></text:p>
          </table:table-cell>
          <table:table-cell office:value-type="float" office:value="8.2959999999999994" table:style-name="ce12">
            <text:p>8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新加坡</text:p>
          </table:table-cell>
          <table:table-cell office:value-type="string" table:style-name="ce9">
            <text:p>SINGAPORE</text:p>
          </table:table-cell>
          <table:table-cell office:value-type="float" office:value="1136" table:style-name="ce12">
            <text:p>1,136<text:s/></text:p>
          </table:table-cell>
          <table:table-cell office:value-type="float" office:value="9.4819999999999993" table:style-name="ce12">
            <text:p>9<text:s/></text:p>
          </table:table-cell>
          <table:table-cell office:value-type="float" office:value="29034" table:style-name="ce12">
            <text:p>29,034<text:s/></text:p>
          </table:table-cell>
          <table:table-cell office:value-type="float" office:value="421.72800000000001" table:style-name="ce12">
            <text:p>422<text:s/></text:p>
          </table:table-cell>
          <table:table-cell office:value-type="float" office:value="639556" table:style-name="ce12">
            <text:p>639,556<text:s/></text:p>
          </table:table-cell>
          <table:table-cell office:value-type="float" office:value="3628.6660000000002" table:style-name="ce12">
            <text:p>3,629<text:s/></text:p>
          </table:table-cell>
          <table:table-cell office:value-type="float" office:value="239229" table:style-name="ce12">
            <text:p>239,229<text:s/></text:p>
          </table:table-cell>
          <table:table-cell office:value-type="float" office:value="3055.433" table:style-name="ce12">
            <text:p>3,055<text:s/></text:p>
          </table:table-cell>
          <table:table-cell office:value-type="float" office:value="12839" table:style-name="ce12">
            <text:p>12,839<text:s/></text:p>
          </table:table-cell>
          <table:table-cell office:value-type="float" office:value="52.915999999999997" table:style-name="ce12">
            <text:p>53<text:s/></text:p>
          </table:table-cell>
          <table:table-cell office:value-type="float" office:value="19141" table:style-name="ce12">
            <text:p>19,141<text:s/></text:p>
          </table:table-cell>
          <table:table-cell office:value-type="float" office:value="171.03100000000001" table:style-name="ce12">
            <text:p>171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美屬薩摩亞</text:p>
          </table:table-cell>
          <table:table-cell office:value-type="string" table:style-name="ce9">
            <text:p>AMERICAN SAMO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0" table:style-name="ce12">
            <text:p>120<text:s/></text:p>
          </table:table-cell>
          <table:table-cell office:value-type="float" office:value="0.20599999999999999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沙烏地阿拉伯</text:p>
          </table:table-cell>
          <table:table-cell office:value-type="string" table:style-name="ce9">
            <text:p>SAUDI <text:s/>ARAB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18" table:style-name="ce12">
            <text:p>118<text:s/></text:p>
          </table:table-cell>
          <table:table-cell office:value-type="float" office:value="0.39700000000000002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float" office:value="7" table:style-name="ce12">
            <text:p>7<text:s/></text:p>
          </table:table-cell>
          <table:table-cell office:value-type="float" office:value="0.158" table:style-name="ce12">
            <text:p>0<text:s/></text:p>
          </table:table-cell>
          <table:table-cell office:value-type="float" office:value="72" table:style-name="ce12">
            <text:p>72<text:s/></text:p>
          </table:table-cell>
          <table:table-cell office:value-type="float" office:value="0.75800000000000001" table:style-name="ce12">
            <text:p>1<text:s/></text:p>
          </table:table-cell>
          <table:table-cell office:value-type="float" office:value="531" table:style-name="ce12">
            <text:p>531<text:s/></text:p>
          </table:table-cell>
          <table:table-cell office:value-type="float" office:value="5.0860000000000003" table:style-name="ce12">
            <text:p>5<text:s/></text:p>
          </table:table-cell>
          <table:table-cell office:value-type="float" office:value="706" table:style-name="ce12">
            <text:p>706<text:s/></text:p>
          </table:table-cell>
          <table:table-cell office:value-type="float" office:value="5.7530000000000001" table:style-name="ce12">
            <text:p>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float" office:value="7130" table:style-name="ce12">
            <text:p>7,130<text:s/></text:p>
          </table:table-cell>
          <table:table-cell office:value-type="float" office:value="32.390999999999998" table:style-name="ce12">
            <text:p>3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85711" table:style-name="ce12">
            <text:p>185,711<text:s/></text:p>
          </table:table-cell>
          <table:table-cell office:value-type="float" office:value="1490.5930000000001" table:style-name="ce12">
            <text:p>1,491<text:s/></text:p>
          </table:table-cell>
          <table:table-cell office:value-type="float" office:value="12525" table:style-name="ce12">
            <text:p>12,525<text:s/></text:p>
          </table:table-cell>
          <table:table-cell office:value-type="float" office:value="390.06599999999997" table:style-name="ce12">
            <text:p>390<text:s/></text:p>
          </table:table-cell>
          <table:table-cell office:value-type="float" office:value="215114" table:style-name="ce12">
            <text:p>215,114<text:s/></text:p>
          </table:table-cell>
          <table:table-cell office:value-type="float" office:value="421.84199999999998" table:style-name="ce12">
            <text:p>42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阿拉伯聯合大公國</text:p>
          </table:table-cell>
          <table:table-cell office:value-type="string" table:style-name="ce9">
            <text:p>UNITED <text:s/>ARAB <text:s/>EMIRAT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490" table:style-name="ce12">
            <text:p>6,490<text:s/></text:p>
          </table:table-cell>
          <table:table-cell office:value-type="float" office:value="99.198999999999998" table:style-name="ce12">
            <text:p>9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烏拉圭</text:p>
          </table:table-cell>
          <table:table-cell office:value-type="string" table:style-name="ce9">
            <text:p>URUGUA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98" table:style-name="ce12">
            <text:p>398<text:s/></text:p>
          </table:table-cell>
          <table:table-cell office:value-type="float" office:value="7.0720000000000001" table:style-name="ce12">
            <text:p>7<text:s/></text:p>
          </table:table-cell>
          <table:table-cell office:value-type="float" office:value="414" table:style-name="ce12">
            <text:p>414<text:s/></text:p>
          </table:table-cell>
          <table:table-cell office:value-type="float" office:value="1.766" table:style-name="ce12">
            <text:p>2<text:s/></text:p>
          </table:table-cell>
          <table:table-cell office:value-type="float" office:value="123" table:style-name="ce12">
            <text:p>123<text:s/></text:p>
          </table:table-cell>
          <table:table-cell office:value-type="float" office:value="1.133" table:style-name="ce12">
            <text:p>1<text:s/></text:p>
          </table:table-cell>
          <table:table-cell office:value-type="float" office:value="55" table:style-name="ce12">
            <text:p>55<text:s/></text:p>
          </table:table-cell>
          <table:table-cell office:value-type="float" office:value="0.56200000000000006" table:style-name="ce12">
            <text:p>1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斐濟群島</text:p>
          </table:table-cell>
          <table:table-cell office:value-type="string" table:style-name="ce9">
            <text:p>FIJI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" table:style-name="ce12">
            <text:p>3<text:s/></text:p>
          </table:table-cell>
          <table:table-cell office:value-type="float" office:value="3.6999999999999998E-2" table:style-name="ce12">
            <text:p>0<text:s/></text:p>
          </table:table-cell>
          <table:table-cell office:value-type="float" office:value="129" table:style-name="ce12">
            <text:p>129<text:s/></text:p>
          </table:table-cell>
          <table:table-cell office:value-type="float" office:value="0.623" table:style-name="ce12">
            <text:p>1<text:s/></text:p>
          </table:table-cell>
          <table:table-cell office:value-type="float" office:value="240" table:style-name="ce12">
            <text:p>240<text:s/></text:p>
          </table:table-cell>
          <table:table-cell office:value-type="float" office:value="1.3740000000000001" table:style-name="ce12">
            <text:p>1<text:s/></text:p>
          </table:table-cell>
          <table:table-cell office:value-type="float" office:value="2388" table:style-name="ce12">
            <text:p>2,388<text:s/></text:p>
          </table:table-cell>
          <table:table-cell office:value-type="float" office:value="4.71" table:style-name="ce12">
            <text:p>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1226" table:style-name="ce13">
            <text:p>1,226<text:s/></text:p>
          </table:table-cell>
          <table:table-cell office:value-type="float" office:value="27.643000000000001" table:style-name="ce13">
            <text:p>28<text:s/></text:p>
          </table:table-cell>
          <table:table-cell office:value-type="float" office:value="590" table:style-name="ce13">
            <text:p>590<text:s/></text:p>
          </table:table-cell>
          <table:table-cell office:value-type="float" office:value="6.2510000000000003" table:style-name="ce13">
            <text:p>6<text:s/></text:p>
          </table:table-cell>
          <table:table-cell office:value-type="float" office:value="428093" table:style-name="ce13">
            <text:p>428,093<text:s/></text:p>
          </table:table-cell>
          <table:table-cell office:value-type="float" office:value="5184.9319999999998" table:style-name="ce13">
            <text:p>5,185<text:s/></text:p>
          </table:table-cell>
          <table:table-cell office:value-type="float" office:value="13572" table:style-name="ce13">
            <text:p>13,572<text:s/></text:p>
          </table:table-cell>
          <table:table-cell office:value-type="float" office:value="129.85400000000001" table:style-name="ce13">
            <text:p>130<text:s/></text:p>
          </table:table-cell>
          <table:table-cell office:value-type="float" office:value="63233" table:style-name="ce13">
            <text:p>63,233<text:s/></text:p>
          </table:table-cell>
          <table:table-cell office:value-type="float" office:value="138.108" table:style-name="ce13">
            <text:p>138<text:s/></text:p>
          </table:table-cell>
          <table:table-cell office:value-type="float" office:value="1778" table:style-name="ce13">
            <text:p>1,778<text:s/></text:p>
          </table:table-cell>
          <table:table-cell office:value-type="float" office:value="14.352" table:style-name="ce13">
            <text:p>14<text:s/></text:p>
          </table:table-cell>
          <table:table-cell table:number-columns-repeated="16370" table:style-name="ce25"/>
        </table:table-row>
        <table:table-row table:number-rows-repeated="1048533" table:style-name="ro5">
          <table:table-cell table:number-columns-repeated="16384"/>
        </table:table-row>
      </table:table>
      <table:table table:name="國家別製品別水產貿易量值2(續)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44">
            <text:p>8‧水產貿易量值 <text:s/>(2)出口</text:p>
          </table:table-cell>
          <table:covered-table-cell table:number-columns-repeated="2"/>
          <table:table-cell table:number-columns-repeated="4" table:style-name="ce27"/>
          <table:table-cell office:value-type="string" table:number-columns-spanned="6" table:number-rows-spanned="1" table:style-name="ce44">
            <text:p>8‧THE TRADE OF FISHERY PRODUCTS (2)EXPORT</text:p>
          </table:table-cell>
          <table:covered-table-cell table:number-columns-repeated="5"/>
          <table:table-cell table:number-columns-repeated="16371" table:style-name="ce27"/>
        </table:table-row>
        <table:table-row table:style-name="ro2">
          <table:table-cell table:style-name="ce27"/>
          <table:table-cell office:value-type="string" table:style-name="ce32">
            <text:p>(2.4)歷年國家別製品別貿易量值 (總計價值前20名)(續)<text:s/></text:p>
          </table:table-cell>
          <table:table-cell table:number-columns-repeated="3" table:style-name="ce31"/>
          <table:table-cell table:number-columns-repeated="2" table:style-name="ce27"/>
          <table:table-cell office:value-type="string" table:style-name="ce5">
            <text:p><text:s text:c="5"/>(2.4)By country and by product since 2004 (Value of Top 20)(Continued)</text:p>
          </table:table-cell>
          <table:table-cell table:number-columns-repeated="3" table:style-name="ce27"/>
          <table:table-cell table:style-name="ce30"/>
          <table:table-cell table:style-name="ce28"/>
          <table:table-cell table:style-name="ce7"/>
          <table:table-cell table:number-columns-repeated="16370" table:style-name="ce27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"/>
          <table:table-cell table:number-columns-spanned="2" table:number-rows-spanned="1" table:style-name="ce46"/>
          <table:covered-table-cell/>
          <table:table-cell table:style-name="ce1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"/>
          <table:table-cell table:number-columns-spanned="2" table:number-rows-spanned="1" table:style-name="ce46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59">
            <text:p>製品別</text:p>
            <draw:custom-shape svg:x="0in" svg:y="0in" svg:width="2.30208in" svg:height="0.70833in" draw:z-index="1" draw:id="id3" draw:style-name="a3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in" svg:y="0in" svg:width="2.30208in" svg:height="0.70833in" draw:z-index="2" draw:id="id4" draw:style-name="a4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35">
            <text:p>油脂</text:p>
          </table:table-cell>
          <table:covered-table-cell/>
          <table:table-cell office:value-type="string" table:number-columns-spanned="2" table:number-rows-spanned="1" table:style-name="ce35">
            <text:p>其他食用品</text:p>
          </table:table-cell>
          <table:covered-table-cell/>
          <table:table-cell office:value-type="string" table:number-columns-spanned="2" table:number-rows-spanned="1" table:style-name="ce35">
            <text:p>非食用品合計</text:p>
          </table:table-cell>
          <table:covered-table-cell/>
          <table:table-cell office:value-type="string" table:number-columns-spanned="2" table:number-rows-spanned="1" table:style-name="ce35">
            <text:p>孵化用卵</text:p>
          </table:table-cell>
          <table:covered-table-cell/>
          <table:table-cell office:value-type="string" table:number-columns-spanned="2" table:number-rows-spanned="1" table:style-name="ce35">
            <text:p>種苗(含種蝦)</text:p>
          </table:table-cell>
          <table:covered-table-cell/>
          <table:table-cell office:value-type="string" table:number-columns-spanned="2" table:number-rows-spanned="1" table:style-name="ce35">
            <text:p>活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62">
            <text:p>Product</text:p>
          </table:table-cell>
          <table:covered-table-cell/>
          <table:table-cell office:value-type="string" table:number-columns-spanned="2" table:number-rows-spanned="1" table:style-name="ce58">
            <text:p>OIL</text:p>
          </table:table-cell>
          <table:covered-table-cell/>
          <table:table-cell office:value-type="string" table:number-columns-spanned="2" table:number-rows-spanned="1" table:style-name="ce58">
            <text:p>OTH. EDIBLE</text:p>
          </table:table-cell>
          <table:covered-table-cell/>
          <table:table-cell office:value-type="string" table:number-columns-spanned="2" table:number-rows-spanned="1" table:style-name="ce58">
            <text:p>TOTAL OF NONEDIBLE</text:p>
          </table:table-cell>
          <table:covered-table-cell/>
          <table:table-cell office:value-type="string" table:number-columns-spanned="2" table:number-rows-spanned="1" table:style-name="ce58">
            <text:p>SPAWN,FERTILE</text:p>
          </table:table-cell>
          <table:covered-table-cell/>
          <table:table-cell office:value-type="string" table:number-columns-spanned="2" table:number-rows-spanned="1" table:style-name="ce58">
            <text:p>FRY</text:p>
          </table:table-cell>
          <table:covered-table-cell/>
          <table:table-cell office:value-type="string" table:number-columns-spanned="2" table:number-rows-spanned="1" table:style-name="ce58">
            <text:p>LIVE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60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 table:style-name="ce24"/>
        </table:table-row>
        <table:table-row table:style-name="ro3">
          <table:table-cell office:value-type="string" table:number-columns-spanned="2" table:number-rows-spanned="1" table:style-name="ce61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 table:style-name="ce24"/>
        </table:table-row>
        <table:table-row table:style-name="ro4">
          <table:table-cell office:value-type="string" table:style-name="ce26">
            <text:p>民國九十五年</text:p>
          </table:table-cell>
          <table:table-cell office:value-type="float" office:value="2006" table:style-name="ce9">
            <text:p>2006</text:p>
          </table:table-cell>
          <table:table-cell office:value-type="float" office:value="51177" table:style-name="ce12">
            <text:p>51,177<text:s/></text:p>
          </table:table-cell>
          <table:table-cell office:value-type="float" office:value="91.434539999999998" table:style-name="ce12">
            <text:p>91<text:s/></text:p>
          </table:table-cell>
          <table:table-cell office:value-type="float" office:value="4217079" table:style-name="ce12">
            <text:p>4,217,079<text:s/></text:p>
          </table:table-cell>
          <table:table-cell office:value-type="float" office:value="8054.8190000000004" table:style-name="ce12">
            <text:p>8,055<text:s/></text:p>
          </table:table-cell>
          <table:table-cell office:value-type="float" office:value="25392904" table:formula="of:=  IF(SUM([.I9];[.K9];[.M9];['國家別製品別水產貿易量值3(續完)'.C9];['國家別製品別水產貿易量值3(續完)'.E9];['國家別製品別水產貿易量值3(續完)'.G9])=0;&quot;-&quot;;SUM([.I9];[.K9];[.M9];['國家別製品別水產貿易量值3(續完)'.C9];['國家別製品別水產貿易量值3(續完)'.E9];['國家別製品別水產貿易量值3(續完)'.G9]))" table:style-name="ce12">
            <text:p>25,392,904<text:s/></text:p>
          </table:table-cell>
          <table:table-cell office:value-type="float" office:value="58953.596460000001" table:formula="of:=  IF(SUM([.J9];[.L9];[.N9];['國家別製品別水產貿易量值3(續完)'.D9];['國家別製品別水產貿易量值3(續完)'.F9];['國家別製品別水產貿易量值3(續完)'.H9])=0;&quot;-&quot;;SUM([.J9];[.L9];[.N9];['國家別製品別水產貿易量值3(續完)'.D9];['國家別製品別水產貿易量值3(續完)'.F9];['國家別製品別水產貿易量值3(續完)'.H9]))" table:style-name="ce12">
            <text:p>58,954<text:s/></text:p>
          </table:table-cell>
          <table:table-cell office:value-type="float" office:value="843" table:style-name="ce12">
            <text:p>843<text:s/></text:p>
          </table:table-cell>
          <table:table-cell office:value-type="float" office:value="16.66094" table:style-name="ce12">
            <text:p>17<text:s/></text:p>
          </table:table-cell>
          <table:table-cell office:value-type="float" office:value="127311" table:style-name="ce12">
            <text:p>127,311<text:s/></text:p>
          </table:table-cell>
          <table:table-cell office:value-type="float" office:value="6544.8115399999997" table:style-name="ce12">
            <text:p>6,545<text:s/></text:p>
          </table:table-cell>
          <table:table-cell office:value-type="float" office:value="109357" table:style-name="ce12">
            <text:p>109,357<text:s/></text:p>
          </table:table-cell>
          <table:table-cell office:value-type="float" office:value="2481.3494900000001" table:style-name="ce12">
            <text:p>2,481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6">
            <text:p>民國九十六年</text:p>
          </table:table-cell>
          <table:table-cell office:value-type="float" office:value="2007" table:style-name="ce9">
            <text:p>2007</text:p>
          </table:table-cell>
          <table:table-cell office:value-type="float" office:value="39111" table:style-name="ce12">
            <text:p>39,111<text:s/></text:p>
          </table:table-cell>
          <table:table-cell office:value-type="float" office:value="312.29541999999998" table:style-name="ce12">
            <text:p>312<text:s/></text:p>
          </table:table-cell>
          <table:table-cell office:value-type="float" office:value="3601934" table:style-name="ce12">
            <text:p>3,601,934<text:s/></text:p>
          </table:table-cell>
          <table:table-cell office:value-type="float" office:value="7923.7079199999998" table:style-name="ce12">
            <text:p>7,924<text:s/></text:p>
          </table:table-cell>
          <table:table-cell office:value-type="float" office:value="23970215" table:formula="of:=  IF(SUM([.I10];[.K10];[.M10];['國家別製品別水產貿易量值3(續完)'.C10];['國家別製品別水產貿易量值3(續完)'.E10];['國家別製品別水產貿易量值3(續完)'.G10])=0;&quot;-&quot;;SUM([.I10];[.K10];[.M10];['國家別製品別水產貿易量值3(續完)'.C10];['國家別製品別水產貿易量值3(續完)'.E10];['國家別製品別水產貿易量值3(續完)'.G10]))" table:style-name="ce12">
            <text:p>23,970,215<text:s/></text:p>
          </table:table-cell>
          <table:table-cell office:value-type="float" office:value="52784.345330000004" table:formula="of:=  IF(SUM([.J10];[.L10];[.N10];['國家別製品別水產貿易量值3(續完)'.D10];['國家別製品別水產貿易量值3(續完)'.F10];['國家別製品別水產貿易量值3(續完)'.H10])=0;&quot;-&quot;;SUM([.J10];[.L10];[.N10];['國家別製品別水產貿易量值3(續完)'.D10];['國家別製品別水產貿易量值3(續完)'.F10];['國家別製品別水產貿易量值3(續完)'.H10]))" table:style-name="ce12">
            <text:p>52,784<text:s/></text:p>
          </table:table-cell>
          <table:table-cell office:value-type="float" office:value="685" table:style-name="ce12">
            <text:p>685<text:s/></text:p>
          </table:table-cell>
          <table:table-cell office:value-type="float" office:value="36.103230000000003" table:style-name="ce12">
            <text:p>36<text:s/></text:p>
          </table:table-cell>
          <table:table-cell office:value-type="float" office:value="92856" table:style-name="ce12">
            <text:p>92,856<text:s/></text:p>
          </table:table-cell>
          <table:table-cell office:value-type="float" office:value="2737.6925099999999" table:style-name="ce12">
            <text:p>2,738<text:s/></text:p>
          </table:table-cell>
          <table:table-cell office:value-type="float" office:value="117392" table:style-name="ce12">
            <text:p>117,392<text:s/></text:p>
          </table:table-cell>
          <table:table-cell office:value-type="float" office:value="2540.6973499999999" table:style-name="ce12">
            <text:p>2,541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6">
            <text:p>民國九十七年</text:p>
          </table:table-cell>
          <table:table-cell office:value-type="float" office:value="2008" table:style-name="ce9">
            <text:p>2008</text:p>
          </table:table-cell>
          <table:table-cell office:value-type="float" office:value="122838" table:style-name="ce12">
            <text:p>122,838<text:s/></text:p>
          </table:table-cell>
          <table:table-cell office:value-type="float" office:value="2080.4474799999998" table:style-name="ce12">
            <text:p>2,080<text:s/></text:p>
          </table:table-cell>
          <table:table-cell office:value-type="float" office:value="2527263" table:style-name="ce12">
            <text:p>2,527,263<text:s/></text:p>
          </table:table-cell>
          <table:table-cell office:value-type="float" office:value="6521.8244599999998" table:style-name="ce12">
            <text:p>6,522<text:s/></text:p>
          </table:table-cell>
          <table:table-cell office:value-type="float" office:value="19846579" table:formula="of:=  IF(SUM([.I11];[.K11];[.M11];['國家別製品別水產貿易量值3(續完)'.C11];['國家別製品別水產貿易量值3(續完)'.E11];['國家別製品別水產貿易量值3(續完)'.G11])=0;&quot;-&quot;;SUM([.I11];[.K11];[.M11];['國家別製品別水產貿易量值3(續完)'.C11];['國家別製品別水產貿易量值3(續完)'.E11];['國家別製品別水產貿易量值3(續完)'.G11]))" table:style-name="ce12">
            <text:p>19,846,579<text:s/></text:p>
          </table:table-cell>
          <table:table-cell office:value-type="float" office:value="47833.581319999998" table:formula="of:=  IF(SUM([.J11];[.L11];[.N11];['國家別製品別水產貿易量值3(續完)'.D11];['國家別製品別水產貿易量值3(續完)'.F11];['國家別製品別水產貿易量值3(續完)'.H11])=0;&quot;-&quot;;SUM([.J11];[.L11];[.N11];['國家別製品別水產貿易量值3(續完)'.D11];['國家別製品別水產貿易量值3(續完)'.F11];['國家別製品別水產貿易量值3(續完)'.H11]))" table:style-name="ce12">
            <text:p>47,834<text:s/></text:p>
          </table:table-cell>
          <table:table-cell office:value-type="float" office:value="1022" table:style-name="ce12">
            <text:p>1,022<text:s/></text:p>
          </table:table-cell>
          <table:table-cell office:value-type="float" office:value="35.676569999999998" table:style-name="ce12">
            <text:p>36<text:s/></text:p>
          </table:table-cell>
          <table:table-cell office:value-type="float" office:value="96214" table:style-name="ce12">
            <text:p>96,214<text:s/></text:p>
          </table:table-cell>
          <table:table-cell office:value-type="float" office:value="889.58852000000002" table:style-name="ce12">
            <text:p>890<text:s/></text:p>
          </table:table-cell>
          <table:table-cell office:value-type="float" office:value="209414" table:style-name="ce12">
            <text:p>209,414<text:s/></text:p>
          </table:table-cell>
          <table:table-cell office:value-type="float" office:value="3074.06385" table:style-name="ce12">
            <text:p>3,074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6">
            <text:p>民國九十八年</text:p>
          </table:table-cell>
          <table:table-cell office:value-type="float" office:value="2009" table:style-name="ce9">
            <text:p>2009</text:p>
          </table:table-cell>
          <table:table-cell office:value-type="float" office:value="40572" table:style-name="ce12">
            <text:p>40,572<text:s/></text:p>
          </table:table-cell>
          <table:table-cell office:value-type="float" office:value="581.84975999999995" table:style-name="ce12">
            <text:p>582<text:s/></text:p>
          </table:table-cell>
          <table:table-cell office:value-type="float" office:value="184862" table:style-name="ce12">
            <text:p>184,862<text:s/></text:p>
          </table:table-cell>
          <table:table-cell office:value-type="float" office:value="509.33742999999998" table:style-name="ce12">
            <text:p>509<text:s/></text:p>
          </table:table-cell>
          <table:table-cell office:value-type="float" office:value="19571968" table:formula="of:=  IF(SUM([.I12];[.K12];[.M12];['國家別製品別水產貿易量值3(續完)'.C12];['國家別製品別水產貿易量值3(續完)'.E12];['國家別製品別水產貿易量值3(續完)'.G12])=0;&quot;-&quot;;SUM([.I12];[.K12];[.M12];['國家別製品別水產貿易量值3(續完)'.C12];['國家別製品別水產貿易量值3(續完)'.E12];['國家別製品別水產貿易量值3(續完)'.G12]))" table:style-name="ce12">
            <text:p>19,571,968<text:s/></text:p>
          </table:table-cell>
          <table:table-cell office:value-type="float" office:value="44711.731060000006" table:formula="of:=  IF(SUM([.J12];[.L12];[.N12];['國家別製品別水產貿易量值3(續完)'.D12];['國家別製品別水產貿易量值3(續完)'.F12];['國家別製品別水產貿易量值3(續完)'.H12])=0;&quot;-&quot;;SUM([.J12];[.L12];[.N12];['國家別製品別水產貿易量值3(續完)'.D12];['國家別製品別水產貿易量值3(續完)'.F12];['國家別製品別水產貿易量值3(續完)'.H12]))" table:style-name="ce12">
            <text:p>44,712<text:s/></text:p>
          </table:table-cell>
          <table:table-cell office:value-type="float" office:value="4503" table:style-name="ce12">
            <text:p>4,503<text:s/></text:p>
          </table:table-cell>
          <table:table-cell office:value-type="float" office:value="135.91889" table:style-name="ce12">
            <text:p>136<text:s/></text:p>
          </table:table-cell>
          <table:table-cell office:value-type="float" office:value="48393" table:style-name="ce12">
            <text:p>48,393<text:s/></text:p>
          </table:table-cell>
          <table:table-cell office:value-type="float" office:value="671.71705999999995" table:style-name="ce12">
            <text:p>672<text:s/></text:p>
          </table:table-cell>
          <table:table-cell office:value-type="float" office:value="104966" table:style-name="ce12">
            <text:p>104,966<text:s/></text:p>
          </table:table-cell>
          <table:table-cell office:value-type="float" office:value="2611.2570099999998" table:style-name="ce12">
            <text:p>2,611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6">
            <text:p>民國九十九年</text:p>
          </table:table-cell>
          <table:table-cell office:value-type="float" office:value="2010" table:style-name="ce9">
            <text:p>2010</text:p>
          </table:table-cell>
          <table:table-cell office:value-type="float" office:value="39848" table:style-name="ce12">
            <text:p>39,848<text:s/></text:p>
          </table:table-cell>
          <table:table-cell office:value-type="float" office:value="769.9" table:style-name="ce12">
            <text:p>770<text:s/></text:p>
          </table:table-cell>
          <table:table-cell office:value-type="float" office:value="79158" table:style-name="ce12">
            <text:p>79,158<text:s/></text:p>
          </table:table-cell>
          <table:table-cell office:value-type="float" office:value="640.6" table:style-name="ce12">
            <text:p>641<text:s/></text:p>
          </table:table-cell>
          <table:table-cell office:value-type="float" office:value="19672715" table:formula="of:=  IF(SUM([.I13];[.K13];[.M13];['國家別製品別水產貿易量值3(續完)'.C13];['國家別製品別水產貿易量值3(續完)'.E13];['國家別製品別水產貿易量值3(續完)'.G13])=0;&quot;-&quot;;SUM([.I13];[.K13];[.M13];['國家別製品別水產貿易量值3(續完)'.C13];['國家別製品別水產貿易量值3(續完)'.E13];['國家別製品別水產貿易量值3(續完)'.G13]))" table:style-name="ce12">
            <text:p>19,672,715<text:s/></text:p>
          </table:table-cell>
          <table:table-cell office:value-type="float" office:value="53662" table:formula="of:=  IF(SUM([.J13];[.L13];[.N13];['國家別製品別水產貿易量值3(續完)'.D13];['國家別製品別水產貿易量值3(續完)'.F13];['國家別製品別水產貿易量值3(續完)'.H13])=0;&quot;-&quot;;SUM([.J13];[.L13];[.N13];['國家別製品別水產貿易量值3(續完)'.D13];['國家別製品別水產貿易量值3(續完)'.F13];['國家別製品別水產貿易量值3(續完)'.H13]))" table:style-name="ce12">
            <text:p>53,662<text:s/></text:p>
          </table:table-cell>
          <table:table-cell office:value-type="float" office:value="877604" table:style-name="ce12">
            <text:p>877,604<text:s/></text:p>
          </table:table-cell>
          <table:table-cell office:value-type="float" office:value="3895.3" table:style-name="ce12">
            <text:p>3,895<text:s/></text:p>
          </table:table-cell>
          <table:table-cell office:value-type="float" office:value="2130349" table:style-name="ce12">
            <text:p>2,130,349<text:s/></text:p>
          </table:table-cell>
          <table:table-cell office:value-type="float" office:value="4131.3999999999996" table:style-name="ce12">
            <text:p>4,131<text:s/></text:p>
          </table:table-cell>
          <table:table-cell office:value-type="float" office:value="102995" table:style-name="ce12">
            <text:p>102,995<text:s/></text:p>
          </table:table-cell>
          <table:table-cell office:value-type="float" office:value="2851.2" table:style-name="ce12">
            <text:p>2,851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6">
            <text:p>民國一百年</text:p>
          </table:table-cell>
          <table:table-cell office:value-type="float" office:value="2011" table:style-name="ce9">
            <text:p>2011</text:p>
          </table:table-cell>
          <table:table-cell office:value-type="float" office:value="21000" table:style-name="ce12">
            <text:p>21,000<text:s/></text:p>
          </table:table-cell>
          <table:table-cell office:value-type="float" office:value="627.11699999999996" table:style-name="ce12">
            <text:p>627<text:s/></text:p>
          </table:table-cell>
          <table:table-cell office:value-type="float" office:value="41025" table:style-name="ce12">
            <text:p>41,025<text:s/></text:p>
          </table:table-cell>
          <table:table-cell office:value-type="float" office:value="411.375" table:style-name="ce12">
            <text:p>411<text:s/></text:p>
          </table:table-cell>
          <table:table-cell office:value-type="float" office:value="17389525" table:formula="of:=  IF(SUM([.I14];[.K14];[.M14];['國家別製品別水產貿易量值3(續完)'.C14];['國家別製品別水產貿易量值3(續完)'.E14];['國家別製品別水產貿易量值3(續完)'.G14])=0;&quot;-&quot;;SUM([.I14];[.K14];[.M14];['國家別製品別水產貿易量值3(續完)'.C14];['國家別製品別水產貿易量值3(續完)'.E14];['國家別製品別水產貿易量值3(續完)'.G14]))" table:style-name="ce12">
            <text:p>17,389,525<text:s/></text:p>
          </table:table-cell>
          <table:table-cell office:value-type="float" office:value="49569.196000000004" table:formula="of:=  IF(SUM([.J14];[.L14];[.N14];['國家別製品別水產貿易量值3(續完)'.D14];['國家別製品別水產貿易量值3(續完)'.F14];['國家別製品別水產貿易量值3(續完)'.H14])=0;&quot;-&quot;;SUM([.J14];[.L14];[.N14];['國家別製品別水產貿易量值3(續完)'.D14];['國家別製品別水產貿易量值3(續完)'.F14];['國家別製品別水產貿易量值3(續完)'.H14]))" table:style-name="ce12">
            <text:p>49,569<text:s/></text:p>
          </table:table-cell>
          <table:table-cell office:value-type="float" office:value="986091" table:style-name="ce12">
            <text:p>986,091<text:s/></text:p>
          </table:table-cell>
          <table:table-cell office:value-type="float" office:value="3853.1709999999998" table:style-name="ce12">
            <text:p>3,853<text:s/></text:p>
          </table:table-cell>
          <table:table-cell office:value-type="float" office:value="1594093" table:style-name="ce12">
            <text:p>1,594,093<text:s/></text:p>
          </table:table-cell>
          <table:table-cell office:value-type="float" office:value="4064.377" table:style-name="ce12">
            <text:p>4,064<text:s/></text:p>
          </table:table-cell>
          <table:table-cell office:value-type="float" office:value="87719" table:style-name="ce12">
            <text:p>87,719<text:s/></text:p>
          </table:table-cell>
          <table:table-cell office:value-type="float" office:value="2808.5520000000001" table:style-name="ce12">
            <text:p>2,809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6">
            <text:p>民國一百零一年</text:p>
          </table:table-cell>
          <table:table-cell office:value-type="float" office:value="2012" table:style-name="ce9">
            <text:p>2012</text:p>
          </table:table-cell>
          <table:table-cell office:value-type="float" office:value="60678" table:style-name="ce12">
            <text:p>60,678<text:s/></text:p>
          </table:table-cell>
          <table:table-cell office:value-type="float" office:value="589.52200000000005" table:style-name="ce12">
            <text:p>590<text:s/></text:p>
          </table:table-cell>
          <table:table-cell office:value-type="float" office:value="84236" table:style-name="ce12">
            <text:p>84,236<text:s/></text:p>
          </table:table-cell>
          <table:table-cell office:value-type="float" office:value="1003.4160000000001" table:style-name="ce12">
            <text:p>1,003<text:s/></text:p>
          </table:table-cell>
          <table:table-cell office:value-type="float" office:value="19230639" table:formula="of:=  IF(SUM([.I15];[.K15];[.M15];['國家別製品別水產貿易量值3(續完)'.C15];['國家別製品別水產貿易量值3(續完)'.E15];['國家別製品別水產貿易量值3(續完)'.G15])=0;&quot;-&quot;;SUM([.I15];[.K15];[.M15];['國家別製品別水產貿易量值3(續完)'.C15];['國家別製品別水產貿易量值3(續完)'.E15];['國家別製品別水產貿易量值3(續完)'.G15]))" table:style-name="ce12">
            <text:p>19,230,639<text:s/></text:p>
          </table:table-cell>
          <table:table-cell office:value-type="float" office:value="53518.073000000004" table:formula="of:=  IF(SUM([.J15];[.L15];[.N15];['國家別製品別水產貿易量值3(續完)'.D15];['國家別製品別水產貿易量值3(續完)'.F15];['國家別製品別水產貿易量值3(續完)'.H15])=0;&quot;-&quot;;SUM([.J15];[.L15];[.N15];['國家別製品別水產貿易量值3(續完)'.D15];['國家別製品別水產貿易量值3(續完)'.F15];['國家別製品別水產貿易量值3(續完)'.H15]))" table:style-name="ce12">
            <text:p>53,518<text:s/></text:p>
          </table:table-cell>
          <table:table-cell office:value-type="float" office:value="1214431" table:style-name="ce12">
            <text:p>1,214,431<text:s/></text:p>
          </table:table-cell>
          <table:table-cell office:value-type="float" office:value="3660.2489999999998" table:style-name="ce12">
            <text:p>3,660<text:s/></text:p>
          </table:table-cell>
          <table:table-cell office:value-type="float" office:value="1570858" table:style-name="ce12">
            <text:p>1,570,858<text:s/></text:p>
          </table:table-cell>
          <table:table-cell office:value-type="float" office:value="5058.0450000000001" table:style-name="ce12">
            <text:p>5,058<text:s/></text:p>
          </table:table-cell>
          <table:table-cell office:value-type="float" office:value="108797" table:style-name="ce12">
            <text:p>108,797<text:s/></text:p>
          </table:table-cell>
          <table:table-cell office:value-type="float" office:value="3503.2539999999999" table:style-name="ce12">
            <text:p>3,503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6">
            <text:p>民國一百零二年</text:p>
          </table:table-cell>
          <table:table-cell office:value-type="float" office:value="2013" table:style-name="ce9">
            <text:p>2013</text:p>
          </table:table-cell>
          <table:table-cell office:value-type="float" office:value="25359" table:style-name="ce12">
            <text:p>25,359<text:s/></text:p>
          </table:table-cell>
          <table:table-cell office:value-type="float" office:value="852.221" table:style-name="ce12">
            <text:p>852<text:s/></text:p>
          </table:table-cell>
          <table:table-cell office:value-type="float" office:value="182650" table:style-name="ce12">
            <text:p>182,650<text:s/></text:p>
          </table:table-cell>
          <table:table-cell office:value-type="float" office:value="1434.1489999999999" table:style-name="ce12">
            <text:p>1,434<text:s/></text:p>
          </table:table-cell>
          <table:table-cell office:value-type="float" office:value="17850213" table:formula="of:=  IF(SUM([.I16];[.K16];[.M16];['國家別製品別水產貿易量值3(續完)'.C16];['國家別製品別水產貿易量值3(續完)'.E16];['國家別製品別水產貿易量值3(續完)'.G16])=0;&quot;-&quot;;SUM([.I16];[.K16];[.M16];['國家別製品別水產貿易量值3(續完)'.C16];['國家別製品別水產貿易量值3(續完)'.E16];['國家別製品別水產貿易量值3(續完)'.G16]))" table:style-name="ce12">
            <text:p>17,850,213<text:s/></text:p>
          </table:table-cell>
          <table:table-cell office:value-type="float" office:value="51515.245000000003" table:formula="of:=  IF(SUM([.J16];[.L16];[.N16];['國家別製品別水產貿易量值3(續完)'.D16];['國家別製品別水產貿易量值3(續完)'.F16];['國家別製品別水產貿易量值3(續完)'.H16])=0;&quot;-&quot;;SUM([.J16];[.L16];[.N16];['國家別製品別水產貿易量值3(續完)'.D16];['國家別製品別水產貿易量值3(續完)'.F16];['國家別製品別水產貿易量值3(續完)'.H16]))" table:style-name="ce12">
            <text:p>51,515<text:s/></text:p>
          </table:table-cell>
          <table:table-cell office:value-type="float" office:value="1123308" table:style-name="ce12">
            <text:p>1,123,308<text:s/></text:p>
          </table:table-cell>
          <table:table-cell office:value-type="float" office:value="3883.2249999999999" table:style-name="ce12">
            <text:p>3,883<text:s/></text:p>
          </table:table-cell>
          <table:table-cell office:value-type="float" office:value="200125" table:style-name="ce12">
            <text:p>200,125<text:s/></text:p>
          </table:table-cell>
          <table:table-cell office:value-type="float" office:value="4855.4390000000003" table:style-name="ce12">
            <text:p>4,855<text:s/></text:p>
          </table:table-cell>
          <table:table-cell office:value-type="float" office:value="150139" table:style-name="ce12">
            <text:p>150,139<text:s/></text:p>
          </table:table-cell>
          <table:table-cell office:value-type="float" office:value="3633.2910000000002" table:style-name="ce12">
            <text:p>3,633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6">
            <text:p>民國一百零三年</text:p>
          </table:table-cell>
          <table:table-cell office:value-type="float" office:value="2014" table:style-name="ce9">
            <text:p>2014</text:p>
          </table:table-cell>
          <table:table-cell office:value-type="float" office:value="25361" table:style-name="ce12">
            <text:p>25,361<text:s/></text:p>
          </table:table-cell>
          <table:table-cell office:value-type="float" office:value="683.495" table:style-name="ce12">
            <text:p>683<text:s/></text:p>
          </table:table-cell>
          <table:table-cell office:value-type="float" office:value="236715" table:style-name="ce12">
            <text:p>236,715<text:s/></text:p>
          </table:table-cell>
          <table:table-cell office:value-type="float" office:value="1678.136" table:style-name="ce12">
            <text:p>1,678<text:s/></text:p>
          </table:table-cell>
          <table:table-cell office:value-type="float" office:value="13724988" table:formula="of:=  IF(SUM([.I17];[.K17];[.M17];['國家別製品別水產貿易量值3(續完)'.C17];['國家別製品別水產貿易量值3(續完)'.E17];['國家別製品別水產貿易量值3(續完)'.G17])=0;&quot;-&quot;;SUM([.I17];[.K17];[.M17];['國家別製品別水產貿易量值3(續完)'.C17];['國家別製品別水產貿易量值3(續完)'.E17];['國家別製品別水產貿易量值3(續完)'.G17]))" table:style-name="ce12">
            <text:p>13,724,988<text:s/></text:p>
          </table:table-cell>
          <table:table-cell office:value-type="float" office:value="49102.199000000001" table:formula="of:=  IF(SUM([.J17];[.L17];[.N17];['國家別製品別水產貿易量值3(續完)'.D17];['國家別製品別水產貿易量值3(續完)'.F17];['國家別製品別水產貿易量值3(續完)'.H17])=0;&quot;-&quot;;SUM([.J17];[.L17];[.N17];['國家別製品別水產貿易量值3(續完)'.D17];['國家別製品別水產貿易量值3(續完)'.F17];['國家別製品別水產貿易量值3(續完)'.H17]))" table:style-name="ce12">
            <text:p>49,102<text:s/></text:p>
          </table:table-cell>
          <table:table-cell office:value-type="float" office:value="771257" table:style-name="ce12">
            <text:p>771,257<text:s/></text:p>
          </table:table-cell>
          <table:table-cell office:value-type="float" office:value="2968.5070000000001" table:style-name="ce12">
            <text:p>2,969<text:s/></text:p>
          </table:table-cell>
          <table:table-cell office:value-type="float" office:value="328625" table:style-name="ce12">
            <text:p>328,625<text:s/></text:p>
          </table:table-cell>
          <table:table-cell office:value-type="float" office:value="6965.5050000000001" table:style-name="ce12">
            <text:p>6,966<text:s/></text:p>
          </table:table-cell>
          <table:table-cell office:value-type="float" office:value="170492" table:style-name="ce12">
            <text:p>170,492<text:s/></text:p>
          </table:table-cell>
          <table:table-cell office:value-type="float" office:value="4690.152" table:style-name="ce12">
            <text:p>4,690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6">
            <text:p>民國一百零四年</text:p>
          </table:table-cell>
          <table:table-cell office:value-type="float" office:value="2015" table:style-name="ce9">
            <text:p>2015</text:p>
          </table:table-cell>
          <table:table-cell office:value-type="float" office:value="16850" table:style-name="ce12">
            <text:p>16,850<text:s/></text:p>
          </table:table-cell>
          <table:table-cell office:value-type="float" office:value="508.23399999999998" table:style-name="ce12">
            <text:p>508<text:s/></text:p>
          </table:table-cell>
          <table:table-cell office:value-type="float" office:value="235315" table:style-name="ce12">
            <text:p>235,315<text:s/></text:p>
          </table:table-cell>
          <table:table-cell office:value-type="float" office:value="1332.1980000000001" table:style-name="ce12">
            <text:p>1,332<text:s/></text:p>
          </table:table-cell>
          <table:table-cell office:value-type="float" office:value="8220180" table:formula="of:=  IF(SUM([.I18];[.K18];[.M18];['國家別製品別水產貿易量值3(續完)'.C18];['國家別製品別水產貿易量值3(續完)'.E18];['國家別製品別水產貿易量值3(續完)'.G18])=0;&quot;-&quot;;SUM([.I18];[.K18];[.M18];['國家別製品別水產貿易量值3(續完)'.C18];['國家別製品別水產貿易量值3(續完)'.E18];['國家別製品別水產貿易量值3(續完)'.G18]))" table:style-name="ce12">
            <text:p>8,220,180<text:s/></text:p>
          </table:table-cell>
          <table:table-cell office:value-type="float" office:value="41161.328000000001" table:formula="of:=  IF(SUM([.J18];[.L18];[.N18];['國家別製品別水產貿易量值3(續完)'.D18];['國家別製品別水產貿易量值3(續完)'.F18];['國家別製品別水產貿易量值3(續完)'.H18])=0;&quot;-&quot;;SUM([.J18];[.L18];[.N18];['國家別製品別水產貿易量值3(續完)'.D18];['國家別製品別水產貿易量值3(續完)'.F18];['國家別製品別水產貿易量值3(續完)'.H18]))" table:style-name="ce12">
            <text:p>41,161<text:s/></text:p>
          </table:table-cell>
          <table:table-cell office:value-type="float" office:value="743218" table:style-name="ce12">
            <text:p>743,218<text:s/></text:p>
          </table:table-cell>
          <table:table-cell office:value-type="float" office:value="3028.893" table:style-name="ce12">
            <text:p>3,029<text:s/></text:p>
          </table:table-cell>
          <table:table-cell office:value-type="float" office:value="302245" table:style-name="ce12">
            <text:p>302,245<text:s/></text:p>
          </table:table-cell>
          <table:table-cell office:value-type="float" office:value="2210.6489999999999" table:style-name="ce12">
            <text:p>2,211<text:s/></text:p>
          </table:table-cell>
          <table:table-cell office:value-type="float" office:value="143762" table:style-name="ce12">
            <text:p>143,762<text:s/></text:p>
          </table:table-cell>
          <table:table-cell office:value-type="float" office:value="4603.2820000000002" table:style-name="ce12">
            <text:p>4,603<text:s/></text:p>
          </table:table-cell>
          <table:table-cell table:number-columns-repeated="16370" table:style-name="ce25"/>
        </table:table-row>
        <table:table-row table:number-rows-repeated="3" table:style-name="ro4">
          <table:table-cell table:style-name="ce8"/>
          <table:table-cell table:style-name="ce9"/>
          <table:table-cell table:number-columns-repeated="4" table:style-name="ce14"/>
          <table:table-cell table:number-columns-repeated="8" table:style-name="ce12"/>
          <table:table-cell table:number-columns-repeated="16370" table:style-name="ce25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17688" table:formula="of:=  IF(SUM([.C23:.C43])=0;&quot;-&quot;;SUM([.C23:.C43]))" table:style-name="ce12">
            <text:p>17,688<text:s/></text:p>
          </table:table-cell>
          <table:table-cell office:value-type="float" office:value="360.70800000000003" table:formula="of:=  IF(SUM([.D23:.D43])=0;&quot;-&quot;;SUM([.D23:.D43]))" table:style-name="ce12">
            <text:p>361<text:s/></text:p>
          </table:table-cell>
          <table:table-cell office:value-type="float" office:value="665689" table:formula="of:=  IF(SUM([.E23:.E43])=0;&quot;-&quot;;SUM([.E23:.E43]))" table:style-name="ce12">
            <text:p>665,689<text:s/></text:p>
          </table:table-cell>
          <table:table-cell office:value-type="float" office:value="1310.914" table:formula="of:=  IF(SUM([.F23:.F43])=0;&quot;-&quot;;SUM([.F23:.F43]))" table:style-name="ce12">
            <text:p>1,311<text:s/></text:p>
          </table:table-cell>
          <table:table-cell office:value-type="float" office:value="7178907" table:formula="of:=  IF(SUM([.G23:.G43])=0;&quot;-&quot;;SUM([.G23:.G43]))" table:style-name="ce12">
            <text:p>7,178,907<text:s/></text:p>
          </table:table-cell>
          <table:table-cell office:value-type="float" office:value="37748.021000000001" table:formula="of:=  IF(SUM([.H23:.H43])=0;&quot;-&quot;;SUM([.H23:.H43]))" table:style-name="ce12">
            <text:p>37,748<text:s/></text:p>
          </table:table-cell>
          <table:table-cell office:value-type="float" office:value="544899" table:formula="of:=  IF(SUM([.I23:.I43])=0;&quot;-&quot;;SUM([.I23:.I43]))" table:style-name="ce12">
            <text:p>544,899<text:s/></text:p>
          </table:table-cell>
          <table:table-cell office:value-type="float" office:value="2094.2429999999999" table:formula="of:=  IF(SUM([.J23:.J43])=0;&quot;-&quot;;SUM([.J23:.J43]))" table:style-name="ce12">
            <text:p>2,094<text:s/></text:p>
          </table:table-cell>
          <table:table-cell office:value-type="float" office:value="360077" table:formula="of:=  IF(SUM([.K23:.K43])=0;&quot;-&quot;;SUM([.K23:.K43]))" table:style-name="ce12">
            <text:p>360,077<text:s/></text:p>
          </table:table-cell>
          <table:table-cell office:value-type="float" office:value="1628.817" table:formula="of:=  IF(SUM([.L23:.L43])=0;&quot;-&quot;;SUM([.L23:.L43]))" table:style-name="ce12">
            <text:p>1,629<text:s/></text:p>
          </table:table-cell>
          <table:table-cell office:value-type="float" office:value="100411" table:formula="of:=  IF(SUM([.M23:.M43])=0;&quot;-&quot;;SUM([.M23:.M43]))" table:style-name="ce12">
            <text:p>100,411<text:s/></text:p>
          </table:table-cell>
          <table:table-cell office:value-type="float" office:value="4610.3680000000004" table:formula="of:=  IF(SUM([.N23:.N43])=0;&quot;-&quot;;SUM([.N23:.N43]))" table:style-name="ce12">
            <text:p>4,610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4162" table:style-name="ce12">
            <text:p>4,162<text:s/></text:p>
          </table:table-cell>
          <table:table-cell office:value-type="float" office:value="198.333" table:style-name="ce12">
            <text:p>198<text:s/></text:p>
          </table:table-cell>
          <table:table-cell office:value-type="float" office:value="76581" table:style-name="ce12">
            <text:p>76,581<text:s/></text:p>
          </table:table-cell>
          <table:table-cell office:value-type="float" office:value="553.97199999999998" table:style-name="ce12">
            <text:p>554<text:s/></text:p>
          </table:table-cell>
          <table:table-cell office:value-type="float" office:value="509862" table:formula="of:=  IF(SUM([.I23];[.K23];[.M23];['國家別製品別水產貿易量值3(續完)'.C23];['國家別製品別水產貿易量值3(續完)'.E23];['國家別製品別水產貿易量值3(續完)'.G23])=0;&quot;-&quot;;SUM([.I23];[.K23];[.M23];['國家別製品別水產貿易量值3(續完)'.C23];['國家別製品別水產貿易量值3(續完)'.E23];['國家別製品別水產貿易量值3(續完)'.G23]))" table:style-name="ce12">
            <text:p>509,862<text:s/></text:p>
          </table:table-cell>
          <table:table-cell office:value-type="float" office:value="6149.3130000000001" table:formula="of:=  IF(SUM([.J23];[.L23];[.N23];['國家別製品別水產貿易量值3(續完)'.D23];['國家別製品別水產貿易量值3(續完)'.F23];['國家別製品別水產貿易量值3(續完)'.H23])=0;&quot;-&quot;;SUM([.J23];[.L23];[.N23];['國家別製品別水產貿易量值3(續完)'.D23];['國家別製品別水產貿易量值3(續完)'.F23];['國家別製品別水產貿易量值3(續完)'.H23]))" table:style-name="ce12">
            <text:p>6,14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7640" table:style-name="ce12">
            <text:p>67,640<text:s/></text:p>
          </table:table-cell>
          <table:table-cell office:value-type="float" office:value="82.242000000000004" table:style-name="ce12">
            <text:p>82<text:s/></text:p>
          </table:table-cell>
          <table:table-cell office:value-type="float" office:value="790" table:style-name="ce12">
            <text:p>790<text:s/></text:p>
          </table:table-cell>
          <table:table-cell office:value-type="float" office:value="64.668000000000006" table:style-name="ce12">
            <text:p>65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530" table:style-name="ce12">
            <text:p>3,530<text:s/></text:p>
          </table:table-cell>
          <table:table-cell office:value-type="float" office:value="2.855" table:style-name="ce12">
            <text:p>3<text:s/></text:p>
          </table:table-cell>
          <table:table-cell office:value-type="float" office:value="28835" table:formula="of:=  IF(SUM([.I24];[.K24];[.M24];['國家別製品別水產貿易量值3(續完)'.C24];['國家別製品別水產貿易量值3(續完)'.E24];['國家別製品別水產貿易量值3(續完)'.G24])=0;&quot;-&quot;;SUM([.I24];[.K24];[.M24];['國家別製品別水產貿易量值3(續完)'.C24];['國家別製品別水產貿易量值3(續完)'.E24];['國家別製品別水產貿易量值3(續完)'.G24]))" table:style-name="ce12">
            <text:p>28,835<text:s/></text:p>
          </table:table-cell>
          <table:table-cell office:value-type="float" office:value="269.85199999999998" table:formula="of:=  IF(SUM([.J24];[.L24];[.N24];['國家別製品別水產貿易量值3(續完)'.D24];['國家別製品別水產貿易量值3(續完)'.F24];['國家別製品別水產貿易量值3(續完)'.H24])=0;&quot;-&quot;;SUM([.J24];[.L24];[.N24];['國家別製品別水產貿易量值3(續完)'.D24];['國家別製品別水產貿易量值3(續完)'.F24];['國家別製品別水產貿易量值3(續完)'.H24]))" table:style-name="ce12">
            <text:p>27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38" table:style-name="ce12">
            <text:p>1,238<text:s/></text:p>
          </table:table-cell>
          <table:table-cell office:value-type="float" office:value="19.288" table:style-name="ce12">
            <text:p>19<text:s/></text:p>
          </table:table-cell>
          <table:table-cell office:value-type="float" office:value="3207" table:style-name="ce12">
            <text:p>3,207<text:s/></text:p>
          </table:table-cell>
          <table:table-cell office:value-type="float" office:value="113.994" table:style-name="ce12">
            <text:p>114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168" table:style-name="ce12">
            <text:p>168<text:s/></text:p>
          </table:table-cell>
          <table:table-cell office:value-type="float" office:value="2.4279999999999999" table:style-name="ce12">
            <text:p>2<text:s/></text:p>
          </table:table-cell>
          <table:table-cell office:value-type="float" office:value="408146" table:style-name="ce12">
            <text:p>408,146<text:s/></text:p>
          </table:table-cell>
          <table:table-cell office:value-type="float" office:value="97.869" table:style-name="ce12">
            <text:p>98<text:s/></text:p>
          </table:table-cell>
          <table:table-cell office:value-type="float" office:value="1228085" table:formula="of:=  IF(SUM([.I25];[.K25];[.M25];['國家別製品別水產貿易量值3(續完)'.C25];['國家別製品別水產貿易量值3(續完)'.E25];['國家別製品別水產貿易量值3(續完)'.G25])=0;&quot;-&quot;;SUM([.I25];[.K25];[.M25];['國家別製品別水產貿易量值3(續完)'.C25];['國家別製品別水產貿易量值3(續完)'.E25];['國家別製品別水產貿易量值3(續完)'.G25]))" table:style-name="ce12">
            <text:p>1,228,085<text:s/></text:p>
          </table:table-cell>
          <table:table-cell office:value-type="float" office:value="7960.206000000001" table:formula="of:=  IF(SUM([.J25];[.L25];[.N25];['國家別製品別水產貿易量值3(續完)'.D25];['國家別製品別水產貿易量值3(續完)'.F25];['國家別製品別水產貿易量值3(續完)'.H25])=0;&quot;-&quot;;SUM([.J25];[.L25];[.N25];['國家別製品別水產貿易量值3(續完)'.D25];['國家別製品別水產貿易量值3(續完)'.F25];['國家別製品別水產貿易量值3(續完)'.H25]))" table:style-name="ce12">
            <text:p>7,960<text:s/></text:p>
          </table:table-cell>
          <table:table-cell office:value-type="float" office:value="544730" table:style-name="ce12">
            <text:p>544,730<text:s/></text:p>
          </table:table-cell>
          <table:table-cell office:value-type="float" office:value="2084.5450000000001" table:style-name="ce12">
            <text:p>2,085<text:s/></text:p>
          </table:table-cell>
          <table:table-cell office:value-type="float" office:value="206324" table:style-name="ce12">
            <text:p>206,324<text:s/></text:p>
          </table:table-cell>
          <table:table-cell office:value-type="float" office:value="629.96699999999998" table:style-name="ce12">
            <text:p>630<text:s/></text:p>
          </table:table-cell>
          <table:table-cell office:value-type="float" office:value="48472" table:style-name="ce12">
            <text:p>48,472<text:s/></text:p>
          </table:table-cell>
          <table:table-cell office:value-type="float" office:value="1580.5909999999999" table:style-name="ce12">
            <text:p>1,581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62" table:style-name="ce12">
            <text:p>162<text:s/></text:p>
          </table:table-cell>
          <table:table-cell office:value-type="float" office:value="1.7010000000000001" table:style-name="ce12">
            <text:p>2<text:s/></text:p>
          </table:table-cell>
          <table:table-cell office:value-type="float" office:value="211997" table:formula="of:=  IF(SUM([.I26];[.K26];[.M26];['國家別製品別水產貿易量值3(續完)'.C26];['國家別製品別水產貿易量值3(續完)'.E26];['國家別製品別水產貿易量值3(續完)'.G26])=0;&quot;-&quot;;SUM([.I26];[.K26];[.M26];['國家別製品別水產貿易量值3(續完)'.C26];['國家別製品別水產貿易量值3(續完)'.E26];['國家別製品別水產貿易量值3(續完)'.G26]))" table:style-name="ce12">
            <text:p>211,997<text:s/></text:p>
          </table:table-cell>
          <table:table-cell office:value-type="float" office:value="2030.4290000000001" table:formula="of:=  IF(SUM([.J26];[.L26];[.N26];['國家別製品別水產貿易量值3(續完)'.D26];['國家別製品別水產貿易量值3(續完)'.F26];['國家別製品別水產貿易量值3(續完)'.H26])=0;&quot;-&quot;;SUM([.J26];[.L26];[.N26];['國家別製品別水產貿易量值3(續完)'.D26];['國家別製品別水產貿易量值3(續完)'.F26];['國家別製品別水產貿易量值3(續完)'.H26]))" table:style-name="ce12">
            <text:p>2,03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427" table:style-name="ce12">
            <text:p>6,427<text:s/></text:p>
          </table:table-cell>
          <table:table-cell office:value-type="float" office:value="45.776000000000003" table:style-name="ce12">
            <text:p>46<text:s/></text:p>
          </table:table-cell>
          <table:table-cell office:value-type="float" office:value="14639" table:style-name="ce12">
            <text:p>14,639<text:s/></text:p>
          </table:table-cell>
          <table:table-cell office:value-type="float" office:value="812.08799999999997" table:style-name="ce12">
            <text:p>812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模里西斯</text:p>
          </table:table-cell>
          <table:table-cell office:value-type="string" table:style-name="ce9">
            <text:p>MAURITIU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185" table:formula="of:=  IF(SUM([.I27];[.K27];[.M27];['國家別製品別水產貿易量值3(續完)'.C27];['國家別製品別水產貿易量值3(續完)'.E27];['國家別製品別水產貿易量值3(續完)'.G27])=0;&quot;-&quot;;SUM([.I27];[.K27];[.M27];['國家別製品別水產貿易量值3(續完)'.C27];['國家別製品別水產貿易量值3(續完)'.E27];['國家別製品別水產貿易量值3(續完)'.G27]))" table:style-name="ce12">
            <text:p>6,185<text:s/></text:p>
          </table:table-cell>
          <table:table-cell office:value-type="float" office:value="24.402000000000001" table:formula="of:=  IF(SUM([.J27];[.L27];[.N27];['國家別製品別水產貿易量值3(續完)'.D27];['國家別製品別水產貿易量值3(續完)'.F27];['國家別製品別水產貿易量值3(續完)'.H27])=0;&quot;-&quot;;SUM([.J27];[.L27];[.N27];['國家別製品別水產貿易量值3(續完)'.D27];['國家別製品別水產貿易量值3(續完)'.F27];['國家別製品別水產貿易量值3(續完)'.H27]))" table:style-name="ce12">
            <text:p>2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香港</text:p>
          </table:table-cell>
          <table:table-cell office:value-type="string" table:style-name="ce9">
            <text:p>HONGKONG</text:p>
          </table:table-cell>
          <table:table-cell office:value-type="float" office:value="10" table:style-name="ce12">
            <text:p>10<text:s/></text:p>
          </table:table-cell>
          <table:table-cell office:value-type="float" office:value="0.64300000000000002" table:style-name="ce12">
            <text:p>1<text:s/></text:p>
          </table:table-cell>
          <table:table-cell office:value-type="float" office:value="68368" table:style-name="ce12">
            <text:p>68,368<text:s/></text:p>
          </table:table-cell>
          <table:table-cell office:value-type="float" office:value="61.137" table:style-name="ce12">
            <text:p>61<text:s/></text:p>
          </table:table-cell>
          <table:table-cell office:value-type="float" office:value="129981" table:formula="of:=  IF(SUM([.I28];[.K28];[.M28];['國家別製品別水產貿易量值3(續完)'.C28];['國家別製品別水產貿易量值3(續完)'.E28];['國家別製品別水產貿易量值3(續完)'.G28])=0;&quot;-&quot;;SUM([.I28];[.K28];[.M28];['國家別製品別水產貿易量值3(續完)'.C28];['國家別製品別水產貿易量值3(續完)'.E28];['國家別製品別水產貿易量值3(續完)'.G28]))" table:style-name="ce12">
            <text:p>129,981<text:s/></text:p>
          </table:table-cell>
          <table:table-cell office:value-type="float" office:value="6466.8010000000004" table:formula="of:=  IF(SUM([.J28];[.L28];[.N28];['國家別製品別水產貿易量值3(續完)'.D28];['國家別製品別水產貿易量值3(續完)'.F28];['國家別製品別水產貿易量值3(續完)'.H28])=0;&quot;-&quot;;SUM([.J28];[.L28];[.N28];['國家別製品別水產貿易量值3(續完)'.D28];['國家別製品別水產貿易量值3(續完)'.F28];['國家別製品別水產貿易量值3(續完)'.H28]))" table:style-name="ce12">
            <text:p>6,46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822" table:style-name="ce12">
            <text:p>1,822<text:s/></text:p>
          </table:table-cell>
          <table:table-cell office:value-type="float" office:value="38.51" table:style-name="ce12">
            <text:p>39<text:s/></text:p>
          </table:table-cell>
          <table:table-cell office:value-type="float" office:value="17110" table:style-name="ce12">
            <text:p>17,110<text:s/></text:p>
          </table:table-cell>
          <table:table-cell office:value-type="float" office:value="542.22900000000004" table:style-name="ce12">
            <text:p>542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float" office:value="1704" table:style-name="ce12">
            <text:p>1,704<text:s/></text:p>
          </table:table-cell>
          <table:table-cell office:value-type="float" office:value="106.24" table:style-name="ce12">
            <text:p>106<text:s/></text:p>
          </table:table-cell>
          <table:table-cell office:value-type="float" office:value="12000" table:style-name="ce12">
            <text:p>12,000<text:s/></text:p>
          </table:table-cell>
          <table:table-cell office:value-type="float" office:value="114.685" table:style-name="ce12">
            <text:p>115<text:s/></text:p>
          </table:table-cell>
          <table:table-cell office:value-type="float" office:value="1427431" table:formula="of:=  IF(SUM([.I29];[.K29];[.M29];['國家別製品別水產貿易量值3(續完)'.C29];['國家別製品別水產貿易量值3(續完)'.E29];['國家別製品別水產貿易量值3(續完)'.G29])=0;&quot;-&quot;;SUM([.I29];[.K29];[.M29];['國家別製品別水產貿易量值3(續完)'.C29];['國家別製品別水產貿易量值3(續完)'.E29];['國家別製品別水產貿易量值3(續完)'.G29]))" table:style-name="ce12">
            <text:p>1,427,431<text:s/></text:p>
          </table:table-cell>
          <table:table-cell office:value-type="float" office:value="2708.7030000000004" table:formula="of:=  IF(SUM([.J29];[.L29];[.N29];['國家別製品別水產貿易量值3(續完)'.D29];['國家別製品別水產貿易量值3(續完)'.F29];['國家別製品別水產貿易量值3(續完)'.H29])=0;&quot;-&quot;;SUM([.J29];[.L29];[.N29];['國家別製品別水產貿易量值3(續完)'.D29];['國家別製品別水產貿易量值3(續完)'.F29];['國家別製品別水產貿易量值3(續完)'.H29]))" table:style-name="ce12">
            <text:p>2,70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891" table:style-name="ce12">
            <text:p>1,891<text:s/></text:p>
          </table:table-cell>
          <table:table-cell office:value-type="float" office:value="105.04300000000001" table:style-name="ce12">
            <text:p>105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39555" table:formula="of:=  IF(SUM([.I30];[.K30];[.M30];['國家別製品別水產貿易量值3(續完)'.C30];['國家別製品別水產貿易量值3(續完)'.E30];['國家別製品別水產貿易量值3(續完)'.G30])=0;&quot;-&quot;;SUM([.I30];[.K30];[.M30];['國家別製品別水產貿易量值3(續完)'.C30];['國家別製品別水產貿易量值3(續完)'.E30];['國家別製品別水產貿易量值3(續完)'.G30]))" table:style-name="ce12">
            <text:p>239,555<text:s/></text:p>
          </table:table-cell>
          <table:table-cell office:value-type="float" office:value="640.03800000000001" table:formula="of:=  IF(SUM([.J30];[.L30];[.N30];['國家別製品別水產貿易量值3(續完)'.D30];['國家別製品別水產貿易量值3(續完)'.F30];['國家別製品別水產貿易量值3(續完)'.H30])=0;&quot;-&quot;;SUM([.J30];[.L30];[.N30];['國家別製品別水產貿易量值3(續完)'.D30];['國家別製品別水產貿易量值3(續完)'.F30];['國家別製品別水產貿易量值3(續完)'.H30]))" table:style-name="ce12">
            <text:p>64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6" table:style-name="ce12">
            <text:p>76<text:s/></text:p>
          </table:table-cell>
          <table:table-cell office:value-type="float" office:value="7.7380000000000004" table:style-name="ce12">
            <text:p>8<text:s/></text:p>
          </table:table-cell>
          <table:table-cell office:value-type="float" office:value="498" table:style-name="ce12">
            <text:p>498<text:s/></text:p>
          </table:table-cell>
          <table:table-cell office:value-type="float" office:value="22.184999999999999" table:style-name="ce12">
            <text:p>22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澳大利亞</text:p>
          </table:table-cell>
          <table:table-cell office:value-type="string" table:style-name="ce9">
            <text:p>AUSTRAL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00" table:style-name="ce12">
            <text:p>600<text:s/></text:p>
          </table:table-cell>
          <table:table-cell office:value-type="float" office:value="4.4909999999999997" table:style-name="ce12">
            <text:p>4<text:s/></text:p>
          </table:table-cell>
          <table:table-cell office:value-type="float" office:value="788855" table:formula="of:=  IF(SUM([.I31];[.K31];[.M31];['國家別製品別水產貿易量值3(續完)'.C31];['國家別製品別水產貿易量值3(續完)'.E31];['國家別製品別水產貿易量值3(續完)'.G31])=0;&quot;-&quot;;SUM([.I31];[.K31];[.M31];['國家別製品別水產貿易量值3(續完)'.C31];['國家別製品別水產貿易量值3(續完)'.E31];['國家別製品別水產貿易量值3(續完)'.G31]))" table:style-name="ce12">
            <text:p>788,855<text:s/></text:p>
          </table:table-cell>
          <table:table-cell office:value-type="float" office:value="2097.819" table:formula="of:=  IF(SUM([.J31];[.L31];[.N31];['國家別製品別水產貿易量值3(續完)'.D31];['國家別製品別水產貿易量值3(續完)'.F31];['國家別製品別水產貿易量值3(續完)'.H31])=0;&quot;-&quot;;SUM([.J31];[.L31];[.N31];['國家別製品別水產貿易量值3(續完)'.D31];['國家別製品別水產貿易量值3(續完)'.F31];['國家別製品別水產貿易量值3(續完)'.H31]))" table:style-name="ce12">
            <text:p>2,09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float" office:value="6500" table:style-name="ce12">
            <text:p>6,500<text:s/></text:p>
          </table:table-cell>
          <table:table-cell office:value-type="float" office:value="32.271000000000001" table:style-name="ce12">
            <text:p>32<text:s/></text:p>
          </table:table-cell>
          <table:table-cell office:value-type="float" office:value="20271" table:style-name="ce12">
            <text:p>20,271<text:s/></text:p>
          </table:table-cell>
          <table:table-cell office:value-type="float" office:value="86.744" table:style-name="ce12">
            <text:p>87<text:s/></text:p>
          </table:table-cell>
          <table:table-cell office:value-type="float" office:value="110842" table:formula="of:=  IF(SUM([.I32];[.K32];[.M32];['國家別製品別水產貿易量值3(續完)'.C32];['國家別製品別水產貿易量值3(續完)'.E32];['國家別製品別水產貿易量值3(續完)'.G32])=0;&quot;-&quot;;SUM([.I32];[.K32];[.M32];['國家別製品別水產貿易量值3(續完)'.C32];['國家別製品別水產貿易量值3(續完)'.E32];['國家別製品別水產貿易量值3(續完)'.G32]))" table:style-name="ce12">
            <text:p>110,842<text:s/></text:p>
          </table:table-cell>
          <table:table-cell office:value-type="float" office:value="771.66300000000001" table:formula="of:=  IF(SUM([.J32];[.L32];[.N32];['國家別製品別水產貿易量值3(續完)'.D32];['國家別製品別水產貿易量值3(續完)'.F32];['國家別製品別水產貿易量值3(續完)'.H32])=0;&quot;-&quot;;SUM([.J32];[.L32];[.N32];['國家別製品別水產貿易量值3(續完)'.D32];['國家別製品別水產貿易量值3(續完)'.F32];['國家別製品別水產貿易量值3(續完)'.H32]))" table:style-name="ce12">
            <text:p>772<text:s/></text:p>
          </table:table-cell>
          <table:table-cell office:value-type="float" office:value="40" table:style-name="ce12">
            <text:p>40<text:s/></text:p>
          </table:table-cell>
          <table:table-cell office:value-type="float" office:value="0.96099999999999997" table:style-name="ce12">
            <text:p>1<text:s/></text:p>
          </table:table-cell>
          <table:table-cell office:value-type="float" office:value="30964" table:style-name="ce12">
            <text:p>30,964<text:s/></text:p>
          </table:table-cell>
          <table:table-cell office:value-type="float" office:value="409.56900000000002" table:style-name="ce12">
            <text:p>410<text:s/></text:p>
          </table:table-cell>
          <table:table-cell office:value-type="float" office:value="401" table:style-name="ce12">
            <text:p>401<text:s/></text:p>
          </table:table-cell>
          <table:table-cell office:value-type="float" office:value="9.3640000000000008" table:style-name="ce12">
            <text:p>9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59540" table:formula="of:=  IF(SUM([.I33];[.K33];[.M33];['國家別製品別水產貿易量值3(續完)'.C33];['國家別製品別水產貿易量值3(續完)'.E33];['國家別製品別水產貿易量值3(續完)'.G33])=0;&quot;-&quot;;SUM([.I33];[.K33];[.M33];['國家別製品別水產貿易量值3(續完)'.C33];['國家別製品別水產貿易量值3(續完)'.E33];['國家別製品別水產貿易量值3(續完)'.G33]))" table:style-name="ce12">
            <text:p>159,540<text:s/></text:p>
          </table:table-cell>
          <table:table-cell office:value-type="float" office:value="281.762" table:formula="of:=  IF(SUM([.J33];[.L33];[.N33];['國家別製品別水產貿易量值3(續完)'.D33];['國家別製品別水產貿易量值3(續完)'.F33];['國家別製品別水產貿易量值3(續完)'.H33])=0;&quot;-&quot;;SUM([.J33];[.L33];[.N33];['國家別製品別水產貿易量值3(續完)'.D33];['國家別製品別水產貿易量值3(續完)'.F33];['國家別製品別水產貿易量值3(續完)'.H33]))" table:style-name="ce12">
            <text:p>282<text:s/></text:p>
          </table:table-cell>
          <table:table-cell office:value-type="float" office:value="15" table:style-name="ce12">
            <text:p>15<text:s/></text:p>
          </table:table-cell>
          <table:table-cell office:value-type="float" office:value="1.3640000000000001" table:style-name="ce12">
            <text:p>1<text:s/></text:p>
          </table:table-cell>
          <table:table-cell office:value-type="float" office:value="126" table:style-name="ce12">
            <text:p>126<text:s/></text:p>
          </table:table-cell>
          <table:table-cell office:value-type="float" office:value="1.121" table:style-name="ce12">
            <text:p>1<text:s/></text:p>
          </table:table-cell>
          <table:table-cell office:value-type="float" office:value="828" table:style-name="ce12">
            <text:p>828<text:s/></text:p>
          </table:table-cell>
          <table:table-cell office:value-type="float" office:value="76.311000000000007" table:style-name="ce12">
            <text:p>76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00" table:style-name="ce12">
            <text:p>800<text:s/></text:p>
          </table:table-cell>
          <table:table-cell office:value-type="float" office:value="7.2140000000000004" table:style-name="ce12">
            <text:p>7<text:s/></text:p>
          </table:table-cell>
          <table:table-cell office:value-type="float" office:value="73564" table:formula="of:=  IF(SUM([.I34];[.K34];[.M34];['國家別製品別水產貿易量值3(續完)'.C34];['國家別製品別水產貿易量值3(續完)'.E34];['國家別製品別水產貿易量值3(續完)'.G34])=0;&quot;-&quot;;SUM([.I34];[.K34];[.M34];['國家別製品別水產貿易量值3(續完)'.C34];['國家別製品別水產貿易量值3(續完)'.E34];['國家別製品別水產貿易量值3(續完)'.G34]))" table:style-name="ce12">
            <text:p>73,564<text:s/></text:p>
          </table:table-cell>
          <table:table-cell office:value-type="float" office:value="627.57999999999993" table:formula="of:=  IF(SUM([.J34];[.L34];[.N34];['國家別製品別水產貿易量值3(續完)'.D34];['國家別製品別水產貿易量值3(續完)'.F34];['國家別製品別水產貿易量值3(續完)'.H34])=0;&quot;-&quot;;SUM([.J34];[.L34];[.N34];['國家別製品別水產貿易量值3(續完)'.D34];['國家別製品別水產貿易量值3(續完)'.F34];['國家別製品別水產貿易量值3(續完)'.H34]))" table:style-name="ce12">
            <text:p>62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84" table:style-name="ce12">
            <text:p>784<text:s/></text:p>
          </table:table-cell>
          <table:table-cell office:value-type="float" office:value="50.972000000000001" table:style-name="ce12">
            <text:p>51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新加坡</text:p>
          </table:table-cell>
          <table:table-cell office:value-type="string" table:style-name="ce9">
            <text:p>SINGAPOR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46746" table:formula="of:=  IF(SUM([.I35];[.K35];[.M35];['國家別製品別水產貿易量值3(續完)'.C35];['國家別製品別水產貿易量值3(續完)'.E35];['國家別製品別水產貿易量值3(續完)'.G35])=0;&quot;-&quot;;SUM([.I35];[.K35];[.M35];['國家別製品別水產貿易量值3(續完)'.C35];['國家別製品別水產貿易量值3(續完)'.E35];['國家別製品別水產貿易量值3(續完)'.G35]))" table:style-name="ce12">
            <text:p>146,746<text:s/></text:p>
          </table:table-cell>
          <table:table-cell office:value-type="float" office:value="827.60799999999995" table:formula="of:=  IF(SUM([.J35];[.L35];[.N35];['國家別製品別水產貿易量值3(續完)'.D35];['國家別製品別水產貿易量值3(續完)'.F35];['國家別製品別水產貿易量值3(續完)'.H35])=0;&quot;-&quot;;SUM([.J35];[.L35];[.N35];['國家別製品別水產貿易量值3(續完)'.D35];['國家別製品別水產貿易量值3(續完)'.F35];['國家別製品別水產貿易量值3(續完)'.H35]))" table:style-name="ce12">
            <text:p>82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926" table:style-name="ce12">
            <text:p>3,926<text:s/></text:p>
          </table:table-cell>
          <table:table-cell office:value-type="float" office:value="201.90600000000001" table:style-name="ce12">
            <text:p>202<text:s/></text:p>
          </table:table-cell>
          <table:table-cell office:value-type="float" office:value="2067" table:style-name="ce12">
            <text:p>2,067<text:s/></text:p>
          </table:table-cell>
          <table:table-cell office:value-type="float" office:value="138.28299999999999" table:style-name="ce12">
            <text:p>138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美屬薩摩亞</text:p>
          </table:table-cell>
          <table:table-cell office:value-type="string" table:style-name="ce9">
            <text:p>AMERICAN SAMO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office:string-value="-" table:formula="of:=  IF(SUM([.I36];[.K36];[.M36];['國家別製品別水產貿易量值3(續完)'.C36];['國家別製品別水產貿易量值3(續完)'.E36];['國家別製品別水產貿易量值3(續完)'.G36])=0;&quot;-&quot;;SUM([.I36];[.K36];[.M36];['國家別製品別水產貿易量值3(續完)'.C36];['國家別製品別水產貿易量值3(續完)'.E36];['國家別製品別水產貿易量值3(續完)'.G36]))" table:style-name="ce12">
            <text:p>-</text:p>
          </table:table-cell>
          <table:table-cell office:value-type="string" office:string-value="-" table:formula="of:=  IF(SUM([.J36];[.L36];[.N36];['國家別製品別水產貿易量值3(續完)'.D36];['國家別製品別水產貿易量值3(續完)'.F36];['國家別製品別水產貿易量值3(續完)'.H36])=0;&quot;-&quot;;SUM([.J36];[.L36];[.N36];['國家別製品別水產貿易量值3(續完)'.D36];['國家別製品別水產貿易量值3(續完)'.F36];['國家別製品別水產貿易量值3(續完)'.H36]))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沙烏地阿拉伯</text:p>
          </table:table-cell>
          <table:table-cell office:value-type="string" table:style-name="ce9">
            <text:p>SAUDI <text:s/>ARAB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4667" table:formula="of:=  IF(SUM([.I37];[.K37];[.M37];['國家別製品別水產貿易量值3(續完)'.C37];['國家別製品別水產貿易量值3(續完)'.E37];['國家別製品別水產貿易量值3(續完)'.G37])=0;&quot;-&quot;;SUM([.I37];[.K37];[.M37];['國家別製品別水產貿易量值3(續完)'.C37];['國家別製品別水產貿易量值3(續完)'.E37];['國家別製品別水產貿易量值3(續完)'.G37]))" table:style-name="ce12">
            <text:p>34,667<text:s/></text:p>
          </table:table-cell>
          <table:table-cell office:value-type="float" office:value="69.861000000000004" table:formula="of:=  IF(SUM([.J37];[.L37];[.N37];['國家別製品別水產貿易量值3(續完)'.D37];['國家別製品別水產貿易量值3(續完)'.F37];['國家別製品別水產貿易量值3(續完)'.H37])=0;&quot;-&quot;;SUM([.J37];[.L37];[.N37];['國家別製品別水產貿易量值3(續完)'.D37];['國家別製品別水產貿易量值3(續完)'.F37];['國家別製品別水產貿易量值3(續完)'.H37]))" table:style-name="ce12">
            <text:p>7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6521" table:formula="of:=  IF(SUM([.I38];[.K38];[.M38];['國家別製品別水產貿易量值3(續完)'.C38];['國家別製品別水產貿易量值3(續完)'.E38];['國家別製品別水產貿易量值3(續完)'.G38])=0;&quot;-&quot;;SUM([.I38];[.K38];[.M38];['國家別製品別水產貿易量值3(續完)'.C38];['國家別製品別水產貿易量值3(續完)'.E38];['國家別製品別水產貿易量值3(續完)'.G38]))" table:style-name="ce12">
            <text:p>36,521<text:s/></text:p>
          </table:table-cell>
          <table:table-cell office:value-type="float" office:value="92.366" table:formula="of:=  IF(SUM([.J38];[.L38];[.N38];['國家別製品別水產貿易量值3(續完)'.D38];['國家別製品別水產貿易量值3(續完)'.F38];['國家別製品別水產貿易量值3(續完)'.H38])=0;&quot;-&quot;;SUM([.J38];[.L38];[.N38];['國家別製品別水產貿易量值3(續完)'.D38];['國家別製品別水產貿易量值3(續完)'.F38];['國家別製品別水產貿易量值3(續完)'.H38]))" table:style-name="ce12">
            <text:p>9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93" table:style-name="ce12">
            <text:p>1,293<text:s/></text:p>
          </table:table-cell>
          <table:table-cell office:value-type="float" office:value="48.377000000000002" table:style-name="ce12">
            <text:p>48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float" office:value="4025" table:style-name="ce12">
            <text:p>4,025<text:s/></text:p>
          </table:table-cell>
          <table:table-cell office:value-type="float" office:value="18.172999999999998" table:style-name="ce12">
            <text:p>18<text:s/></text:p>
          </table:table-cell>
          <table:table-cell office:value-type="float" office:value="41386" table:style-name="ce12">
            <text:p>41,386<text:s/></text:p>
          </table:table-cell>
          <table:table-cell office:value-type="float" office:value="340.84100000000001" table:style-name="ce12">
            <text:p>341<text:s/></text:p>
          </table:table-cell>
          <table:table-cell office:value-type="float" office:value="1568696" table:formula="of:=  IF(SUM([.I39];[.K39];[.M39];['國家別製品別水產貿易量值3(續完)'.C39];['國家別製品別水產貿易量值3(續完)'.E39];['國家別製品別水產貿易量值3(續完)'.G39])=0;&quot;-&quot;;SUM([.I39];[.K39];[.M39];['國家別製品別水產貿易量值3(續完)'.C39];['國家別製品別水產貿易量值3(續完)'.E39];['國家別製品別水產貿易量值3(續完)'.G39]))" table:style-name="ce12">
            <text:p>1,568,696<text:s/></text:p>
          </table:table-cell>
          <table:table-cell office:value-type="float" office:value="2390.2850000000003" table:formula="of:=  IF(SUM([.J39];[.L39];[.N39];['國家別製品別水產貿易量值3(續完)'.D39];['國家別製品別水產貿易量值3(續完)'.F39];['國家別製品別水產貿易量值3(續完)'.H39])=0;&quot;-&quot;;SUM([.J39];[.L39];[.N39];['國家別製品別水產貿易量值3(續完)'.D39];['國家別製品別水產貿易量值3(續完)'.F39];['國家別製品別水產貿易量值3(續完)'.H39]))" table:style-name="ce12">
            <text:p>2,39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221" table:style-name="ce12">
            <text:p>10,221<text:s/></text:p>
          </table:table-cell>
          <table:table-cell office:value-type="float" office:value="77.835999999999999" table:style-name="ce12">
            <text:p>78<text:s/></text:p>
          </table:table-cell>
          <table:table-cell office:value-type="float" office:value="508" table:style-name="ce12">
            <text:p>508<text:s/></text:p>
          </table:table-cell>
          <table:table-cell office:value-type="float" office:value="28.463000000000001" table:style-name="ce12">
            <text:p>28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阿拉伯聯合大公國</text:p>
          </table:table-cell>
          <table:table-cell office:value-type="string" table:style-name="ce9">
            <text:p>UNITED <text:s/>ARAB <text:s/>EMIRAT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0633" table:formula="of:=  IF(SUM([.I40];[.K40];[.M40];['國家別製品別水產貿易量值3(續完)'.C40];['國家別製品別水產貿易量值3(續完)'.E40];['國家別製品別水產貿易量值3(續完)'.G40])=0;&quot;-&quot;;SUM([.I40];[.K40];[.M40];['國家別製品別水產貿易量值3(續完)'.C40];['國家別製品別水產貿易量值3(續完)'.E40];['國家別製品別水產貿易量值3(續完)'.G40]))" table:style-name="ce12">
            <text:p>30,633<text:s/></text:p>
          </table:table-cell>
          <table:table-cell office:value-type="float" office:value="80.968999999999994" table:formula="of:=  IF(SUM([.J40];[.L40];[.N40];['國家別製品別水產貿易量值3(續完)'.D40];['國家別製品別水產貿易量值3(續完)'.F40];['國家別製品別水產貿易量值3(續完)'.H40])=0;&quot;-&quot;;SUM([.J40];[.L40];[.N40];['國家別製品別水產貿易量值3(續完)'.D40];['國家別製品別水產貿易量值3(續完)'.F40];['國家別製品別水產貿易量值3(續完)'.H40]))" table:style-name="ce12">
            <text:p>8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0416" table:style-name="ce12">
            <text:p>30,416<text:s/></text:p>
          </table:table-cell>
          <table:table-cell office:value-type="float" office:value="67.063000000000002" table:style-name="ce12">
            <text:p>67<text:s/></text:p>
          </table:table-cell>
          <table:table-cell office:value-type="float" office:value="117" table:style-name="ce12">
            <text:p>117<text:s/></text:p>
          </table:table-cell>
          <table:table-cell office:value-type="float" office:value="10.362" table:style-name="ce12">
            <text:p>10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烏拉圭</text:p>
          </table:table-cell>
          <table:table-cell office:value-type="string" table:style-name="ce9">
            <text:p>URUGUA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office:string-value="-" table:formula="of:=  IF(SUM([.I41];[.K41];[.M41];['國家別製品別水產貿易量值3(續完)'.C41];['國家別製品別水產貿易量值3(續完)'.E41];['國家別製品別水產貿易量值3(續完)'.G41])=0;&quot;-&quot;;SUM([.I41];[.K41];[.M41];['國家別製品別水產貿易量值3(續完)'.C41];['國家別製品別水產貿易量值3(續完)'.E41];['國家別製品別水產貿易量值3(續完)'.G41]))" table:style-name="ce12">
            <text:p>-</text:p>
          </table:table-cell>
          <table:table-cell office:value-type="string" office:string-value="-" table:formula="of:=  IF(SUM([.J41];[.L41];[.N41];['國家別製品別水產貿易量值3(續完)'.D41];['國家別製品別水產貿易量值3(續完)'.F41];['國家別製品別水產貿易量值3(續完)'.H41])=0;&quot;-&quot;;SUM([.J41];[.L41];[.N41];['國家別製品別水產貿易量值3(續完)'.D41];['國家別製品別水產貿易量值3(續完)'.F41];['國家別製品別水產貿易量值3(續完)'.H41]))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斐濟群島</text:p>
          </table:table-cell>
          <table:table-cell office:value-type="string" table:style-name="ce9">
            <text:p>FIJI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4" table:formula="of:=  IF(SUM([.I42];[.K42];[.M42];['國家別製品別水產貿易量值3(續完)'.C42];['國家別製品別水產貿易量值3(續完)'.E42];['國家別製品別水產貿易量值3(續完)'.G42])=0;&quot;-&quot;;SUM([.I42];[.K42];[.M42];['國家別製品別水產貿易量值3(續完)'.C42];['國家別製品別水產貿易量值3(續完)'.E42];['國家別製品別水產貿易量值3(續完)'.G42]))" table:style-name="ce12">
            <text:p>34<text:s/></text:p>
          </table:table-cell>
          <table:table-cell office:value-type="float" office:value="545.423" table:formula="of:=  IF(SUM([.J42];[.L42];[.N42];['國家別製品別水產貿易量值3(續完)'.D42];['國家別製品別水產貿易量值3(續完)'.F42];['國家別製品別水產貿易量值3(續完)'.H42])=0;&quot;-&quot;;SUM([.J42];[.L42];[.N42];['國家別製品別水產貿易量值3(續完)'.D42];['國家別製品別水產貿易量值3(續完)'.F42];['國家別製品別水產貿易量值3(續完)'.H42]))" table:style-name="ce12">
            <text:p>545<text:s/></text:p>
          </table:table-cell>
          <table:table-cell office:value-type="float" office:value="24" table:style-name="ce12">
            <text:p>24<text:s/></text:p>
          </table:table-cell>
          <table:table-cell office:value-type="float" office:value="2.6179999999999999" table:style-name="ce12">
            <text:p>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1119" table:style-name="ce13">
            <text:p>1,119<text:s/></text:p>
          </table:table-cell>
          <table:table-cell office:value-type="float" office:value="2.62" table:style-name="ce13">
            <text:p>3<text:s/></text:p>
          </table:table-cell>
          <table:table-cell office:value-type="float" office:value="33845" table:style-name="ce13">
            <text:p>33,845<text:s/></text:p>
          </table:table-cell>
          <table:table-cell office:value-type="float" office:value="39.405000000000001" table:style-name="ce13">
            <text:p>39<text:s/></text:p>
          </table:table-cell>
          <table:table-cell office:value-type="float" office:value="446878" table:formula="of:=  IF(SUM([.I43];[.K43];[.M43];['國家別製品別水產貿易量值3(續完)'.C43];['國家別製品別水產貿易量值3(續完)'.E43];['國家別製品別水產貿易量值3(續完)'.G43])=0;&quot;-&quot;;SUM([.I43];[.K43];[.M43];['國家別製品別水產貿易量值3(續完)'.C43];['國家別製品別水產貿易量值3(續完)'.E43];['國家別製品別水產貿易量值3(續完)'.G43]))" table:style-name="ce13">
            <text:p>446,878<text:s/></text:p>
          </table:table-cell>
          <table:table-cell office:value-type="float" office:value="3712.9409999999993" table:formula="of:=  IF(SUM([.J43];[.L43];[.N43];['國家別製品別水產貿易量值3(續完)'.D43];['國家別製品別水產貿易量值3(續完)'.F43];['國家別製品別水產貿易量值3(續完)'.H43])=0;&quot;-&quot;;SUM([.J43];[.L43];[.N43];['國家別製品別水產貿易量值3(續完)'.D43];['國家別製品別水產貿易量值3(續完)'.F43];['國家別製品別水產貿易量值3(續完)'.H43]))" table:style-name="ce13">
            <text:p>3,713<text:s/></text:p>
          </table:table-cell>
          <table:table-cell office:value-type="float" office:value="90" table:style-name="ce13">
            <text:p>90<text:s/></text:p>
          </table:table-cell>
          <table:table-cell office:value-type="float" office:value="4.7549999999999999" table:style-name="ce13">
            <text:p>5<text:s/></text:p>
          </table:table-cell>
          <table:table-cell office:value-type="float" office:value="897" table:style-name="ce13">
            <text:p>897<text:s/></text:p>
          </table:table-cell>
          <table:table-cell office:value-type="float" office:value="47.801000000000002" table:style-name="ce13">
            <text:p>48<text:s/></text:p>
          </table:table-cell>
          <table:table-cell office:value-type="float" office:value="7806" table:style-name="ce13">
            <text:p>7,806<text:s/></text:p>
          </table:table-cell>
          <table:table-cell office:value-type="float" office:value="1007.438" table:style-name="ce13">
            <text:p>1,007<text:s/></text:p>
          </table:table-cell>
          <table:table-cell table:number-columns-repeated="16370" table:style-name="ce25"/>
        </table:table-row>
        <table:table-row table:number-rows-repeated="1048533" table:style-name="ro5">
          <table:table-cell table:number-columns-repeated="16384"/>
        </table:table-row>
      </table:table>
      <table:table table:name="國家別製品別水產貿易量值3(續完)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44">
            <text:p>8‧水產貿易量值 <text:s/>(2)出口</text:p>
          </table:table-cell>
          <table:covered-table-cell table:number-columns-repeated="2"/>
          <table:table-cell table:number-columns-repeated="4" table:style-name="ce27"/>
          <table:table-cell office:value-type="string" table:number-columns-spanned="6" table:number-rows-spanned="1" table:style-name="ce44">
            <text:p>8‧THE TRADE OF FISHERY PRODUCTS (2)EXPORT</text:p>
          </table:table-cell>
          <table:covered-table-cell table:number-columns-repeated="5"/>
          <table:table-cell table:number-columns-repeated="16371" table:style-name="ce27"/>
        </table:table-row>
        <table:table-row table:style-name="ro2">
          <table:table-cell table:style-name="ce27"/>
          <table:table-cell office:value-type="string" table:style-name="ce32">
            <text:p>(2.4)歷年國家別製品別貿易量值 (總計價值前20名)(續完)<text:s/></text:p>
          </table:table-cell>
          <table:table-cell table:number-columns-repeated="3" table:style-name="ce32"/>
          <table:table-cell table:number-columns-repeated="2" table:style-name="ce27"/>
          <table:table-cell office:value-type="string" table:style-name="ce5">
            <text:p><text:s text:c="4"/>(2.4)By country and by product since 2004 (Value of Top 20)(End)</text:p>
          </table:table-cell>
          <table:table-cell table:number-columns-repeated="3" table:style-name="ce27"/>
          <table:table-cell table:style-name="ce30"/>
          <table:table-cell table:style-name="ce28"/>
          <table:table-cell table:style-name="ce7"/>
          <table:table-cell table:number-columns-repeated="16370" table:style-name="ce27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"/>
          <table:table-cell table:number-columns-spanned="2" table:number-rows-spanned="1" table:style-name="ce46"/>
          <table:covered-table-cell/>
          <table:table-cell table:style-name="ce1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"/>
          <table:table-cell table:number-columns-spanned="2" table:number-rows-spanned="1" table:style-name="ce46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59">
            <text:p>製品別</text:p>
            <draw:custom-shape svg:x="0in" svg:y="0in" svg:width="2.30208in" svg:height="0.70833in" draw:z-index="1" draw:id="id5" draw:style-name="a5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in" svg:y="0in" svg:width="2.30208in" svg:height="0.70833in" draw:z-index="2" draw:id="id6" draw:style-name="a6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35">
            <text:p>渣‧粉</text:p>
          </table:table-cell>
          <table:covered-table-cell/>
          <table:table-cell office:value-type="string" table:number-columns-spanned="2" table:number-rows-spanned="1" table:style-name="ce35">
            <text:p>飼料用</text:p>
          </table:table-cell>
          <table:covered-table-cell/>
          <table:table-cell office:value-type="string" table:number-columns-spanned="2" table:number-rows-spanned="1" table:style-name="ce35">
            <text:p>其它非食用品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spanned="2" table:number-rows-spanned="1" table:style-name="ce57"/>
          <table:covered-table-cell/>
          <table:table-cell table:number-columns-spanned="2" table:number-rows-spanned="1" table:style-name="ce36"/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62">
            <text:p>Product</text:p>
          </table:table-cell>
          <table:covered-table-cell/>
          <table:table-cell office:value-type="string" table:number-columns-spanned="2" table:number-rows-spanned="1" table:style-name="ce58">
            <text:p>MEAL</text:p>
          </table:table-cell>
          <table:covered-table-cell/>
          <table:table-cell office:value-type="string" table:number-columns-spanned="2" table:number-rows-spanned="1" table:style-name="ce58">
            <text:p>FOR FEED</text:p>
          </table:table-cell>
          <table:covered-table-cell/>
          <table:table-cell office:value-type="string" table:number-columns-spanned="2" table:number-rows-spanned="1" table:style-name="ce58">
            <text:p>OTH. NON-EDIBLE</text:p>
          </table:table-cell>
          <table:covered-table-cell/>
          <table:table-cell table:number-columns-spanned="2" table:number-rows-spanned="1" table:style-name="ce53"/>
          <table:covered-table-cell/>
          <table:table-cell table:number-columns-spanned="2" table:number-rows-spanned="1" table:style-name="ce55"/>
          <table:covered-table-cell/>
          <table:table-cell table:number-columns-spanned="2" table:number-rows-spanned="1" table:style-name="ce63"/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60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style-name="ce17"/>
          <table:table-cell table:number-columns-repeated="4" table:style-name="ce15"/>
          <table:table-cell table:style-name="ce16"/>
          <table:table-cell table:number-columns-repeated="16370" table:style-name="ce24"/>
        </table:table-row>
        <table:table-row table:style-name="ro3">
          <table:table-cell office:value-type="string" table:number-columns-spanned="2" table:number-rows-spanned="1" table:style-name="ce61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style-name="ce17"/>
          <table:table-cell table:number-columns-repeated="4" table:style-name="ce15"/>
          <table:table-cell table:style-name="ce16"/>
          <table:table-cell table:number-columns-repeated="16370" table:style-name="ce24"/>
        </table:table-row>
        <table:table-row table:style-name="ro4">
          <table:table-cell office:value-type="string" table:style-name="ce26">
            <text:p>民國九十五年</text:p>
          </table:table-cell>
          <table:table-cell office:value-type="float" office:value="2006" table:style-name="ce9">
            <text:p>2006</text:p>
          </table:table-cell>
          <table:table-cell office:value-type="float" office:value="1946584" table:style-name="ce12">
            <text:p>1,946,584<text:s/></text:p>
          </table:table-cell>
          <table:table-cell office:value-type="float" office:value="1449.64183" table:style-name="ce12">
            <text:p>1,450<text:s/></text:p>
          </table:table-cell>
          <table:table-cell office:value-type="float" office:value="22515402" table:style-name="ce12">
            <text:p>22,515,402<text:s/></text:p>
          </table:table-cell>
          <table:table-cell office:value-type="float" office:value="28719.150969999999" table:style-name="ce12">
            <text:p>28,719<text:s/></text:p>
          </table:table-cell>
          <table:table-cell office:value-type="float" office:value="693407" table:style-name="ce12">
            <text:p>693,407<text:s/></text:p>
          </table:table-cell>
          <table:table-cell office:value-type="float" office:value="19741.981690000001" table:style-name="ce12">
            <text:p>19,742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26">
            <text:p>民國九十六年</text:p>
          </table:table-cell>
          <table:table-cell office:value-type="float" office:value="2007" table:style-name="ce9">
            <text:p>2007</text:p>
          </table:table-cell>
          <table:table-cell office:value-type="float" office:value="1082658" table:style-name="ce12">
            <text:p>1,082,658<text:s/></text:p>
          </table:table-cell>
          <table:table-cell office:value-type="float" office:value="945.99552000000006" table:style-name="ce12">
            <text:p>946<text:s/></text:p>
          </table:table-cell>
          <table:table-cell office:value-type="float" office:value="22078329" table:style-name="ce12">
            <text:p>22,078,329<text:s/></text:p>
          </table:table-cell>
          <table:table-cell office:value-type="float" office:value="30364.411690000001" table:style-name="ce12">
            <text:p>30,364<text:s/></text:p>
          </table:table-cell>
          <table:table-cell office:value-type="float" office:value="598295" table:style-name="ce12">
            <text:p>598,295<text:s/></text:p>
          </table:table-cell>
          <table:table-cell office:value-type="float" office:value="16159.445030000001" table:style-name="ce12">
            <text:p>16,159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26">
            <text:p>民國九十七年</text:p>
          </table:table-cell>
          <table:table-cell office:value-type="float" office:value="2008" table:style-name="ce9">
            <text:p>2008</text:p>
          </table:table-cell>
          <table:table-cell office:value-type="float" office:value="1378947" table:style-name="ce12">
            <text:p>1,378,947<text:s/></text:p>
          </table:table-cell>
          <table:table-cell office:value-type="float" office:value="1071.41086" table:style-name="ce12">
            <text:p>1,071<text:s/></text:p>
          </table:table-cell>
          <table:table-cell office:value-type="float" office:value="17766173" table:style-name="ce12">
            <text:p>17,766,173<text:s/></text:p>
          </table:table-cell>
          <table:table-cell office:value-type="float" office:value="28608.94744" table:style-name="ce12">
            <text:p>28,609<text:s/></text:p>
          </table:table-cell>
          <table:table-cell office:value-type="float" office:value="394809" table:style-name="ce12">
            <text:p>394,809<text:s/></text:p>
          </table:table-cell>
          <table:table-cell office:value-type="float" office:value="14153.89408" table:style-name="ce12">
            <text:p>14,154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26">
            <text:p>民國九十八年</text:p>
          </table:table-cell>
          <table:table-cell office:value-type="float" office:value="2009" table:style-name="ce9">
            <text:p>2009</text:p>
          </table:table-cell>
          <table:table-cell office:value-type="float" office:value="897474" table:style-name="ce12">
            <text:p>897,474<text:s/></text:p>
          </table:table-cell>
          <table:table-cell office:value-type="float" office:value="967.42291" table:style-name="ce12">
            <text:p>967<text:s/></text:p>
          </table:table-cell>
          <table:table-cell office:value-type="float" office:value="18084154" table:style-name="ce12">
            <text:p>18,084,154<text:s/></text:p>
          </table:table-cell>
          <table:table-cell office:value-type="float" office:value="29640.992170000001" table:style-name="ce12">
            <text:p>29,641<text:s/></text:p>
          </table:table-cell>
          <table:table-cell office:value-type="float" office:value="432478" table:style-name="ce12">
            <text:p>432,478<text:s/></text:p>
          </table:table-cell>
          <table:table-cell office:value-type="float" office:value="10684.42302" table:style-name="ce12">
            <text:p>10,684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26">
            <text:p>民國九十九年</text:p>
          </table:table-cell>
          <table:table-cell office:value-type="float" office:value="2010" table:style-name="ce9">
            <text:p>2010</text:p>
          </table:table-cell>
          <table:table-cell office:value-type="float" office:value="582273" table:style-name="ce12">
            <text:p>582,273<text:s/></text:p>
          </table:table-cell>
          <table:table-cell office:value-type="float" office:value="1075.2" table:style-name="ce12">
            <text:p>1,075<text:s/></text:p>
          </table:table-cell>
          <table:table-cell office:value-type="float" office:value="15606895" table:style-name="ce12">
            <text:p>15,606,895<text:s/></text:p>
          </table:table-cell>
          <table:table-cell office:value-type="float" office:value="29002" table:style-name="ce12">
            <text:p>29,002<text:s/></text:p>
          </table:table-cell>
          <table:table-cell office:value-type="float" office:value="372599" table:style-name="ce12">
            <text:p>372,599<text:s/></text:p>
          </table:table-cell>
          <table:table-cell office:value-type="float" office:value="12706.9" table:style-name="ce12">
            <text:p>12,707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26">
            <text:p>民國一百年</text:p>
          </table:table-cell>
          <table:table-cell office:value-type="float" office:value="2011" table:style-name="ce9">
            <text:p>2011</text:p>
          </table:table-cell>
          <table:table-cell office:value-type="float" office:value="756191" table:style-name="ce12">
            <text:p>756,191<text:s/></text:p>
          </table:table-cell>
          <table:table-cell office:value-type="float" office:value="981.49" table:style-name="ce12">
            <text:p>981<text:s/></text:p>
          </table:table-cell>
          <table:table-cell office:value-type="float" office:value="13580062" table:style-name="ce12">
            <text:p>13,580,062<text:s/></text:p>
          </table:table-cell>
          <table:table-cell office:value-type="float" office:value="25311.775000000001" table:style-name="ce12">
            <text:p>25,312<text:s/></text:p>
          </table:table-cell>
          <table:table-cell office:value-type="float" office:value="385369" table:style-name="ce12">
            <text:p>385,369<text:s/></text:p>
          </table:table-cell>
          <table:table-cell office:value-type="float" office:value="12549.831" table:style-name="ce12">
            <text:p>12,550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26">
            <text:p>民國一百零一年</text:p>
          </table:table-cell>
          <table:table-cell office:value-type="float" office:value="2012" table:style-name="ce9">
            <text:p>2012</text:p>
          </table:table-cell>
          <table:table-cell office:value-type="float" office:value="465829" table:style-name="ce12">
            <text:p>465,829<text:s/></text:p>
          </table:table-cell>
          <table:table-cell office:value-type="float" office:value="566.95100000000002" table:style-name="ce12">
            <text:p>567<text:s/></text:p>
          </table:table-cell>
          <table:table-cell office:value-type="float" office:value="15658038" table:style-name="ce12">
            <text:p>15,658,038<text:s/></text:p>
          </table:table-cell>
          <table:table-cell office:value-type="float" office:value="29796.166000000001" table:style-name="ce12">
            <text:p>29,796<text:s/></text:p>
          </table:table-cell>
          <table:table-cell office:value-type="float" office:value="212686" table:style-name="ce12">
            <text:p>212,686<text:s/></text:p>
          </table:table-cell>
          <table:table-cell office:value-type="float" office:value="10933.407999999999" table:style-name="ce12">
            <text:p>10,933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26">
            <text:p>民國一百零二年</text:p>
          </table:table-cell>
          <table:table-cell office:value-type="float" office:value="2013" table:style-name="ce9">
            <text:p>2013</text:p>
          </table:table-cell>
          <table:table-cell office:value-type="float" office:value="491971" table:style-name="ce12">
            <text:p>491,971<text:s/></text:p>
          </table:table-cell>
          <table:table-cell office:value-type="float" office:value="728.57899999999995" table:style-name="ce12">
            <text:p>729<text:s/></text:p>
          </table:table-cell>
          <table:table-cell office:value-type="float" office:value="15619418" table:style-name="ce12">
            <text:p>15,619,418<text:s/></text:p>
          </table:table-cell>
          <table:table-cell office:value-type="float" office:value="29646.575000000001" table:style-name="ce12">
            <text:p>29,647<text:s/></text:p>
          </table:table-cell>
          <table:table-cell office:value-type="float" office:value="265252" table:style-name="ce12">
            <text:p>265,252<text:s/></text:p>
          </table:table-cell>
          <table:table-cell office:value-type="float" office:value="8768.1360000000004" table:style-name="ce12">
            <text:p>8,768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26">
            <text:p>民國一百零三年</text:p>
          </table:table-cell>
          <table:table-cell office:value-type="float" office:value="2014" table:style-name="ce9">
            <text:p>2014</text:p>
          </table:table-cell>
          <table:table-cell office:value-type="float" office:value="615641" table:style-name="ce12">
            <text:p>615,641<text:s/></text:p>
          </table:table-cell>
          <table:table-cell office:value-type="float" office:value="627.69000000000005" table:style-name="ce12">
            <text:p>628<text:s/></text:p>
          </table:table-cell>
          <table:table-cell office:value-type="float" office:value="11558655" table:style-name="ce12">
            <text:p>11,558,655<text:s/></text:p>
          </table:table-cell>
          <table:table-cell office:value-type="float" office:value="24459.052" table:style-name="ce12">
            <text:p>24,459<text:s/></text:p>
          </table:table-cell>
          <table:table-cell office:value-type="float" office:value="280318" table:style-name="ce12">
            <text:p>280,318<text:s/></text:p>
          </table:table-cell>
          <table:table-cell office:value-type="float" office:value="9391.2929999999997" table:style-name="ce12">
            <text:p>9,391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26">
            <text:p>民國一百零四年</text:p>
          </table:table-cell>
          <table:table-cell office:value-type="float" office:value="2015" table:style-name="ce9">
            <text:p>2015</text:p>
          </table:table-cell>
          <table:table-cell office:value-type="float" office:value="287517" table:style-name="ce12">
            <text:p>287,517<text:s/></text:p>
          </table:table-cell>
          <table:table-cell office:value-type="float" office:value="227.08099999999999" table:style-name="ce12">
            <text:p>227<text:s/></text:p>
          </table:table-cell>
          <table:table-cell office:value-type="float" office:value="6608980" table:style-name="ce12">
            <text:p>6,608,980<text:s/></text:p>
          </table:table-cell>
          <table:table-cell office:value-type="float" office:value="18520.855" table:style-name="ce12">
            <text:p>18,521<text:s/></text:p>
          </table:table-cell>
          <table:table-cell office:value-type="float" office:value="134458" table:style-name="ce12">
            <text:p>134,458<text:s/></text:p>
          </table:table-cell>
          <table:table-cell office:value-type="float" office:value="12570.567999999999" table:style-name="ce12">
            <text:p>12,571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number-rows-repeated="3" table:style-name="ro4">
          <table:table-cell table:style-name="ce8"/>
          <table:table-cell table:style-name="ce9"/>
          <table:table-cell table:number-columns-repeated="4" table:style-name="ce14"/>
          <table:table-cell table:number-columns-repeated="2" table:style-name="ce12"/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96559" table:formula="of:=  IF(SUM([.C23:.C43])=0;&quot;-&quot;;SUM([.C23:.C43]))" table:style-name="ce12">
            <text:p>96,559<text:s/></text:p>
          </table:table-cell>
          <table:table-cell office:value-type="float" office:value="146.74899999999997" table:formula="of:=  IF(SUM([.D23:.D43])=0;&quot;-&quot;;SUM([.D23:.D43]))" table:style-name="ce12">
            <text:p>147<text:s/></text:p>
          </table:table-cell>
          <table:table-cell office:value-type="float" office:value="5931847" table:formula="of:=  IF(SUM([.E23:.E43])=0;&quot;-&quot;;SUM([.E23:.E43]))" table:style-name="ce12">
            <text:p>5,931,847<text:s/></text:p>
          </table:table-cell>
          <table:table-cell office:value-type="float" office:value="16360.188999999998" table:formula="of:=  IF(SUM([.F23:.F43])=0;&quot;-&quot;;SUM([.F23:.F43]))" table:style-name="ce12">
            <text:p>16,360<text:s/></text:p>
          </table:table-cell>
          <table:table-cell office:value-type="float" office:value="145114" table:formula="of:=  IF(SUM([.G23:.G43])=0;&quot;-&quot;;SUM([.G23:.G43]))" table:style-name="ce12">
            <text:p>145,114<text:s/></text:p>
          </table:table-cell>
          <table:table-cell office:value-type="float" office:value="12907.655000000001" table:formula="of:=  IF(SUM([.H23:.H43])=0;&quot;-&quot;;SUM([.H23:.H43]))" table:style-name="ce12">
            <text:p>12,908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75000" table:style-name="ce12">
            <text:p>75,000<text:s/></text:p>
          </table:table-cell>
          <table:table-cell office:value-type="float" office:value="58.848999999999997" table:style-name="ce12">
            <text:p>59<text:s/></text:p>
          </table:table-cell>
          <table:table-cell office:value-type="float" office:value="340006" table:style-name="ce12">
            <text:p>340,006<text:s/></text:p>
          </table:table-cell>
          <table:table-cell office:value-type="float" office:value="2266.7840000000001" table:style-name="ce12">
            <text:p>2,267<text:s/></text:p>
          </table:table-cell>
          <table:table-cell office:value-type="float" office:value="26426" table:style-name="ce12">
            <text:p>26,426<text:s/></text:p>
          </table:table-cell>
          <table:table-cell office:value-type="float" office:value="3676.77" table:style-name="ce12">
            <text:p>3,677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string" table:style-name="ce12">
            <text:p>-</text:p>
          </table:table-cell>
          <table:table-cell office:value-type="float" office:value="0.36299999999999999" table:style-name="ce12">
            <text:p>0<text:s/></text:p>
          </table:table-cell>
          <table:table-cell office:value-type="float" office:value="24390" table:style-name="ce12">
            <text:p>24,390<text:s/></text:p>
          </table:table-cell>
          <table:table-cell office:value-type="float" office:value="133.41800000000001" table:style-name="ce12">
            <text:p>133<text:s/></text:p>
          </table:table-cell>
          <table:table-cell office:value-type="string" table:style-name="ce12">
            <text:p>-</text:p>
          </table:table-cell>
          <table:table-cell office:value-type="float" office:value="2.7890000000000001" table:style-name="ce12">
            <text:p>3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string" table:style-name="ce12">
            <text:p>-</text:p>
          </table:table-cell>
          <table:table-cell office:value-type="float" office:value="8.6310000000000002" table:style-name="ce12">
            <text:p>9<text:s/></text:p>
          </table:table-cell>
          <table:table-cell office:value-type="float" office:value="391215" table:style-name="ce12">
            <text:p>391,215<text:s/></text:p>
          </table:table-cell>
          <table:table-cell office:value-type="float" office:value="1790.002" table:style-name="ce12">
            <text:p>1,790<text:s/></text:p>
          </table:table-cell>
          <table:table-cell office:value-type="float" office:value="37344" table:style-name="ce12">
            <text:p>37,344<text:s/></text:p>
          </table:table-cell>
          <table:table-cell office:value-type="float" office:value="1866.47" table:style-name="ce12">
            <text:p>1,866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88231" table:style-name="ce12">
            <text:p>188,231<text:s/></text:p>
          </table:table-cell>
          <table:table-cell office:value-type="float" office:value="521.84400000000005" table:style-name="ce12">
            <text:p>522<text:s/></text:p>
          </table:table-cell>
          <table:table-cell office:value-type="float" office:value="2700" table:style-name="ce12">
            <text:p>2,700<text:s/></text:p>
          </table:table-cell>
          <table:table-cell office:value-type="float" office:value="650.721" table:style-name="ce12">
            <text:p>651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模里西斯</text:p>
          </table:table-cell>
          <table:table-cell office:value-type="string" table:style-name="ce9">
            <text:p>MAURITIU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185" table:style-name="ce12">
            <text:p>6,185<text:s/></text:p>
          </table:table-cell>
          <table:table-cell office:value-type="float" office:value="24.402000000000001" table:style-name="ce12">
            <text:p>2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香港</text:p>
          </table:table-cell>
          <table:table-cell office:value-type="string" table:style-name="ce9">
            <text:p>HONGKONG</text:p>
          </table:table-cell>
          <table:table-cell office:value-type="float" office:value="359" table:style-name="ce12">
            <text:p>359<text:s/></text:p>
          </table:table-cell>
          <table:table-cell office:value-type="float" office:value="8.1820000000000004" table:style-name="ce12">
            <text:p>8<text:s/></text:p>
          </table:table-cell>
          <table:table-cell office:value-type="float" office:value="68349" table:style-name="ce12">
            <text:p>68,349<text:s/></text:p>
          </table:table-cell>
          <table:table-cell office:value-type="float" office:value="337.07" table:style-name="ce12">
            <text:p>337<text:s/></text:p>
          </table:table-cell>
          <table:table-cell office:value-type="float" office:value="42341" table:style-name="ce12">
            <text:p>42,341<text:s/></text:p>
          </table:table-cell>
          <table:table-cell office:value-type="float" office:value="5540.81" table:style-name="ce12">
            <text:p>5,541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425520" table:style-name="ce12">
            <text:p>1,425,520<text:s/></text:p>
          </table:table-cell>
          <table:table-cell office:value-type="float" office:value="2603.3510000000001" table:style-name="ce12">
            <text:p>2,603<text:s/></text:p>
          </table:table-cell>
          <table:table-cell office:value-type="float" office:value="20" table:style-name="ce12">
            <text:p>20<text:s/></text:p>
          </table:table-cell>
          <table:table-cell office:value-type="float" office:value="0.309" table:style-name="ce12">
            <text:p>0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38981" table:style-name="ce12">
            <text:p>238,981<text:s/></text:p>
          </table:table-cell>
          <table:table-cell office:value-type="float" office:value="610.11500000000001" table:style-name="ce12">
            <text:p>61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澳大利亞</text:p>
          </table:table-cell>
          <table:table-cell office:value-type="string" table:style-name="ce9">
            <text:p>AUSTRALIA</text:p>
          </table:table-cell>
          <table:table-cell office:value-type="float" office:value="11" table:style-name="ce12">
            <text:p>11<text:s/></text:p>
          </table:table-cell>
          <table:table-cell office:value-type="float" office:value="0.127" table:style-name="ce12">
            <text:p>0<text:s/></text:p>
          </table:table-cell>
          <table:table-cell office:value-type="float" office:value="788829" table:style-name="ce12">
            <text:p>788,829<text:s/></text:p>
          </table:table-cell>
          <table:table-cell office:value-type="float" office:value="2094.7809999999999" table:style-name="ce12">
            <text:p>2,095<text:s/></text:p>
          </table:table-cell>
          <table:table-cell office:value-type="float" office:value="15" table:style-name="ce12">
            <text:p>15<text:s/></text:p>
          </table:table-cell>
          <table:table-cell office:value-type="float" office:value="2.911" table:style-name="ce12">
            <text:p>3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string" table:style-name="ce12">
            <text:p>-</text:p>
          </table:table-cell>
          <table:table-cell office:value-type="float" office:value="0.21199999999999999" table:style-name="ce12">
            <text:p>0<text:s/></text:p>
          </table:table-cell>
          <table:table-cell office:value-type="float" office:value="79429" table:style-name="ce12">
            <text:p>79,429<text:s/></text:p>
          </table:table-cell>
          <table:table-cell office:value-type="float" office:value="351.35300000000001" table:style-name="ce12">
            <text:p>351<text:s/></text:p>
          </table:table-cell>
          <table:table-cell office:value-type="float" office:value="8" table:style-name="ce12">
            <text:p>8<text:s/></text:p>
          </table:table-cell>
          <table:table-cell office:value-type="float" office:value="0.20399999999999999" table:style-name="ce12">
            <text:p>0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float" office:value="21000" table:style-name="ce12">
            <text:p>21,000<text:s/></text:p>
          </table:table-cell>
          <table:table-cell office:value-type="float" office:value="65.754999999999995" table:style-name="ce12">
            <text:p>66<text:s/></text:p>
          </table:table-cell>
          <table:table-cell office:value-type="float" office:value="137569" table:style-name="ce12">
            <text:p>137,569<text:s/></text:p>
          </table:table-cell>
          <table:table-cell office:value-type="float" office:value="136.51" table:style-name="ce12">
            <text:p>137<text:s/></text:p>
          </table:table-cell>
          <table:table-cell office:value-type="float" office:value="2" table:style-name="ce12">
            <text:p>2<text:s/></text:p>
          </table:table-cell>
          <table:table-cell office:value-type="float" office:value="0.70099999999999996" table:style-name="ce12">
            <text:p>1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string" table:style-name="ce12">
            <text:p>-</text:p>
          </table:table-cell>
          <table:table-cell office:value-type="float" office:value="9.1999999999999998E-2" table:style-name="ce12">
            <text:p>0<text:s/></text:p>
          </table:table-cell>
          <table:table-cell office:value-type="float" office:value="72444" table:style-name="ce12">
            <text:p>72,444<text:s/></text:p>
          </table:table-cell>
          <table:table-cell office:value-type="float" office:value="572.32799999999997" table:style-name="ce12">
            <text:p>572<text:s/></text:p>
          </table:table-cell>
          <table:table-cell office:value-type="float" office:value="336" table:style-name="ce12">
            <text:p>336<text:s/></text:p>
          </table:table-cell>
          <table:table-cell office:value-type="float" office:value="4.1879999999999997" table:style-name="ce12">
            <text:p>4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新加坡</text:p>
          </table:table-cell>
          <table:table-cell office:value-type="string" table:style-name="ce9">
            <text:p>SINGAPOR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40753" table:style-name="ce12">
            <text:p>140,753<text:s/></text:p>
          </table:table-cell>
          <table:table-cell office:value-type="float" office:value="487.41899999999998" table:style-name="ce12">
            <text:p>48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美屬薩摩亞</text:p>
          </table:table-cell>
          <table:table-cell office:value-type="string" table:style-name="ce9">
            <text:p>AMERICAN SAMO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沙烏地阿拉伯</text:p>
          </table:table-cell>
          <table:table-cell office:value-type="string" table:style-name="ce9">
            <text:p>SAUDI <text:s/>ARAB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167" table:style-name="ce12">
            <text:p>3,167<text:s/></text:p>
          </table:table-cell>
          <table:table-cell office:value-type="float" office:value="41.472999999999999" table:style-name="ce12">
            <text:p>41<text:s/></text:p>
          </table:table-cell>
          <table:table-cell office:value-type="float" office:value="31500" table:style-name="ce12">
            <text:p>31,500<text:s/></text:p>
          </table:table-cell>
          <table:table-cell office:value-type="float" office:value="28.388000000000002" table:style-name="ce12">
            <text:p>28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5228" table:style-name="ce12">
            <text:p>35,228<text:s/></text:p>
          </table:table-cell>
          <table:table-cell office:value-type="float" office:value="43.988999999999997" table:style-name="ce12">
            <text:p>4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string" table:style-name="ce12">
            <text:p>-</text:p>
          </table:table-cell>
          <table:table-cell office:value-type="float" office:value="4.4999999999999998E-2" table:style-name="ce12">
            <text:p>0<text:s/></text:p>
          </table:table-cell>
          <table:table-cell office:value-type="float" office:value="1557720" table:style-name="ce12">
            <text:p>1,557,720<text:s/></text:p>
          </table:table-cell>
          <table:table-cell office:value-type="float" office:value="2279.3490000000002" table:style-name="ce12">
            <text:p>2,279<text:s/></text:p>
          </table:table-cell>
          <table:table-cell office:value-type="float" office:value="247" table:style-name="ce12">
            <text:p>247<text:s/></text:p>
          </table:table-cell>
          <table:table-cell office:value-type="float" office:value="4.5919999999999996" table:style-name="ce12">
            <text:p>5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阿拉伯聯合大公國</text:p>
          </table:table-cell>
          <table:table-cell office:value-type="string" table:style-name="ce9">
            <text:p>UNITED <text:s/>ARAB <text:s/>EMIRAT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0" table:style-name="ce12">
            <text:p>100<text:s/></text:p>
          </table:table-cell>
          <table:table-cell office:value-type="float" office:value="3.544" table:style-name="ce12">
            <text:p>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烏拉圭</text:p>
          </table:table-cell>
          <table:table-cell office:value-type="string" table:style-name="ce9">
            <text:p>URUGUA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斐濟群島</text:p>
          </table:table-cell>
          <table:table-cell office:value-type="string" table:style-name="ce9">
            <text:p>FIJI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" table:style-name="ce12">
            <text:p>10<text:s/></text:p>
          </table:table-cell>
          <table:table-cell office:value-type="float" office:value="542.80499999999995" table:style-name="ce12">
            <text:p>543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189" table:style-name="ce13">
            <text:p>189<text:s/></text:p>
          </table:table-cell>
          <table:table-cell office:value-type="float" office:value="4.4930000000000003" table:style-name="ce13">
            <text:p>4<text:s/></text:p>
          </table:table-cell>
          <table:table-cell office:value-type="float" office:value="433731" table:style-name="ce13">
            <text:p>433,731<text:s/></text:p>
          </table:table-cell>
          <table:table-cell office:value-type="float" office:value="2062.4569999999999" table:style-name="ce13">
            <text:p>2,062<text:s/></text:p>
          </table:table-cell>
          <table:table-cell office:value-type="float" office:value="4165" table:style-name="ce13">
            <text:p>4,165<text:s/></text:p>
          </table:table-cell>
          <table:table-cell office:value-type="float" office:value="585.99699999999996" table:style-name="ce13">
            <text:p>586<text:s/></text:p>
          </table:table-cell>
          <table:table-cell table:style-name="ce21"/>
          <table:table-cell table:number-columns-repeated="4" table:style-name="ce22"/>
          <table:table-cell table:style-name="ce23"/>
          <table:table-cell table:number-columns-repeated="16370" table:style-name="ce25"/>
        </table:table-row>
        <table:table-row table:number-rows-repeated="104853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57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1496062992126in" fo:margin-bottom="0.31496062992126in" fo:margin-left="0.748031496062992in" fo:margin-right="0.748031496062992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.748031496062992in" fo:margin-right="0.748031496062992in" fo:margin-bottom="0in"/>
      </style:header-style>
      <style:footer-style>
        <style:header-footer-properties fo:min-height="0in" fo:margin-left="0.748031496062992in" fo:margin-right="0.748031496062992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erry</meta:initial-creator>
    <dc:creator>李境超</dc:creator>
    <meta:creation-date>2013-05-17T07:30:57Z</meta:creation-date>
    <dc:date>2018-01-24T05:43:13Z</dc:date>
    <meta:print-date>2018-01-24T05:42:57Z</meta:print-date>
  </office:meta>
</office:document-meta>
</file>